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solid" draw:fill-color="#9a9a9a" loext:decorative="false"/>
    </style:style>
    <style:style style:name="gr3" style:family="graphic" style:parent-style-name="standard">
      <style:graphic-properties draw:stroke="none" draw:fill="solid" draw:fill-color="#eeeeee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268cm" fo:min-width="1.268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896cm" fo:min-width="0.896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33cm" fo:min-width="0.633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solid" draw:fill-color="#a9a9a9" draw:opacity="20%" loext:decorative="false"/>
    </style:style>
    <style:style style:name="gr8" style:family="graphic" style:parent-style-name="standard">
      <style:graphic-properties draw:stroke="none" draw:fill="solid" draw:fill-color="#ffffff" draw:opacity="60%" loext:decorative="false"/>
    </style:style>
    <style:style style:name="gr9" style:family="graphic" style:parent-style-name="standard">
      <style:graphic-properties draw:stroke="solid" svg:stroke-width="0.026cm" svg:stroke-color="#767676" svg:stroke-opacity="30%" draw:stroke-linejoin="miter" svg:stroke-linecap="butt" draw:fill="none" fo:padding-top="0.013cm" fo:padding-bottom="0.013cm" fo:padding-left="0.013cm" fo:padding-right="0.013cm" loext:decorative="false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16cm" fo:min-width="0.316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solid" draw:fill-color="#000000" loext:decorative="false"/>
    </style:style>
    <style:style style:name="gr12" style:family="graphic" style:parent-style-name="standard">
      <style:graphic-properties draw:stroke="none" draw:fill="solid" draw:fill-color="#767676" draw:opacity="30%" loext:decorative="false"/>
    </style:style>
    <style:style style:name="gr13" style:family="graphic" style:parent-style-name="standard">
      <style:graphic-properties draw:stroke="solid" svg:stroke-width="0.055cm" svg:stroke-color="#ffffff" svg:stroke-opacity="60%" draw:stroke-linejoin="miter" svg:stroke-linecap="butt" draw:fill="none" fo:padding-top="0.027cm" fo:padding-bottom="0.027cm" fo:padding-left="0.027cm" fo:padding-right="0.027cm" loext:decorative="false"/>
    </style:style>
    <style:style style:name="gr14" style:family="graphic" style:parent-style-name="standard">
      <style:graphic-properties draw:stroke="solid" svg:stroke-width="0.026cm" svg:stroke-color="#000000" draw:stroke-linejoin="miter" svg:stroke-linecap="butt" draw:fill="none" fo:padding-top="0.013cm" fo:padding-bottom="0.013cm" fo:padding-left="0.013cm" fo:padding-right="0.013cm" loext:decorative="fals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9a9a9a"/>
    </style:style>
    <style:style style:name="P3" style:family="paragraph">
      <loext:graphic-properties draw:fill="solid" draw:fill-color="#eeeee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36pt" style:font-size-asian="36pt" style:font-size-complex="36pt"/>
    </style:style>
    <style:style style:name="P6" style:family="paragraph">
      <loext:graphic-properties draw:fill="none"/>
      <style:text-properties fo:font-size="25.5pt" style:font-size-asian="25.5pt" style:font-size-complex="25.5pt"/>
    </style:style>
    <style:style style:name="P7" style:family="paragraph">
      <loext:graphic-properties draw:fill="none"/>
      <style:text-properties fo:font-size="18pt" style:font-size-asian="18pt" style:font-size-complex="18pt"/>
    </style:style>
    <style:style style:name="P8" style:family="paragraph">
      <loext:graphic-properties draw:fill="solid" draw:fill-color="#a9a9a9" draw:opacity="20%"/>
    </style:style>
    <style:style style:name="P9" style:family="paragraph">
      <loext:graphic-properties draw:fill="solid" draw:fill-color="#ffffff" draw:opacity="60%"/>
    </style:style>
    <style:style style:name="P10" style:family="paragraph">
      <loext:graphic-properties draw:fill="none"/>
    </style:style>
    <style:style style:name="P11" style:family="paragraph">
      <loext:graphic-properties draw:fill="none"/>
      <style:text-properties fo:font-size="9pt" style:font-size-asian="9pt" style:font-size-complex="9pt"/>
    </style:style>
    <style:style style:name="P12" style:family="paragraph">
      <loext:graphic-properties draw:fill="solid" draw:fill-color="#000000"/>
    </style:style>
    <style:style style:name="P13" style:family="paragraph">
      <loext:graphic-properties draw:fill="solid" draw:fill-color="#767676" draw:opacity="30%"/>
    </style:style>
    <style:style style:name="T1" style:family="text">
      <style:text-properties fo:color="#000000" loext:opacity="100%" style:font-name="Arial" fo:font-size="36pt" fo:font-weight="normal" style:font-name-asian="Arial" style:font-size-asian="36pt" style:font-weight-asian="normal" style:font-name-complex="Arial" style:font-size-complex="36pt" style:font-weight-complex="normal"/>
    </style:style>
    <style:style style:name="T2" style:family="text">
      <style:text-properties fo:color="#000000" loext:opacity="100%" style:font-name="Arial" fo:font-size="25.5pt" fo:font-weight="normal" style:font-name-asian="Arial" style:font-size-asian="25.5pt" style:font-weight-asian="normal" style:font-name-complex="Arial" style:font-size-complex="25.5pt" style:font-weight-complex="normal"/>
    </style:style>
    <style:style style:name="T3" style:family="text">
      <style:text-properties fo:color="#000000" loext:opacity="100%" style:font-name="Arial" fo:font-size="18pt" fo:font-weight="normal" style:font-name-asian="Arial" style:font-size-asian="18pt" style:font-weight-asian="normal" style:font-name-complex="Arial" style:font-size-complex="18pt" style:font-weight-complex="normal"/>
    </style:style>
    <style:style style:name="T4" style:family="text">
      <style:text-properties fo:color="#000000" loext:opacity="100%" style:font-name="Arial" fo:font-size="9pt" fo:font-weight="normal" style:font-name-asian="Arial" style:font-size-asian="9pt" style:font-weight-asian="normal" style:font-name-complex="Arial" style:font-size-complex="9pt" style:font-weight-complex="normal"/>
    </style:style>
    <style:style style:name="T5" style:family="text">
      <style:text-properties fo:color="#000000" loext:opacity="100%" style:font-name="DejaVuSans" fo:font-size="9pt" fo:font-weight="normal" style:font-name-asian="DejaVuSans" style:font-size-asian="9pt" style:font-weight-asian="normal" style:font-name-complex="DejaVuSans" style:font-size-complex="9pt" style:font-weight-complex="normal"/>
    </style:style>
    <style:style style:name="T6" style:family="text">
      <style:text-properties fo:color="#000000" loext:opacity="100%" style:font-name="Arial" fo:font-size="9pt" fo:font-weight="bold" style:font-name-asian="Arial" style:font-size-asian="9pt" style:font-weight-asian="bold" style:font-name-complex="Arial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7.039cm" svg:height="25.744cm" svg:x="1.9cm" svg:y="1.872cm" svg:viewBox="0 0 17040 25745" draw:points="0,0 17040,0 17040,25745 0,25745">
          <text:p/>
        </draw:polygon>
        <draw:polygon draw:style-name="gr2" draw:text-style-name="P2" draw:layer="layout" svg:width="17.039cm" svg:height="0.027cm" svg:x="1.975cm" svg:y="7.531cm" svg:viewBox="0 0 17040 28" draw:points="0,0 17040,0 17040,28 0,28">
          <text:p/>
        </draw:polygon>
        <draw:polygon draw:style-name="gr3" draw:text-style-name="P3" draw:layer="layout" svg:width="17.039cm" svg:height="0.026cm" svg:x="1.975cm" svg:y="7.558cm" svg:viewBox="0 0 17040 27" draw:points="0,0 17040,0 17040,27 0,27">
          <text:p/>
        </draw:polygon>
        <draw:polygon draw:style-name="gr3" draw:text-style-name="P3" draw:layer="layout" svg:width="0.026cm" svg:height="0.026cm" svg:x="18.988cm" svg:y="7.558cm" svg:viewBox="0 0 27 27" draw:points="0,0 0,27 27,27">
          <text:p/>
        </draw:polygon>
        <draw:polygon draw:style-name="gr2" draw:text-style-name="P2" draw:layer="layout" svg:width="0.027cm" svg:height="0.053cm" svg:x="1.975cm" svg:y="7.531cm" svg:viewBox="0 0 28 54" draw:points="0,0 0,54 28,27 28,0">
          <text:p/>
        </draw:polygon>
        <draw:polygon draw:style-name="gr2" draw:text-style-name="P2" draw:layer="layout" svg:width="17.039cm" svg:height="0.027cm" svg:x="1.975cm" svg:y="24.835cm" svg:viewBox="0 0 17040 28" draw:points="0,0 17040,0 17040,28 0,28">
          <text:p/>
        </draw:polygon>
        <draw:polygon draw:style-name="gr3" draw:text-style-name="P3" draw:layer="layout" svg:width="17.039cm" svg:height="0.026cm" svg:x="1.975cm" svg:y="24.862cm" svg:viewBox="0 0 17040 27" draw:points="0,0 17040,0 17040,27 0,27">
          <text:p/>
        </draw:polygon>
        <draw:polygon draw:style-name="gr3" draw:text-style-name="P3" draw:layer="layout" svg:width="0.026cm" svg:height="0.026cm" svg:x="18.988cm" svg:y="24.862cm" svg:viewBox="0 0 27 27" draw:points="0,0 0,27 27,27">
          <text:p/>
        </draw:polygon>
        <draw:polygon draw:style-name="gr2" draw:text-style-name="P2" draw:layer="layout" svg:width="0.027cm" svg:height="0.053cm" svg:x="1.975cm" svg:y="24.835cm" svg:viewBox="0 0 28 54" draw:points="0,0 0,54 28,27 28,0">
          <text:p/>
        </draw:polygon>
        <draw:frame draw:style-name="gr4" draw:text-style-name="P5" draw:layer="layout" svg:width="14.753cm" svg:height="1.423cm" svg:x="3.6cm" svg:y="2.15cm">
          <draw:text-box>
            <text:p text:style-name="P4"><text:span text:style-name="T1"><text:s/>Unified Practice </text:span><text:span text:style-name="T1">Checklist</text:span></text:p>
          </draw:text-box>
        </draw:frame>
        <draw:frame draw:style-name="gr4" draw:text-style-name="P5" draw:layer="layout" svg:width="13.129cm" svg:height="1.423cm" svg:x="3.947cm" svg:y="3.949cm">
          <draw:text-box>
            <text:p text:style-name="P4"><text:span text:style-name="T1">(Ordered </text:span><text:span text:style-name="T1">by </text:span><text:span text:style-name="T1">Difficulty &amp;</text:span></text:p>
          </draw:text-box>
        </draw:frame>
        <draw:frame draw:style-name="gr4" draw:text-style-name="P5" draw:layer="layout" svg:width="12.636cm" svg:height="1.423cm" svg:x="4.182cm" svg:y="5.748cm">
          <draw:text-box>
            <text:p text:style-name="P4"><text:span text:style-name="T1">R</text:span><text:span text:style-name="T1">e</text:span><text:span text:style-name="T1">c</text:span><text:span text:style-name="T1">o</text:span><text:span text:style-name="T1">m</text:span><text:span text:style-name="T1">m</text:span><text:span text:style-name="T1">e</text:span><text:span text:style-name="T1">n</text:span><text:span text:style-name="T1">d</text:span><text:span text:style-name="T1">e</text:span><text:span text:style-name="T1">d</text:span><text:span text:style-name="T1"> </text:span><text:span text:style-name="T1">O</text:span><text:span text:style-name="T1">r</text:span><text:span text:style-name="T1">d</text:span><text:span text:style-name="T1">e</text:span><text:span text:style-name="T1">r</text:span><text:span text:style-name="T1">)</text:span></text:p>
          </draw:text-box>
        </draw:frame>
        <draw:frame draw:style-name="gr5" draw:text-style-name="P6" draw:layer="layout" svg:width="9.331cm" svg:height="1.005cm" svg:x="6.169cm" svg:y="8.175cm">
          <draw:text-box>
            <text:p text:style-name="P4"><text:span text:style-name="T2"><text:s/>Level 0: Fundamentals</text:span></text:p>
          </draw:text-box>
        </draw:frame>
        <draw:frame draw:style-name="gr6" draw:text-style-name="P7" draw:layer="layout" svg:width="7.201cm" svg:height="0.712cm" svg:x="6.901cm" svg:y="9.842cm">
          <draw:text-box>
            <text:p text:style-name="P4"><text:span text:style-name="T3">1) Number Theory Basics</text:span></text:p>
          </draw:text-box>
        </draw:frame>
        <draw:path draw:style-name="gr7" draw:text-style-name="P8" draw:layer="layout" svg:width="0.333cm" svg:height="0.333cm" svg:x="3.145cm" svg:y="11.056cm" svg:viewBox="0 0 334 334" svg:d="M0 281v-229c0-7 1-13 4-20 2-6 6-12 11-17 6-5 12-9 18-11 7-3 13-4 20-4h228c7 0 14 1 20 4 7 2 12 6 17 11s9 11 12 17c3 7 4 13 4 20v229c0 7-1 14-4 20-3 7-7 12-12 17s-10 9-17 12c-6 3-13 4-20 4h-228c-7 0-13-1-20-4-6-3-12-7-18-12-5-5-9-10-11-17-3-6-4-13-4-20z">
          <text:p/>
        </draw:path>
        <draw:path draw:style-name="gr8" draw:text-style-name="P9" draw:layer="layout" svg:width="0.333cm" svg:height="0.333cm" svg:x="3.145cm" svg:y="11.056cm" svg:viewBox="0 0 334 334" svg:d="M0 281v-229c0-7 1-13 4-20 2-6 6-12 11-17 6-5 12-9 18-11 7-3 13-4 20-4h228c7 0 14 1 20 4 7 2 12 6 17 11s9 11 12 17c3 7 4 13 4 20v229c0 7-1 14-4 20-3 7-7 12-12 17s-10 9-17 12c-6 3-13 4-20 4h-228c-7 0-13-1-20-4-6-3-12-7-18-12-5-5-9-10-11-17-3-6-4-13-4-20z">
          <text:p/>
        </draw:path>
        <draw:path draw:style-name="gr9" draw:text-style-name="P10" draw:layer="layout" svg:width="0.318cm" svg:height="0.318cm" svg:x="3.152cm" svg:y="11.063cm" svg:viewBox="0 0 319 319" svg:d="M0 266v-213c0-7 2-13 4-20 3-6 7-12 12-17s11-9 17-11c7-3 13-5 20-5h213c7 0 14 2 20 5 7 2 12 6 17 11s9 11 12 17c3 7 4 13 4 20v213c0 7-1 14-4 20-3 7-7 13-12 17-5 5-10 9-17 12-6 3-13 4-20 4h-213c-7 0-13-1-20-4-6-3-12-7-17-12-5-4-9-10-12-17-2-6-4-13-4-20z">
          <text:p/>
        </draw:path>
        <draw:frame draw:style-name="gr10" draw:text-style-name="P11" draw:layer="layout" svg:width="0.355cm" svg:height="0.357cm" svg:x="2.69cm" svg:y="11.107cm">
          <draw:text-box>
            <text:p text:style-name="P4"><text:span text:style-name="T4">1. </text:span></text:p>
          </draw:text-box>
        </draw:frame>
        <draw:path draw:style-name="gr11" draw:text-style-name="P12" draw:layer="layout" svg:width="5.065cm" svg:height="0.026cm" svg:x="7.444cm" svg:y="11.421cm" svg:viewBox="0 0 5066 27" svg:d="M1932 27h-1497v-27h1497zM2023 0h3043v27h-3043zM344 27h-344v-27h344z">
          <text:p/>
        </draw:path>
        <draw:path draw:style-name="gr11" draw:text-style-name="P12" draw:layer="layout" svg:width="5.365cm" svg:height="0.026cm" svg:x="12.509cm" svg:y="11.421cm" svg:viewBox="0 0 5366 27" svg:d="M5260 27h-3043v-27h3043zM5350 0h16v27h-16zM2125 27h-1497v-27h1497zM536 27h-334v-27h334zM112 27h-112v-27h112z">
          <text:p/>
        </draw:path>
        <draw:frame draw:style-name="gr10" draw:text-style-name="P11" draw:layer="layout" svg:width="14.313cm" svg:height="0.357cm" svg:x="3.563cm" svg:y="11.107cm">
          <draw:text-box>
            <text:p text:style-name="P4"><text:span text:style-name="T4"><text:s/>CSES – Counting Divisors https://cses.fi/problemset/task/1713/ (https://cses.fi/problemset/task/1713/)</text:span></text:p>
          </draw:text-box>
        </draw:frame>
        <draw:path draw:style-name="gr7" draw:text-style-name="P8" draw:layer="layout" svg:width="0.333cm" svg:height="0.333cm" svg:x="3.145cm" svg:y="11.664cm" svg:viewBox="0 0 334 334" svg:d="M0 282v-229c0-7 1-14 4-20 2-7 6-12 11-17 6-5 12-9 18-12 7-3 13-4 20-4h228c7 0 14 1 20 4 7 3 12 7 17 12s9 10 12 17c3 6 4 13 4 20v229c0 7-1 13-4 20-3 6-7 12-12 17s-10 9-17 11c-6 3-13 4-20 4h-228c-7 0-13-1-20-4-6-2-12-6-18-11-5-5-9-11-11-17-3-7-4-13-4-20z">
          <text:p/>
        </draw:path>
        <draw:path draw:style-name="gr8" draw:text-style-name="P9" draw:layer="layout" svg:width="0.333cm" svg:height="0.333cm" svg:x="3.145cm" svg:y="11.664cm" svg:viewBox="0 0 334 334" svg:d="M0 282v-229c0-7 1-14 4-20 2-7 6-12 11-17 6-5 12-9 18-12 7-3 13-4 20-4h228c7 0 14 1 20 4 7 3 12 7 17 12s9 10 12 17c3 6 4 13 4 20v229c0 7-1 13-4 20-3 6-7 12-12 17s-10 9-17 11c-6 3-13 4-20 4h-228c-7 0-13-1-20-4-6-2-12-6-18-11-5-5-9-11-11-17-3-7-4-13-4-20z">
          <text:p/>
        </draw:path>
        <draw:path draw:style-name="gr9" draw:text-style-name="P10" draw:layer="layout" svg:width="0.318cm" svg:height="0.318cm" svg:x="3.152cm" svg:y="11.672cm" svg:viewBox="0 0 319 319" svg:d="M0 266v-213c0-7 2-14 4-20 3-7 7-13 12-17 5-5 11-9 17-12 7-3 13-4 20-4h213c7 0 14 1 20 4 7 3 12 7 17 12 5 4 9 10 12 17 3 6 4 13 4 20v213c0 7-1 13-4 20-3 6-7 12-12 17s-10 9-17 12c-6 2-13 4-20 4h-213c-7 0-13-2-20-4-6-3-12-7-17-12s-9-11-12-17c-2-7-4-13-4-20z">
          <text:p/>
        </draw:path>
        <draw:frame draw:style-name="gr10" draw:text-style-name="P11" draw:layer="layout" svg:width="0.355cm" svg:height="0.357cm" svg:x="2.69cm" svg:y="11.716cm">
          <draw:text-box>
            <text:p text:style-name="P4"><text:span text:style-name="T4">2. </text:span></text:p>
          </draw:text-box>
        </draw:frame>
        <draw:frame draw:style-name="gr10" draw:text-style-name="P11" draw:layer="layout" svg:width="6.85cm" svg:height="0.357cm" svg:x="3.563cm" svg:y="11.716cm">
          <draw:text-box>
            <text:p text:style-name="P4"><text:span text:style-name="T4"><text:s/>Infoarena – factori2 (prime factorization up to 10</text:span></text:p>
          </draw:text-box>
        </draw:frame>
        <draw:frame draw:style-name="gr10" draw:text-style-name="P11" draw:layer="layout" svg:width="0.316cm" svg:height="0.374cm" svg:x="10.411cm" svg:y="11.709cm">
          <draw:text-box>
            <text:p text:style-name="P4"><text:span text:style-name="T5">⁷</text:span></text:p>
          </draw:text-box>
        </draw:frame>
        <draw:path draw:style-name="gr11" draw:text-style-name="P12" draw:layer="layout" svg:width="5.188cm" svg:height="0.027cm" svg:x="10.736cm" svg:y="12.029cm" svg:viewBox="0 0 5189 28" svg:d="M2726 28h-2292v-28h2292zM2817 0h2372v28h-2372zM342 28h-342v-28h342z">
          <text:p/>
        </draw:path>
        <draw:path draw:style-name="gr11" draw:text-style-name="P12" draw:layer="layout" svg:width="5.4cm" svg:height="0.027cm" svg:x="3.033cm" svg:y="12.611cm" svg:viewBox="0 0 5401 28" svg:d="M5296 28h-2374v-28h2374zM5385 0h16v28h-16zM2831 28h-2291v-28h2291zM448 28h-334v-28h334zM24 28h-24v-28h24z">
          <text:p/>
        </draw:path>
        <draw:frame draw:style-name="gr10" draw:text-style-name="P11" draw:layer="layout" svg:width="5.385cm" svg:height="0.357cm" svg:x="10.543cm" svg:y="11.716cm">
          <draw:text-box>
            <text:p text:style-name="P4"><text:span text:style-name="T4">) https://infoarena.ro/problema/factori2</text:span></text:p>
          </draw:text-box>
        </draw:frame>
        <draw:frame draw:style-name="gr10" draw:text-style-name="P11" draw:layer="layout" svg:width="5.402cm" svg:height="0.357cm" svg:x="3.034cm" svg:y="12.298cm">
          <draw:text-box>
            <text:p text:style-name="P4"><text:span text:style-name="T4">(https://infoarena.ro/problema/factori2)</text:span></text:p>
          </draw:text-box>
        </draw:frame>
        <draw:path draw:style-name="gr7" draw:text-style-name="P8" draw:layer="layout" svg:width="0.333cm" svg:height="0.333cm" svg:x="3.145cm" svg:y="12.855cm" svg:viewBox="0 0 334 334" svg:d="M0 280v-227c0-7 1-14 4-21 2-6 6-12 11-17 6-5 12-9 18-11 7-3 13-4 20-4h228c7 0 14 1 20 4 7 2 12 6 17 11s9 11 12 17c3 7 4 14 4 21v227c0 7-1 14-4 21s-7 13-12 18-10 8-17 11c-6 3-13 4-20 4h-228c-7 0-13-1-20-4-6-3-12-6-18-11-5-5-9-11-11-18-3-7-4-14-4-21z">
          <text:p/>
        </draw:path>
        <draw:path draw:style-name="gr8" draw:text-style-name="P9" draw:layer="layout" svg:width="0.333cm" svg:height="0.333cm" svg:x="3.145cm" svg:y="12.855cm" svg:viewBox="0 0 334 334" svg:d="M0 280v-227c0-7 1-14 4-21 2-6 6-12 11-17 6-5 12-9 18-11 7-3 13-4 20-4h228c7 0 14 1 20 4 7 2 12 6 17 11s9 11 12 17c3 7 4 14 4 21v227c0 7-1 14-4 21s-7 13-12 18-10 8-17 11c-6 3-13 4-20 4h-228c-7 0-13-1-20-4-6-3-12-6-18-11-5-5-9-11-11-18-3-7-4-14-4-21z">
          <text:p/>
        </draw:path>
        <draw:path draw:style-name="gr9" draw:text-style-name="P10" draw:layer="layout" svg:width="0.318cm" svg:height="0.317cm" svg:x="3.152cm" svg:y="12.863cm" svg:viewBox="0 0 319 318" svg:d="M0 264v-211c0-7 2-14 4-21 3-6 7-12 12-17s11-9 17-11c7-3 13-4 20-4h213c7 0 14 1 20 4 7 2 12 6 17 11s9 11 12 17c3 7 4 14 4 21v211c0 7-1 14-4 20-3 7-7 14-12 19s-10 8-17 11c-6 3-13 4-20 4h-213c-7 0-13-1-20-4-6-3-12-6-17-11s-9-12-12-19c-2-6-4-13-4-20z">
          <text:p/>
        </draw:path>
        <draw:frame draw:style-name="gr10" draw:text-style-name="P11" draw:layer="layout" svg:width="0.355cm" svg:height="0.357cm" svg:x="2.69cm" svg:y="12.907cm">
          <draw:text-box>
            <text:p text:style-name="P4"><text:span text:style-name="T4">3. </text:span></text:p>
          </draw:text-box>
        </draw:frame>
        <draw:frame draw:style-name="gr10" draw:text-style-name="P11" draw:layer="layout" svg:width="5.95cm" svg:height="0.357cm" svg:x="3.563cm" svg:y="12.907cm">
          <draw:text-box>
            <text:p text:style-name="P4"><text:span text:style-name="T4"><text:s/>Infoarena – euler (Euler’s Totient up to 10</text:span></text:p>
          </draw:text-box>
        </draw:frame>
        <draw:frame draw:style-name="gr10" draw:text-style-name="P11" draw:layer="layout" svg:width="0.316cm" svg:height="0.374cm" svg:x="9.482cm" svg:y="12.899cm">
          <draw:text-box>
            <text:p text:style-name="P4"><text:span text:style-name="T5">⁶</text:span></text:p>
          </draw:text-box>
        </draw:frame>
        <draw:path draw:style-name="gr11" draw:text-style-name="P12" draw:layer="layout" svg:width="4.854cm" svg:height="0.026cm" svg:x="9.807cm" svg:y="13.22cm" svg:viewBox="0 0 4855 27" svg:d="M2726 27h-2292v-27h2292zM2817 0h2038v27h-2038zM342 27h-342v-27h342z">
          <text:p/>
        </draw:path>
        <draw:path draw:style-name="gr11" draw:text-style-name="P12" draw:layer="layout" svg:width="5.065cm" svg:height="0.026cm" svg:x="3.033cm" svg:y="13.802cm" svg:viewBox="0 0 5066 27" svg:d="M4961 27h-2039v-27h2039zM5050 0h16v27h-16zM2831 27h-2291v-27h2291zM448 27h-334v-27h334zM24 27h-24v-27h24z">
          <text:p/>
        </draw:path>
        <draw:frame draw:style-name="gr10" draw:text-style-name="P11" draw:layer="layout" svg:width="5.049cm" svg:height="0.357cm" svg:x="9.614cm" svg:y="12.907cm">
          <draw:text-box>
            <text:p text:style-name="P4"><text:span text:style-name="T4">) https://infoarena.ro/problema/euler</text:span></text:p>
          </draw:text-box>
        </draw:frame>
        <draw:frame draw:style-name="gr10" draw:text-style-name="P11" draw:layer="layout" svg:width="5.067cm" svg:height="0.357cm" svg:x="3.034cm" svg:y="13.489cm">
          <draw:text-box>
            <text:p text:style-name="P4"><text:span text:style-name="T4">(https://infoarena.ro/problema/euler)</text:span></text:p>
          </draw:text-box>
        </draw:frame>
        <draw:frame draw:style-name="gr6" draw:text-style-name="P7" draw:layer="layout" svg:width="8.189cm" svg:height="0.712cm" svg:x="6.407cm" svg:y="14.498cm">
          <draw:text-box>
            <text:p text:style-name="P4"><text:span text:style-name="T3">2) 1D Dynamic Programming</text:span></text:p>
          </draw:text-box>
        </draw:frame>
        <draw:path draw:style-name="gr7" draw:text-style-name="P8" draw:layer="layout" svg:width="0.333cm" svg:height="0.334cm" svg:x="3.145cm" svg:y="15.712cm" svg:viewBox="0 0 334 335" svg:d="M0 282v-229c0-7 1-14 4-20 2-7 6-12 11-17 6-5 12-9 18-12 7-2 13-4 20-4h228c7 0 14 2 20 4 7 3 12 7 17 12s9 10 12 17c3 6 4 13 4 20v229c0 7-1 13-4 20-3 6-7 12-12 17s-10 9-17 12c-6 2-13 4-20 4h-228c-7 0-13-2-20-4-6-3-12-7-18-12-5-5-9-11-11-17-3-7-4-13-4-20z">
          <text:p/>
        </draw:path>
        <draw:path draw:style-name="gr8" draw:text-style-name="P9" draw:layer="layout" svg:width="0.333cm" svg:height="0.334cm" svg:x="3.145cm" svg:y="15.712cm" svg:viewBox="0 0 334 335" svg:d="M0 282v-229c0-7 1-14 4-20 2-7 6-12 11-17 6-5 12-9 18-12 7-2 13-4 20-4h228c7 0 14 2 20 4 7 3 12 7 17 12s9 10 12 17c3 6 4 13 4 20v229c0 7-1 13-4 20-3 6-7 12-12 17s-10 9-17 12c-6 2-13 4-20 4h-228c-7 0-13-2-20-4-6-3-12-7-18-12-5-5-9-11-11-17-3-7-4-13-4-20z">
          <text:p/>
        </draw:path>
        <draw:path draw:style-name="gr12" draw:text-style-name="P13" draw:layer="layout" svg:width="0.344cm" svg:height="0.344cm" svg:x="3.139cm" svg:y="15.707cm" svg:viewBox="0 0 345 345" svg:d="M0 292v-239c0-7 2-14 4-20 3-7 7-13 12-18s10-8 17-11c6-3 13-4 20-4h239c7 0 14 1 21 4 6 3 12 6 17 11s8 11 11 18c3 6 4 13 4 20v239c0 7-1 14-4 20-3 7-6 12-11 17s-11 9-17 12c-7 3-14 4-21 4h-239c-7 0-14-1-20-4-7-3-12-7-17-12s-9-10-12-17c-2-6-4-13-4-20z">
          <text:p/>
        </draw:path>
        <draw:polyline draw:style-name="gr13" draw:text-style-name="P10" draw:layer="layout" svg:width="0.206cm" svg:height="0.172cm" svg:x="3.208cm" svg:y="15.776cm" svg:viewBox="0 0 207 173" draw:points="0,104 69,173 207,0">
          <text:p/>
        </draw:polyline>
        <draw:frame draw:style-name="gr10" draw:text-style-name="P11" draw:layer="layout" svg:width="0.355cm" svg:height="0.357cm" svg:x="2.69cm" svg:y="15.764cm">
          <draw:text-box>
            <text:p text:style-name="P4"><text:span text:style-name="T4">4. </text:span></text:p>
          </draw:text-box>
        </draw:frame>
        <draw:path draw:style-name="gr11" draw:text-style-name="P12" draw:layer="layout" svg:width="5.665cm" svg:height="0.027cm" svg:x="6.969cm" svg:y="16.077cm" svg:viewBox="0 0 5666 28" svg:d="M5126 28h-1180v-28h1180zM5217 0h449v28h-449zM3855 28h-1621v-28h1621zM2041 28h-1608v-28h1608zM342 28h-342v-28h342z">
          <text:p/>
        </draw:path>
        <draw:path draw:style-name="gr11" draw:text-style-name="P12" draw:layer="layout" svg:width="5.965cm" svg:height="0.027cm" svg:x="12.634cm" svg:y="16.077cm" svg:viewBox="0 0 5966 28" svg:d="M5861 28h-450v-28h450zM5950 0h16v28h-16zM5320 28h-1179v-28h1179zM4049 28h-1620v-28h1620zM2235 28h-1607v-28h1607zM536 28h-334v-28h334zM112 28h-112v-28h112z">
          <text:p/>
        </draw:path>
        <draw:frame draw:style-name="gr10" draw:text-style-name="P11" draw:layer="layout" svg:width="15.074cm" svg:height="0.357cm" svg:x="3.563cm" svg:y="15.764cm">
          <draw:text-box>
            <text:p text:style-name="P4"><text:span text:style-name="T4"><text:s/>AtCoder dp_a – Frog 1 https://atcoder.jp/contests/dp/tasks/dp_a (https://atcoder.jp/contests/dp/tasks/dp_a)</text:span></text:p>
          </draw:text-box>
        </draw:frame>
        <draw:path draw:style-name="gr7" draw:text-style-name="P8" draw:layer="layout" svg:width="0.333cm" svg:height="0.333cm" svg:x="3.145cm" svg:y="16.321cm" svg:viewBox="0 0 334 334" svg:d="M0 281v-228c0-7 1-14 4-21 2-6 6-12 11-17 6-5 12-9 18-11 7-3 13-4 20-4h228c7 0 14 1 20 4 7 2 12 6 17 11s9 11 12 17c3 7 4 14 4 21v228c0 7-1 14-4 20-3 7-7 13-12 18s-10 8-17 11c-6 3-13 4-20 4h-228c-7 0-13-1-20-4-6-3-12-6-18-11-5-5-9-11-11-18-3-6-4-13-4-20z">
          <text:p/>
        </draw:path>
        <draw:path draw:style-name="gr8" draw:text-style-name="P9" draw:layer="layout" svg:width="0.333cm" svg:height="0.333cm" svg:x="3.145cm" svg:y="16.321cm" svg:viewBox="0 0 334 334" svg:d="M0 281v-228c0-7 1-14 4-21 2-6 6-12 11-17 6-5 12-9 18-11 7-3 13-4 20-4h228c7 0 14 1 20 4 7 2 12 6 17 11s9 11 12 17c3 7 4 14 4 21v228c0 7-1 14-4 20-3 7-7 13-12 18s-10 8-17 11c-6 3-13 4-20 4h-228c-7 0-13-1-20-4-6-3-12-6-18-11-5-5-9-11-11-18-3-6-4-13-4-20z">
          <text:p/>
        </draw:path>
        <draw:path draw:style-name="gr12" draw:text-style-name="P13" draw:layer="layout" svg:width="0.344cm" svg:height="0.344cm" svg:x="3.139cm" svg:y="16.315cm" svg:viewBox="0 0 345 345" svg:d="M0 292v-239c0-7 2-13 4-20 3-6 7-12 12-17s10-9 17-12c6-2 13-4 20-4h239c7 0 14 2 21 4 6 3 12 7 17 12s8 11 11 17c3 7 4 13 4 20v239c0 7-1 13-4 20-3 6-6 13-11 18s-11 9-17 11c-7 3-14 4-21 4h-239c-7 0-14-1-20-4-7-2-12-6-17-11s-9-12-12-18c-2-7-4-13-4-20z">
          <text:p/>
        </draw:path>
        <draw:polyline draw:style-name="gr13" draw:text-style-name="P10" draw:layer="layout" svg:width="0.206cm" svg:height="0.172cm" svg:x="3.208cm" svg:y="16.384cm" svg:viewBox="0 0 207 173" draw:points="0,103 69,173 207,0">
          <text:p/>
        </draw:polyline>
        <draw:frame draw:style-name="gr10" draw:text-style-name="P11" draw:layer="layout" svg:width="0.355cm" svg:height="0.357cm" svg:x="2.69cm" svg:y="16.373cm">
          <draw:text-box>
            <text:p text:style-name="P4"><text:span text:style-name="T4">5. </text:span></text:p>
          </draw:text-box>
        </draw:frame>
        <draw:path draw:style-name="gr11" draw:text-style-name="P12" draw:layer="layout" svg:width="5.665cm" svg:height="0.026cm" svg:x="6.969cm" svg:y="16.686cm" svg:viewBox="0 0 5666 27" svg:d="M5126 27h-1180v-27h1180zM5217 0h449v27h-449zM3855 27h-1621v-27h1621zM2041 27h-1608v-27h1608zM342 27h-342v-27h342z">
          <text:p/>
        </draw:path>
        <draw:path draw:style-name="gr11" draw:text-style-name="P12" draw:layer="layout" svg:width="5.965cm" svg:height="0.026cm" svg:x="12.634cm" svg:y="16.686cm" svg:viewBox="0 0 5966 27" svg:d="M5861 27h-450v-27h450zM5950 0h16v27h-16zM5320 27h-1179v-27h1179zM4049 27h-1620v-27h1620zM2235 27h-1607v-27h1607zM536 27h-334v-27h334zM112 27h-112v-27h112z">
          <text:p/>
        </draw:path>
        <draw:frame draw:style-name="gr10" draw:text-style-name="P11" draw:layer="layout" svg:width="15.074cm" svg:height="0.357cm" svg:x="3.563cm" svg:y="16.373cm">
          <draw:text-box>
            <text:p text:style-name="P4"><text:span text:style-name="T4"><text:s/>AtCoder dp_b – Frog 2 https://atcoder.jp/contests/dp/tasks/dp_b (https://atcoder.jp/contests/dp/tasks/dp_b)</text:span></text:p>
          </draw:text-box>
        </draw:frame>
        <draw:path draw:style-name="gr7" draw:text-style-name="P8" draw:layer="layout" svg:width="0.333cm" svg:height="0.334cm" svg:x="3.145cm" svg:y="16.929cm" svg:viewBox="0 0 334 335" svg:d="M0 282v-229c0-7 1-14 4-20 2-7 6-12 11-17 6-5 12-9 18-12 7-2 13-4 20-4h228c7 0 14 2 20 4 7 3 12 7 17 12s9 10 12 17c3 6 4 13 4 20v229c0 7-1 14-4 20s-7 12-12 17-10 9-17 12c-6 2-13 4-20 4h-228c-7 0-13-2-20-4-6-3-12-7-18-12-5-5-9-11-11-17-3-6-4-13-4-20z">
          <text:p/>
        </draw:path>
        <draw:path draw:style-name="gr8" draw:text-style-name="P9" draw:layer="layout" svg:width="0.333cm" svg:height="0.334cm" svg:x="3.145cm" svg:y="16.929cm" svg:viewBox="0 0 334 335" svg:d="M0 282v-229c0-7 1-14 4-20 2-7 6-12 11-17 6-5 12-9 18-12 7-2 13-4 20-4h228c7 0 14 2 20 4 7 3 12 7 17 12s9 10 12 17c3 6 4 13 4 20v229c0 7-1 14-4 20s-7 12-12 17-10 9-17 12c-6 2-13 4-20 4h-228c-7 0-13-2-20-4-6-3-12-7-18-12-5-5-9-11-11-17-3-6-4-13-4-20z">
          <text:p/>
        </draw:path>
        <draw:path draw:style-name="gr12" draw:text-style-name="P13" draw:layer="layout" svg:width="0.344cm" svg:height="0.344cm" svg:x="3.139cm" svg:y="16.924cm" svg:viewBox="0 0 345 345" svg:d="M0 292v-239c0-7 2-14 4-20 3-7 7-13 12-17 5-5 10-9 17-12 6-3 13-4 20-4h239c7 0 14 1 21 4 6 3 12 7 17 12 5 4 8 10 11 17 3 6 4 13 4 20v239c0 7-1 14-4 20-3 7-6 13-11 17-5 5-11 9-17 12-7 3-14 4-21 4h-239c-7 0-14-1-20-4-7-3-12-7-17-12-5-4-9-10-12-17-2-6-4-13-4-20z">
          <text:p/>
        </draw:path>
        <draw:polyline draw:style-name="gr13" draw:text-style-name="P10" draw:layer="layout" svg:width="0.206cm" svg:height="0.172cm" svg:x="3.208cm" svg:y="16.993cm" svg:viewBox="0 0 207 173" draw:points="0,104 69,173 207,0">
          <text:p/>
        </draw:polyline>
        <draw:frame draw:style-name="gr10" draw:text-style-name="P11" draw:layer="layout" svg:width="0.355cm" svg:height="0.357cm" svg:x="2.69cm" svg:y="16.981cm">
          <draw:text-box>
            <text:p text:style-name="P4"><text:span text:style-name="T4">6. </text:span></text:p>
          </draw:text-box>
        </draw:frame>
        <draw:path draw:style-name="gr11" draw:text-style-name="P12" draw:layer="layout" svg:width="5.065cm" svg:height="0.027cm" svg:x="7.356cm" svg:y="17.294cm" svg:viewBox="0 0 5066 28" svg:d="M1931 28h-1496v-28h1496zM2023 0h3043v28h-3043zM343 28h-343v-28h343z">
          <text:p/>
        </draw:path>
        <draw:path draw:style-name="gr11" draw:text-style-name="P12" draw:layer="layout" svg:width="5.364cm" svg:height="0.027cm" svg:x="12.421cm" svg:y="17.294cm" svg:viewBox="0 0 5365 28" svg:d="M5260 28h-3044v-28h3044zM5349 0h16v28h-16zM2125 28h-1498v-28h1498zM536 28h-335v-28h335zM112 28h-112v-28h112z">
          <text:p/>
        </draw:path>
        <draw:frame draw:style-name="gr10" draw:text-style-name="P11" draw:layer="layout" svg:width="14.225cm" svg:height="0.357cm" svg:x="3.563cm" svg:y="16.981cm">
          <draw:text-box>
            <text:p text:style-name="P4"><text:span text:style-name="T4"><text:s/>CSES – Minimizing Coins https://cses.fi/problemset/task/1634/ (https://cses.fi/problemset/task/1634/)</text:span></text:p>
          </draw:text-box>
        </draw:frame>
        <draw:path draw:style-name="gr7" draw:text-style-name="P8" draw:layer="layout" svg:width="0.333cm" svg:height="0.333cm" svg:x="3.145cm" svg:y="17.538cm" svg:viewBox="0 0 334 334" svg:d="M0 281v-228c0-7 1-14 4-20 2-7 6-13 11-18 6-5 12-8 18-11 7-3 13-4 20-4h228c7 0 14 1 20 4 7 3 12 6 17 11s9 11 12 18c3 6 4 13 4 20v228c0 7-1 14-4 21-3 6-7 12-12 17s-10 9-17 11c-6 3-13 4-20 4h-228c-7 0-13-1-20-4-6-2-12-6-18-11-5-5-9-11-11-17-3-7-4-14-4-21z">
          <text:p/>
        </draw:path>
        <draw:path draw:style-name="gr8" draw:text-style-name="P9" draw:layer="layout" svg:width="0.333cm" svg:height="0.333cm" svg:x="3.145cm" svg:y="17.538cm" svg:viewBox="0 0 334 334" svg:d="M0 281v-228c0-7 1-14 4-20 2-7 6-13 11-18 6-5 12-8 18-11 7-3 13-4 20-4h228c7 0 14 1 20 4 7 3 12 6 17 11s9 11 12 18c3 6 4 13 4 20v228c0 7-1 14-4 21-3 6-7 12-12 17s-10 9-17 11c-6 3-13 4-20 4h-228c-7 0-13-1-20-4-6-2-12-6-18-11-5-5-9-11-11-17-3-7-4-14-4-21z">
          <text:p/>
        </draw:path>
        <draw:path draw:style-name="gr12" draw:text-style-name="P13" draw:layer="layout" svg:width="0.344cm" svg:height="0.344cm" svg:x="3.139cm" svg:y="17.533cm" svg:viewBox="0 0 345 345" svg:d="M0 292v-240c0-7 2-13 4-20 3-6 7-12 12-17s10-9 17-11c6-3 13-4 20-4h239c7 0 14 1 21 4 6 2 12 6 17 11s8 11 11 17c3 7 4 13 4 20v240c0 7-1 13-4 20-3 6-6 12-11 17s-11 9-17 11c-7 3-14 5-21 5h-239c-7 0-14-2-20-5-7-2-12-6-17-11s-9-11-12-17c-2-7-4-13-4-20z">
          <text:p/>
        </draw:path>
        <draw:polyline draw:style-name="gr13" draw:text-style-name="P10" draw:layer="layout" svg:width="0.206cm" svg:height="0.172cm" svg:x="3.208cm" svg:y="17.601cm" svg:viewBox="0 0 207 173" draw:points="0,105 69,173 207,0">
          <text:p/>
        </draw:polyline>
        <draw:frame draw:style-name="gr10" draw:text-style-name="P11" draw:layer="layout" svg:width="0.355cm" svg:height="0.357cm" svg:x="2.69cm" svg:y="17.59cm">
          <draw:text-box>
            <text:p text:style-name="P4"><text:span text:style-name="T4">7. </text:span></text:p>
          </draw:text-box>
        </draw:frame>
        <draw:frame draw:style-name="gr10" draw:text-style-name="P11" draw:layer="layout" svg:width="4.167cm" svg:height="0.357cm" svg:x="3.563cm" svg:y="17.59cm">
          <draw:text-box>
            <text:p text:style-name="P4"><text:span text:style-name="T4"><text:s/>CSES – Coin Combinations I</text:span></text:p>
          </draw:text-box>
        </draw:frame>
        <draw:path draw:style-name="gr11" draw:text-style-name="P12" draw:layer="layout" svg:width="5.065cm" svg:height="0.027cm" svg:x="3.033cm" svg:y="18.485cm" svg:viewBox="0 0 5066 28" svg:d="M1931 28h-1497v-28h1497zM2022 0h3044v28h-3044zM343 28h-343v-28h343z">
          <text:p/>
        </draw:path>
        <draw:frame draw:style-name="gr10" draw:text-style-name="P11" draw:layer="layout" svg:width="0.316cm" svg:height="0.357cm" svg:x="7.728cm" svg:y="17.881cm">
          <draw:text-box>
            <text:p text:style-name="P4"><text:span text:style-name="T4"><text:s/></text:span></text:p>
          </draw:text-box>
        </draw:frame>
        <draw:path draw:style-name="gr11" draw:text-style-name="P12" draw:layer="layout" svg:width="5.365cm" svg:height="0.027cm" svg:x="8.098cm" svg:y="18.485cm" svg:viewBox="0 0 5366 28" svg:d="M5259 28h-3043v-28h3043zM5349 0h17v28h-17zM2124 28h-1496v-28h1496zM536 28h-334v-28h334zM112 28h-112v-28h112z">
          <text:p/>
        </draw:path>
        <draw:frame draw:style-name="gr10" draw:text-style-name="P11" draw:layer="layout" svg:width="10.431cm" svg:height="0.357cm" svg:x="3.034cm" svg:y="18.172cm">
          <draw:text-box>
            <text:p text:style-name="P4"><text:span text:style-name="T4">https://cses.fi/problemset/task/1635/ (https://cses.fi/problemset/task/1635/)</text:span></text:p>
          </draw:text-box>
        </draw:frame>
        <draw:path draw:style-name="gr7" draw:text-style-name="P8" draw:layer="layout" svg:width="0.333cm" svg:height="0.334cm" svg:x="3.145cm" svg:y="18.728cm" svg:viewBox="0 0 334 335" svg:d="M0 282v-229c0-7 1-13 4-20 2-6 6-12 11-17 6-5 12-9 18-12 7-2 13-4 20-4h228c7 0 14 2 20 4 7 3 12 7 17 12s9 11 12 17c3 7 4 13 4 20v229c0 7-1 14-4 20-3 7-7 12-12 17s-10 9-17 12c-6 3-13 4-20 4h-228c-7 0-13-1-20-4-6-3-12-7-18-12-5-5-9-10-11-17-3-6-4-13-4-20z">
          <text:p/>
        </draw:path>
        <draw:path draw:style-name="gr8" draw:text-style-name="P9" draw:layer="layout" svg:width="0.333cm" svg:height="0.334cm" svg:x="3.145cm" svg:y="18.728cm" svg:viewBox="0 0 334 335" svg:d="M0 282v-229c0-7 1-13 4-20 2-6 6-12 11-17 6-5 12-9 18-12 7-2 13-4 20-4h228c7 0 14 2 20 4 7 3 12 7 17 12s9 11 12 17c3 7 4 13 4 20v229c0 7-1 14-4 20-3 7-7 12-12 17s-10 9-17 12c-6 3-13 4-20 4h-228c-7 0-13-1-20-4-6-3-12-7-18-12-5-5-9-10-11-17-3-6-4-13-4-20z">
          <text:p/>
        </draw:path>
        <draw:path draw:style-name="gr12" draw:text-style-name="P13" draw:layer="layout" svg:width="0.344cm" svg:height="0.344cm" svg:x="3.139cm" svg:y="18.723cm" svg:viewBox="0 0 345 345" svg:d="M0 291v-238c0-7 2-14 4-20 3-7 7-12 12-17s10-9 17-12c6-2 13-4 20-4h239c7 0 14 2 21 4 6 3 12 7 17 12s8 10 11 17c3 6 4 13 4 20v238c0 7-1 14-4 20-3 8-6 14-11 19s-11 8-17 11c-7 3-14 4-21 4h-239c-7 0-14-1-20-4-7-3-12-6-17-11s-9-11-12-19c-2-6-4-13-4-20z">
          <text:p/>
        </draw:path>
        <draw:polyline draw:style-name="gr13" draw:text-style-name="P10" draw:layer="layout" svg:width="0.206cm" svg:height="0.172cm" svg:x="3.208cm" svg:y="18.792cm" svg:viewBox="0 0 207 173" draw:points="0,103 69,173 207,0">
          <text:p/>
        </draw:polyline>
        <draw:frame draw:style-name="gr10" draw:text-style-name="P11" draw:layer="layout" svg:width="0.355cm" svg:height="0.357cm" svg:x="2.69cm" svg:y="18.78cm">
          <draw:text-box>
            <text:p text:style-name="P4"><text:span text:style-name="T4">8. </text:span></text:p>
          </draw:text-box>
        </draw:frame>
        <draw:path draw:style-name="gr11" draw:text-style-name="P12" draw:layer="layout" svg:width="7.129cm" svg:height="0.026cm" svg:x="9.244cm" svg:y="19.094cm" svg:viewBox="0 0 7130 27" svg:d="M6868 27h-3856v-27h3856zM6993 0h137v27h-137zM2920 27h-2486v-27h2486zM343 27h-343v-27h343z">
          <text:p/>
        </draw:path>
        <draw:path draw:style-name="gr11" draw:text-style-name="P12" draw:layer="layout" svg:width="7.341cm" svg:height="0.026cm" svg:x="3.033cm" svg:y="19.676cm" svg:viewBox="0 0 7342 27" svg:d="M7236 27h-137v-27h137zM7325 0h17v27h-17zM6974 27h-3857v-27h3857zM3026 27h-2486v-27h2486zM448 27h-334v-27h334zM24 27h-24v-27h24z">
          <text:p/>
        </draw:path>
        <draw:frame draw:style-name="gr10" draw:text-style-name="P11" draw:layer="layout" svg:width="12.813cm" svg:height="0.357cm" svg:x="3.563cm" svg:y="18.78cm">
          <draw:text-box>
            <text:p text:style-name="P4"><text:span text:style-name="T4"><text:s/>Maximum Subarray Sum (Kadane) e.g. https://leetcode.com/problems/maximum-subarray/</text:span></text:p>
          </draw:text-box>
        </draw:frame>
        <draw:frame draw:style-name="gr10" draw:text-style-name="P11" draw:layer="layout" svg:width="7.342cm" svg:height="0.357cm" svg:x="3.034cm" svg:y="19.362cm">
          <draw:text-box>
            <text:p text:style-name="P4"><text:span text:style-name="T4">(https://leetcode.com/problems/maximum-subarray/)</text:span></text:p>
          </draw:text-box>
        </draw:frame>
        <draw:path draw:style-name="gr7" draw:text-style-name="P8" draw:layer="layout" svg:width="0.333cm" svg:height="0.333cm" svg:x="3.145cm" svg:y="19.919cm" svg:viewBox="0 0 334 334" svg:d="M0 282v-229c0-7 1-14 4-20 2-7 6-12 11-17 6-5 12-9 18-12 7-3 13-4 20-4h228c7 0 14 1 20 4 7 3 12 7 17 12s9 10 12 17c3 6 4 13 4 20v229c0 7-1 13-4 20-3 6-7 12-12 17s-10 9-17 11c-6 3-13 4-20 4h-228c-7 0-13-1-20-4-6-2-12-6-18-11-5-5-9-11-11-17-3-7-4-13-4-20z">
          <text:p/>
        </draw:path>
        <draw:path draw:style-name="gr8" draw:text-style-name="P9" draw:layer="layout" svg:width="0.333cm" svg:height="0.333cm" svg:x="3.145cm" svg:y="19.919cm" svg:viewBox="0 0 334 334" svg:d="M0 282v-229c0-7 1-14 4-20 2-7 6-12 11-17 6-5 12-9 18-12 7-3 13-4 20-4h228c7 0 14 1 20 4 7 3 12 7 17 12s9 10 12 17c3 6 4 13 4 20v229c0 7-1 13-4 20-3 6-7 12-12 17s-10 9-17 11c-6 3-13 4-20 4h-228c-7 0-13-1-20-4-6-2-12-6-18-11-5-5-9-11-11-17-3-7-4-13-4-20z">
          <text:p/>
        </draw:path>
        <draw:path draw:style-name="gr12" draw:text-style-name="P13" draw:layer="layout" svg:width="0.344cm" svg:height="0.344cm" svg:x="3.139cm" svg:y="19.914cm" svg:viewBox="0 0 345 345" svg:d="M0 292v-239c0-7 2-14 4-21 3-6 7-12 12-17s10-8 17-11c6-3 13-4 20-4h239c7 0 14 1 21 4 6 3 12 6 17 11s8 11 11 17c3 7 4 14 4 21v239c0 7-1 14-4 20-3 7-6 12-11 17s-11 9-17 12c-7 2-14 4-21 4h-239c-7 0-14-2-20-4-7-3-12-7-17-12s-9-10-12-17c-2-6-4-13-4-20z">
          <text:p/>
        </draw:path>
        <draw:polyline draw:style-name="gr13" draw:text-style-name="P10" draw:layer="layout" svg:width="0.206cm" svg:height="0.172cm" svg:x="3.208cm" svg:y="19.983cm" svg:viewBox="0 0 207 173" draw:points="0,103 69,173 207,0">
          <text:p/>
        </draw:polyline>
        <draw:frame draw:style-name="gr10" draw:text-style-name="P11" draw:layer="layout" svg:width="0.355cm" svg:height="0.357cm" svg:x="2.69cm" svg:y="19.971cm">
          <draw:text-box>
            <text:p text:style-name="P4"><text:span text:style-name="T4">9. </text:span></text:p>
          </draw:text-box>
        </draw:frame>
        <draw:path draw:style-name="gr11" draw:text-style-name="P12" draw:layer="layout" svg:width="6.3cm" svg:height="0.027cm" svg:x="7.446cm" svg:y="20.284cm" svg:viewBox="0 0 6301 28" svg:d="M2919 28h-2486v-28h2486zM3011 0h3290v28h-3290zM342 28h-342v-28h342z">
          <text:p/>
        </draw:path>
        <draw:path draw:style-name="gr11" draw:text-style-name="P12" draw:layer="layout" svg:width="6.512cm" svg:height="0.027cm" svg:x="3.033cm" svg:y="20.866cm" svg:viewBox="0 0 6513 28" svg:d="M6408 28h-3291v-28h3291zM6497 0h16v28h-16zM3026 28h-2485v-28h2485zM449 28h-335v-28h335zM24 28h-24v-28h24z">
          <text:p/>
        </draw:path>
        <draw:frame draw:style-name="gr10" draw:text-style-name="P11" draw:layer="layout" svg:width="10.186cm" svg:height="0.357cm" svg:x="3.563cm" svg:y="19.971cm">
          <draw:text-box>
            <text:p text:style-name="P4"><text:span text:style-name="T4"><text:s/>Leetcode – House Robber https://leetcode.com/problems/house-robber/</text:span></text:p>
          </draw:text-box>
        </draw:frame>
        <draw:frame draw:style-name="gr10" draw:text-style-name="P11" draw:layer="layout" svg:width="6.514cm" svg:height="0.357cm" svg:x="3.034cm" svg:y="20.553cm">
          <draw:text-box>
            <text:p text:style-name="P4"><text:span text:style-name="T4">(https://leetcode.com/problems/house-robber/)</text:span></text:p>
          </draw:text-box>
        </draw:frame>
        <draw:path draw:style-name="gr7" draw:text-style-name="P8" draw:layer="layout" svg:width="0.333cm" svg:height="0.333cm" svg:x="3.145cm" svg:y="21.11cm" svg:viewBox="0 0 334 334" svg:d="M0 281v-227c0-7 1-14 4-22 2-6 6-12 11-17 6-5 12-9 18-11 7-3 13-4 20-4h228c7 0 14 1 20 4 7 2 12 6 17 11s9 11 12 17c3 8 4 15 4 22v227c0 7-1 14-4 20-3 7-7 13-12 18s-10 8-17 11c-6 3-13 4-20 4h-228c-7 0-13-1-20-4-6-3-12-6-18-11-5-5-9-11-11-18-3-6-4-13-4-20z">
          <text:p/>
        </draw:path>
        <draw:path draw:style-name="gr8" draw:text-style-name="P9" draw:layer="layout" svg:width="0.333cm" svg:height="0.333cm" svg:x="3.145cm" svg:y="21.11cm" svg:viewBox="0 0 334 334" svg:d="M0 281v-227c0-7 1-14 4-22 2-6 6-12 11-17 6-5 12-9 18-11 7-3 13-4 20-4h228c7 0 14 1 20 4 7 2 12 6 17 11s9 11 12 17c3 8 4 15 4 22v227c0 7-1 14-4 20-3 7-7 13-12 18s-10 8-17 11c-6 3-13 4-20 4h-228c-7 0-13-1-20-4-6-3-12-6-18-11-5-5-9-11-11-18-3-6-4-13-4-20z">
          <text:p/>
        </draw:path>
        <draw:path draw:style-name="gr12" draw:text-style-name="P13" draw:layer="layout" svg:width="0.344cm" svg:height="0.344cm" svg:x="3.139cm" svg:y="21.104cm" svg:viewBox="0 0 345 345" svg:d="M0 291v-238c0-7 2-13 4-20 3-6 7-12 12-17s10-9 17-12c6-2 13-4 20-4h239c7 0 14 2 21 4 6 3 12 7 17 12s8 11 11 17c3 7 4 13 4 20v239c0 7-1 13-4 20-3 6-6 12-11 17-5 6-11 10-17 12-7 3-14 4-21 4h-239c-7 0-14-1-20-4-7-2-12-6-17-12-5-5-9-11-12-17-2-7-4-14-4-21z">
          <text:p/>
        </draw:path>
        <draw:polyline draw:style-name="gr13" draw:text-style-name="P10" draw:layer="layout" svg:width="0.206cm" svg:height="0.172cm" svg:x="3.208cm" svg:y="21.173cm" svg:viewBox="0 0 207 173" draw:points="0,103 69,173 207,0">
          <text:p/>
        </draw:polyline>
        <draw:frame draw:style-name="gr10" draw:text-style-name="P11" draw:layer="layout" svg:width="0.532cm" svg:height="0.357cm" svg:x="2.505cm" svg:y="21.162cm">
          <draw:text-box>
            <text:p text:style-name="P4"><text:span text:style-name="T4">10. </text:span></text:p>
          </draw:text-box>
        </draw:frame>
        <draw:path draw:style-name="gr11" draw:text-style-name="P12" draw:layer="layout" svg:width="5.065cm" svg:height="0.026cm" svg:x="6.28cm" svg:y="21.475cm" svg:viewBox="0 0 5066 27" svg:d="M1931 27h-1498v-27h1498zM2022 0h3044v27h-3044zM342 27h-342v-27h342z">
          <text:p/>
        </draw:path>
        <draw:path draw:style-name="gr11" draw:text-style-name="P12" draw:layer="layout" svg:width="5.364cm" svg:height="0.026cm" svg:x="11.345cm" svg:y="21.475cm" svg:viewBox="0 0 5365 27" svg:d="M5259 27h-3043v-27h3043zM5349 0h16v27h-16zM2125 27h-1498v-27h1498zM536 27h-335v-27h335zM112 27h-112v-27h112z">
          <text:p/>
        </draw:path>
        <draw:frame draw:style-name="gr10" draw:text-style-name="P11" draw:layer="layout" svg:width="13.149cm" svg:height="0.357cm" svg:x="3.563cm" svg:y="21.162cm">
          <draw:text-box>
            <text:p text:style-name="P4"><text:span text:style-name="T4"><text:s/>CSES – Staircase https://cses.fi/problemset/task/1637/ (https://cses.fi/problemset/task/1637/)</text:span></text:p>
          </draw:text-box>
        </draw:frame>
        <draw:frame draw:style-name="gr6" draw:text-style-name="P7" draw:layer="layout" svg:width="9.849cm" svg:height="0.712cm" svg:x="5.578cm" svg:y="22.171cm">
          <draw:text-box>
            <text:p text:style-name="P4"><text:span text:style-name="T3">3) Simple Implementation / Ad-Hoc</text:span></text:p>
          </draw:text-box>
        </draw:frame>
        <draw:path draw:style-name="gr7" draw:text-style-name="P8" draw:layer="layout" svg:width="0.333cm" svg:height="0.334cm" svg:x="3.145cm" svg:y="23.385cm" svg:viewBox="0 0 334 335" svg:d="M0 282v-229c0-7 1-14 4-20 2-7 6-12 11-17 6-5 12-9 18-12 7-3 13-4 20-4h228c7 0 14 1 20 4 7 3 12 7 17 12s9 10 12 17c3 6 4 13 4 20v229c0 7-1 13-4 20-3 6-7 12-12 17s-10 9-17 11c-6 3-13 5-20 5h-228c-7 0-13-2-20-5-6-2-12-6-18-11-5-5-9-11-11-17-3-7-4-13-4-20z">
          <text:p/>
        </draw:path>
        <draw:path draw:style-name="gr8" draw:text-style-name="P9" draw:layer="layout" svg:width="0.333cm" svg:height="0.334cm" svg:x="3.145cm" svg:y="23.385cm" svg:viewBox="0 0 334 335" svg:d="M0 282v-229c0-7 1-14 4-20 2-7 6-12 11-17 6-5 12-9 18-12 7-3 13-4 20-4h228c7 0 14 1 20 4 7 3 12 7 17 12s9 10 12 17c3 6 4 13 4 20v229c0 7-1 13-4 20-3 6-7 12-12 17s-10 9-17 11c-6 3-13 5-20 5h-228c-7 0-13-2-20-5-6-2-12-6-18-11-5-5-9-11-11-17-3-7-4-13-4-20z">
          <text:p/>
        </draw:path>
        <draw:path draw:style-name="gr9" draw:text-style-name="P10" draw:layer="layout" svg:width="0.318cm" svg:height="0.318cm" svg:x="3.152cm" svg:y="23.393cm" svg:viewBox="0 0 319 319" svg:d="M0 266v-213c0-7 2-14 4-20 3-7 7-12 12-17s11-9 17-12c7-3 13-4 20-4h213c7 0 14 1 20 4 7 3 12 7 17 12s9 10 12 17c3 6 4 13 4 20v213c0 7-1 13-4 20-3 6-7 12-12 17s-10 9-17 12c-6 2-13 4-20 4h-213c-7 0-13-2-20-4-6-3-12-7-17-12s-9-11-12-17c-2-7-4-13-4-20z">
          <text:p/>
        </draw:path>
        <draw:frame draw:style-name="gr10" draw:text-style-name="P11" draw:layer="layout" svg:width="0.532cm" svg:height="0.357cm" svg:x="2.531cm" svg:y="23.437cm">
          <draw:text-box>
            <text:p text:style-name="P4"><text:span text:style-name="T4">11. </text:span></text:p>
          </draw:text-box>
        </draw:frame>
        <draw:polygon draw:style-name="gr11" draw:text-style-name="P12" draw:layer="layout" svg:width="2.682cm" svg:height="0.028cm" svg:x="5.257cm" svg:y="23.75cm" svg:viewBox="0 0 2683 29" draw:points="0,0 2683,0 2683,29 0,29">
          <text:p/>
        </draw:polygon>
        <draw:path draw:style-name="gr11" draw:text-style-name="P12" draw:layer="layout" svg:width="7.305cm" svg:height="0.028cm" svg:x="7.939cm" svg:y="23.75cm" svg:viewBox="0 0 7306 29" svg:d="M7201 29h-1985v-29h1985zM7290 0h16v29h-16zM5125 29h-1568v-29h1568zM3466 29h-2839v-29h2839zM536 29h-335v-29h335zM112 29h-112v-29h112z">
          <text:p/>
        </draw:path>
        <draw:frame draw:style-name="gr10" draw:text-style-name="P11" draw:layer="layout" svg:width="11.684cm" svg:height="0.357cm" svg:x="3.563cm" svg:y="23.437cm">
          <draw:text-box>
            <text:p text:style-name="P4"><text:span text:style-name="T4"><text:s/>CF 702A – Maximum Increase (https://codeforces.com/problemset/problem/702/A)</text:span></text:p>
          </draw:text-box>
        </draw:frame>
        <draw:path draw:style-name="gr7" draw:text-style-name="P8" draw:layer="layout" svg:width="0.333cm" svg:height="0.333cm" svg:x="3.145cm" svg:y="23.994cm" svg:viewBox="0 0 334 334" svg:d="M0 281v-228c0-7 1-14 4-21 2-6 6-12 11-17 6-5 12-9 18-11 7-3 13-4 20-4h228c7 0 14 1 20 4 7 2 12 6 17 11s9 11 12 17c3 7 4 14 4 21v228c0 7-1 14-4 20-3 7-7 13-12 18s-10 8-17 11c-6 3-13 4-20 4h-228c-7 0-13-1-20-4-6-3-12-6-18-11-5-5-9-11-11-18-3-6-4-13-4-20z">
          <text:p/>
        </draw:path>
        <draw:path draw:style-name="gr8" draw:text-style-name="P9" draw:layer="layout" svg:width="0.333cm" svg:height="0.333cm" svg:x="3.145cm" svg:y="23.994cm" svg:viewBox="0 0 334 334" svg:d="M0 281v-228c0-7 1-14 4-21 2-6 6-12 11-17 6-5 12-9 18-11 7-3 13-4 20-4h228c7 0 14 1 20 4 7 2 12 6 17 11s9 11 12 17c3 7 4 14 4 21v228c0 7-1 14-4 20-3 7-7 13-12 18s-10 8-17 11c-6 3-13 4-20 4h-228c-7 0-13-1-20-4-6-3-12-6-18-11-5-5-9-11-11-18-3-6-4-13-4-20z">
          <text:p/>
        </draw:path>
        <draw:path draw:style-name="gr9" draw:text-style-name="P10" draw:layer="layout" svg:width="0.318cm" svg:height="0.317cm" svg:x="3.152cm" svg:y="24.002cm" svg:viewBox="0 0 319 318" svg:d="M0 265v-212c0-7 2-14 4-21 3-6 7-12 12-17s11-9 17-11c7-3 13-4 20-4h213c7 0 14 1 20 4 7 2 12 6 17 11s9 11 12 17c3 7 4 14 4 21v212c0 7-1 14-4 20-3 7-7 13-12 18s-10 8-17 11c-6 3-13 4-20 4h-213c-7 0-13-1-20-4-6-3-12-6-17-11s-9-11-12-18c-2-6-4-13-4-20z">
          <text:p/>
        </draw:path>
        <draw:frame draw:style-name="gr10" draw:text-style-name="P11" draw:layer="layout" svg:width="0.532cm" svg:height="0.357cm" svg:x="2.505cm" svg:y="24.046cm">
          <draw:text-box>
            <text:p text:style-name="P4"><text:span text:style-name="T4">12. </text:span></text:p>
          </draw:text-box>
        </draw:frame>
        <draw:polygon draw:style-name="gr11" draw:text-style-name="P12" draw:layer="layout" svg:width="2.365cm" svg:height="0.026cm" svg:x="5.433cm" svg:y="24.359cm" svg:viewBox="0 0 2366 27" draw:points="0,0 2366,0 2366,27 0,27">
          <text:p/>
        </draw:polygon>
        <draw:path draw:style-name="gr11" draw:text-style-name="P12" draw:layer="layout" svg:width="7.482cm" svg:height="0.026cm" svg:x="7.798cm" svg:y="24.359cm" svg:viewBox="0 0 7483 27" svg:d="M7378 27h-2161v-27h2161zM7467 0h16v27h-16zM5125 27h-1567v-27h1567zM3466 27h-2839v-27h2839zM536 27h-334v-27h334zM112 27h-112v-27h112z">
          <text:p/>
        </draw:path>
        <draw:frame draw:style-name="gr10" draw:text-style-name="P11" draw:layer="layout" svg:width="11.738cm" svg:height="0.357cm" svg:x="3.563cm" svg:y="24.046cm">
          <draw:text-box>
            <text:p text:style-name="P4"><text:span text:style-name="T4"><text:s/>CF 1659A – Red Versus Blue (https://codeforces.com/problemset/problem/1659/A)</text:span></text:p>
          </draw:text-box>
        </draw:frame>
        <draw:frame draw:style-name="gr5" draw:text-style-name="P6" draw:layer="layout" svg:width="9.181cm" svg:height="1.005cm" svg:x="6.244cm" svg:y="25.479cm">
          <draw:text-box>
            <text:p text:style-name="P4"><text:span text:style-name="T2"><text:s/>Level 1: Core Patterns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17.039cm" svg:height="25.744cm" svg:x="1.975cm" svg:y="1.975cm" svg:viewBox="0 0 17040 25745" draw:points="0,0 17040,0 17040,25745 0,25745">
          <text:p/>
        </draw:polygon>
        <draw:polygon draw:style-name="gr2" draw:text-style-name="P2" draw:layer="layout" svg:width="17.039cm" svg:height="0.026cm" svg:x="1.975cm" svg:y="20.099cm" svg:viewBox="0 0 17040 27" draw:points="0,0 17040,0 17040,27 0,27">
          <text:p/>
        </draw:polygon>
        <draw:polygon draw:style-name="gr3" draw:text-style-name="P3" draw:layer="layout" svg:width="17.039cm" svg:height="0.027cm" svg:x="1.975cm" svg:y="20.125cm" svg:viewBox="0 0 17040 28" draw:points="0,0 17040,0 17040,28 0,28">
          <text:p/>
        </draw:polygon>
        <draw:polygon draw:style-name="gr3" draw:text-style-name="P3" draw:layer="layout" svg:width="0.026cm" svg:height="0.027cm" svg:x="18.988cm" svg:y="20.125cm" svg:viewBox="0 0 27 28" draw:points="0,0 0,28 27,28">
          <text:p/>
        </draw:polygon>
        <draw:polygon draw:style-name="gr2" draw:text-style-name="P2" draw:layer="layout" svg:width="0.027cm" svg:height="0.053cm" svg:x="1.975cm" svg:y="20.099cm" svg:viewBox="0 0 28 54" draw:points="0,0 0,54 28,26 28,0">
          <text:p/>
        </draw:polygon>
        <draw:frame draw:style-name="gr6" draw:text-style-name="P7" draw:layer="layout" svg:width="8.859cm" svg:height="0.712cm" svg:x="6.072cm" svg:y="2.063cm">
          <draw:text-box>
            <text:p text:style-name="P4"><text:span text:style-name="T3">1) GCD / LCM &amp; Combinatorics</text:span></text:p>
          </draw:text-box>
        </draw:frame>
        <draw:path draw:style-name="gr7" draw:text-style-name="P8" draw:layer="layout" svg:width="0.333cm" svg:height="0.333cm" svg:x="3.145cm" svg:y="3.277cm" svg:viewBox="0 0 334 334" svg:d="M0 281v-228c0-7 1-14 4-21 2-6 6-12 11-17 6-5 12-8 18-11 7-3 13-4 20-4h228c7 0 14 1 20 4 7 3 12 6 17 11s9 11 12 17c3 7 4 14 4 21v228c0 7-1 14-4 21-3 6-7 12-12 17s-10 8-17 11c-6 3-13 4-20 4h-228c-7 0-13-1-20-4-6-3-12-6-18-11-5-5-9-11-11-17-3-7-4-14-4-21z">
          <text:p/>
        </draw:path>
        <draw:path draw:style-name="gr8" draw:text-style-name="P9" draw:layer="layout" svg:width="0.333cm" svg:height="0.333cm" svg:x="3.145cm" svg:y="3.277cm" svg:viewBox="0 0 334 334" svg:d="M0 281v-228c0-7 1-14 4-21 2-6 6-12 11-17 6-5 12-8 18-11 7-3 13-4 20-4h228c7 0 14 1 20 4 7 3 12 6 17 11s9 11 12 17c3 7 4 14 4 21v228c0 7-1 14-4 21-3 6-7 12-12 17s-10 8-17 11c-6 3-13 4-20 4h-228c-7 0-13-1-20-4-6-3-12-6-18-11-5-5-9-11-11-17-3-7-4-14-4-21z">
          <text:p/>
        </draw:path>
        <draw:path draw:style-name="gr9" draw:text-style-name="P10" draw:layer="layout" svg:width="0.318cm" svg:height="0.317cm" svg:x="3.152cm" svg:y="3.285cm" svg:viewBox="0 0 319 318" svg:d="M0 265v-211c0-7 2-15 4-22 3-6 7-12 12-17s11-9 17-11c7-3 13-4 20-4h213c7 0 14 1 20 4 7 2 12 6 17 11s9 11 12 17c3 7 4 15 4 22v211c0 7-1 14-4 21-3 6-7 12-12 17s-10 9-17 11c-6 3-13 4-20 4h-213c-7 0-13-1-20-4-6-2-12-6-17-11s-9-11-12-17c-2-7-4-14-4-21z">
          <text:p/>
        </draw:path>
        <draw:frame draw:style-name="gr10" draw:text-style-name="P11" draw:layer="layout" svg:width="0.355cm" svg:height="0.357cm" svg:x="2.69cm" svg:y="3.329cm">
          <draw:text-box>
            <text:p text:style-name="P4"><text:span text:style-name="T4">1. </text:span></text:p>
          </draw:text-box>
        </draw:frame>
        <draw:path draw:style-name="gr11" draw:text-style-name="P12" draw:layer="layout" svg:width="4.341cm" svg:height="0.026cm" svg:x="6.845cm" svg:y="3.642cm" svg:viewBox="0 0 4342 27" svg:d="M2566 27h-2132v-27h2132zM2657 0h1685v27h-1685zM342 27h-342v-27h342z">
          <text:p/>
        </draw:path>
        <draw:path draw:style-name="gr11" draw:text-style-name="P12" draw:layer="layout" svg:width="4.641cm" svg:height="0.026cm" svg:x="11.186cm" svg:y="3.642cm" svg:viewBox="0 0 4642 27" svg:d="M4537 27h-1685v-27h1685zM4626 0h16v27h-16zM2761 27h-2132v-27h2132zM537 27h-335v-27h335zM112 27h-112v-27h112z">
          <text:p/>
        </draw:path>
        <draw:frame draw:style-name="gr10" draw:text-style-name="P11" draw:layer="layout" svg:width="12.268cm" svg:height="0.357cm" svg:x="3.563cm" svg:y="3.329cm">
          <draw:text-box>
            <text:p text:style-name="P4"><text:span text:style-name="T4"><text:s/>Kilonova 784 – divizor https://kilonova.ro/problem/784 (https://kilonova.ro/problem/784)</text:span></text:p>
          </draw:text-box>
        </draw:frame>
        <draw:path draw:style-name="gr7" draw:text-style-name="P8" draw:layer="layout" svg:width="0.333cm" svg:height="0.334cm" svg:x="3.145cm" svg:y="3.885cm" svg:viewBox="0 0 334 335" svg:d="M0 282v-229c0-7 1-14 4-20 2-6 6-12 11-17 6-5 12-9 18-12 7-2 13-4 20-4h228c7 0 14 2 20 4 7 3 12 7 17 12s9 11 12 17 4 13 4 20v229c0 7-1 14-4 20-3 7-7 12-12 17s-10 9-17 12c-6 2-13 4-20 4h-228c-7 0-13-2-20-4-6-3-12-7-18-12-5-5-9-10-11-17-3-6-4-13-4-20z">
          <text:p/>
        </draw:path>
        <draw:path draw:style-name="gr8" draw:text-style-name="P9" draw:layer="layout" svg:width="0.333cm" svg:height="0.334cm" svg:x="3.145cm" svg:y="3.885cm" svg:viewBox="0 0 334 335" svg:d="M0 282v-229c0-7 1-14 4-20 2-6 6-12 11-17 6-5 12-9 18-12 7-2 13-4 20-4h228c7 0 14 2 20 4 7 3 12 7 17 12s9 11 12 17 4 13 4 20v229c0 7-1 14-4 20-3 7-7 12-12 17s-10 9-17 12c-6 2-13 4-20 4h-228c-7 0-13-2-20-4-6-3-12-7-18-12-5-5-9-10-11-17-3-6-4-13-4-20z">
          <text:p/>
        </draw:path>
        <draw:path draw:style-name="gr9" draw:text-style-name="P10" draw:layer="layout" svg:width="0.318cm" svg:height="0.318cm" svg:x="3.152cm" svg:y="3.893cm" svg:viewBox="0 0 319 319" svg:d="M0 266v-213c0-7 2-14 4-20 3-7 7-12 12-17s11-9 17-12c7-2 13-4 20-4h213c7 0 14 2 20 4 7 3 12 7 17 12s9 10 12 17c3 6 4 13 4 20v213c0 7-1 14-4 20-3 7-7 12-12 17s-10 9-17 12c-6 2-13 4-20 4h-213c-7 0-13-2-20-4-6-3-12-7-17-12s-9-10-12-17c-2-6-4-13-4-20z">
          <text:p/>
        </draw:path>
        <draw:frame draw:style-name="gr10" draw:text-style-name="P11" draw:layer="layout" svg:width="0.355cm" svg:height="0.357cm" svg:x="2.69cm" svg:y="3.937cm">
          <draw:text-box>
            <text:p text:style-name="P4"><text:span text:style-name="T4">2. </text:span></text:p>
          </draw:text-box>
        </draw:frame>
        <draw:path draw:style-name="gr11" draw:text-style-name="P12" draw:layer="layout" svg:width="4.341cm" svg:height="0.028cm" svg:x="7.004cm" svg:y="4.25cm" svg:viewBox="0 0 4342 29" svg:d="M2566 29h-2132v-29h2132zM2657 0h1685v29h-1685zM342 29h-342v-29h342z">
          <text:p/>
        </draw:path>
        <draw:path draw:style-name="gr11" draw:text-style-name="P12" draw:layer="layout" svg:width="4.641cm" svg:height="0.028cm" svg:x="11.345cm" svg:y="4.25cm" svg:viewBox="0 0 4642 29" svg:d="M4537 29h-1684v-29h1684zM4627 0h15v29h-15zM2761 29h-2132v-29h2132zM538 29h-336v-29h336zM112 29h-112v-29h112z">
          <text:p/>
        </draw:path>
        <draw:frame draw:style-name="gr10" draw:text-style-name="P11" draw:layer="layout" svg:width="12.427cm" svg:height="0.357cm" svg:x="3.563cm" svg:y="3.937cm">
          <draw:text-box>
            <text:p text:style-name="P4"><text:span text:style-name="T4"><text:s/>Kilonova 772 – numere https://kilonova.ro/problem/772 (https://kilonova.ro/problem/772)</text:span></text:p>
          </draw:text-box>
        </draw:frame>
        <draw:path draw:style-name="gr7" draw:text-style-name="P8" draw:layer="layout" svg:width="0.333cm" svg:height="0.333cm" svg:x="3.145cm" svg:y="4.494cm" svg:viewBox="0 0 334 334" svg:d="M0 281v-227c0-7 1-14 4-20 2-7 6-13 11-18 6-5 12-8 18-11 7-4 13-5 20-5h228c7 0 14 1 20 5 7 3 12 6 17 11s9 11 12 18c3 6 4 13 4 20v227c0 7-1 14-4 21-3 6-7 12-12 17s-10 9-17 11c-6 3-13 4-20 4h-228c-7 0-13-1-20-4-6-2-12-6-18-11-5-5-9-11-11-17-3-7-4-14-4-21z">
          <text:p/>
        </draw:path>
        <draw:path draw:style-name="gr8" draw:text-style-name="P9" draw:layer="layout" svg:width="0.333cm" svg:height="0.333cm" svg:x="3.145cm" svg:y="4.494cm" svg:viewBox="0 0 334 334" svg:d="M0 281v-227c0-7 1-14 4-20 2-7 6-13 11-18 6-5 12-8 18-11 7-4 13-5 20-5h228c7 0 14 1 20 5 7 3 12 6 17 11s9 11 12 18c3 6 4 13 4 20v227c0 7-1 14-4 21-3 6-7 12-12 17s-10 9-17 11c-6 3-13 4-20 4h-228c-7 0-13-1-20-4-6-2-12-6-18-11-5-5-9-11-11-17-3-7-4-14-4-21z">
          <text:p/>
        </draw:path>
        <draw:path draw:style-name="gr9" draw:text-style-name="P10" draw:layer="layout" svg:width="0.318cm" svg:height="0.317cm" svg:x="3.152cm" svg:y="4.502cm" svg:viewBox="0 0 319 318" svg:d="M0 265v-212c0-7 2-14 4-21 3-6 7-12 12-17s11-8 17-11c7-3 13-4 20-4h213c7 0 14 1 20 4 7 3 12 6 17 11s9 11 12 17c3 7 4 14 4 21v212c0 7-1 14-4 21-3 6-7 12-12 17s-10 9-17 11c-6 3-13 4-20 4h-213c-7 0-13-1-20-4-6-2-12-6-17-11s-9-11-12-17c-2-7-4-14-4-21z">
          <text:p/>
        </draw:path>
        <draw:frame draw:style-name="gr10" draw:text-style-name="P11" draw:layer="layout" svg:width="0.355cm" svg:height="0.357cm" svg:x="2.69cm" svg:y="4.546cm">
          <draw:text-box>
            <text:p text:style-name="P4"><text:span text:style-name="T4">3. </text:span></text:p>
          </draw:text-box>
        </draw:frame>
        <draw:path draw:style-name="gr11" draw:text-style-name="P12" draw:layer="layout" svg:width="5.065cm" svg:height="0.026cm" svg:x="8.18cm" svg:y="4.859cm" svg:viewBox="0 0 5066 27" svg:d="M1930 27h-1496v-27h1496zM2021 0h3045v27h-3045zM342 27h-342v-27h342z">
          <text:p/>
        </draw:path>
        <draw:path draw:style-name="gr11" draw:text-style-name="P12" draw:layer="layout" svg:width="5.364cm" svg:height="0.026cm" svg:x="13.245cm" svg:y="4.859cm" svg:viewBox="0 0 5365 27" svg:d="M5259 27h-3043v-27h3043zM5349 0h16v27h-16zM2125 27h-1497v-27h1497zM537 27h-335v-27h335zM112 27h-112v-27h112z">
          <text:p/>
        </draw:path>
        <draw:frame draw:style-name="gr10" draw:text-style-name="P11" draw:layer="layout" svg:width="15.055cm" svg:height="0.357cm" svg:x="3.563cm" svg:y="4.546cm">
          <draw:text-box>
            <text:p text:style-name="P4"><text:span text:style-name="T4"><text:s/>CSES – Binomial Coefficients II https://cses.fi/problemset/task/1717/ (https://cses.fi/problemset/task/1717/)</text:span></text:p>
          </draw:text-box>
        </draw:frame>
        <draw:path draw:style-name="gr7" draw:text-style-name="P8" draw:layer="layout" svg:width="0.333cm" svg:height="0.334cm" svg:x="3.145cm" svg:y="5.102cm" svg:viewBox="0 0 334 335" svg:d="M0 282v-229c0-7 1-13 4-20 2-6 6-12 11-17 6-5 12-9 18-12 7-2 13-4 20-4h228c7 0 14 2 20 4 7 3 12 7 17 12s9 11 12 17c3 7 4 13 4 20v229c0 7-1 14-4 20-3 7-7 12-12 17s-10 9-17 12c-6 2-13 4-20 4h-228c-7 0-13-2-20-4-6-3-12-7-18-12-5-5-9-10-11-17-3-6-4-13-4-20z">
          <text:p/>
        </draw:path>
        <draw:path draw:style-name="gr8" draw:text-style-name="P9" draw:layer="layout" svg:width="0.333cm" svg:height="0.334cm" svg:x="3.145cm" svg:y="5.102cm" svg:viewBox="0 0 334 335" svg:d="M0 282v-229c0-7 1-13 4-20 2-6 6-12 11-17 6-5 12-9 18-12 7-2 13-4 20-4h228c7 0 14 2 20 4 7 3 12 7 17 12s9 11 12 17c3 7 4 13 4 20v229c0 7-1 14-4 20-3 7-7 12-12 17s-10 9-17 12c-6 2-13 4-20 4h-228c-7 0-13-2-20-4-6-3-12-7-18-12-5-5-9-10-11-17-3-6-4-13-4-20z">
          <text:p/>
        </draw:path>
        <draw:path draw:style-name="gr9" draw:text-style-name="P10" draw:layer="layout" svg:width="0.318cm" svg:height="0.318cm" svg:x="3.152cm" svg:y="5.11cm" svg:viewBox="0 0 319 319" svg:d="M0 266v-213c0-7 2-13 4-20 3-6 7-12 12-17s11-9 17-12c7-2 13-4 20-4h213c7 0 14 2 20 4 7 3 12 7 17 12s9 11 12 17c3 7 4 13 4 20v213c0 7-1 14-4 20-3 7-7 12-12 17s-10 9-17 12c-6 3-13 4-20 4h-213c-7 0-13-1-20-4-6-3-12-7-17-12s-9-10-12-17c-2-6-4-13-4-20z">
          <text:p/>
        </draw:path>
        <draw:frame draw:style-name="gr10" draw:text-style-name="P11" draw:layer="layout" svg:width="0.355cm" svg:height="0.357cm" svg:x="2.69cm" svg:y="5.154cm">
          <draw:text-box>
            <text:p text:style-name="P4"><text:span text:style-name="T4">4. </text:span></text:p>
          </draw:text-box>
        </draw:frame>
        <draw:path draw:style-name="gr11" draw:text-style-name="P12" draw:layer="layout" svg:width="4.518cm" svg:height="0.026cm" svg:x="7.887cm" svg:y="5.468cm" svg:viewBox="0 0 4519 27" svg:d="M2566 27h-2133v-27h2133zM2657 0h1862v27h-1862zM342 27h-342v-27h342z">
          <text:p/>
        </draw:path>
        <draw:path draw:style-name="gr11" draw:text-style-name="P12" draw:layer="layout" svg:width="4.817cm" svg:height="0.026cm" svg:x="12.405cm" svg:y="5.468cm" svg:viewBox="0 0 4818 27" svg:d="M4713 27h-1862v-27h1862zM4803 0h15v27h-15zM2760 27h-2132v-27h2132zM536 27h-334v-27h334zM112 27h-112v-27h112z">
          <text:p/>
        </draw:path>
        <draw:frame draw:style-name="gr10" draw:text-style-name="P11" draw:layer="layout" svg:width="13.662cm" svg:height="0.357cm" svg:x="3.563cm" svg:y="5.154cm">
          <draw:text-box>
            <text:p text:style-name="P4"><text:span text:style-name="T4"><text:s/>Kilonova 1982 – Combination https://kilonova.ro/problem/1982 (https://kilonova.ro/problem/1982)</text:span></text:p>
          </draw:text-box>
        </draw:frame>
        <draw:path draw:style-name="gr7" draw:text-style-name="P8" draw:layer="layout" svg:width="0.333cm" svg:height="0.333cm" svg:x="3.145cm" svg:y="5.711cm" svg:viewBox="0 0 334 334" svg:d="M0 281v-228c0-7 1-14 4-20 2-7 6-13 11-18 6-4 12-8 18-11 7-3 13-4 20-4h228c7 0 14 1 20 4 7 3 12 7 17 11 5 5 9 11 12 18 3 6 4 13 4 20v228c0 7-1 14-4 21-3 6-7 12-12 17s-10 9-17 11c-6 3-13 4-20 4h-228c-7 0-13-1-20-4-6-2-12-6-18-11-5-5-9-11-11-17-3-7-4-14-4-21z">
          <text:p/>
        </draw:path>
        <draw:path draw:style-name="gr8" draw:text-style-name="P9" draw:layer="layout" svg:width="0.333cm" svg:height="0.333cm" svg:x="3.145cm" svg:y="5.711cm" svg:viewBox="0 0 334 334" svg:d="M0 281v-228c0-7 1-14 4-20 2-7 6-13 11-18 6-4 12-8 18-11 7-3 13-4 20-4h228c7 0 14 1 20 4 7 3 12 7 17 11 5 5 9 11 12 18 3 6 4 13 4 20v228c0 7-1 14-4 21-3 6-7 12-12 17s-10 9-17 11c-6 3-13 4-20 4h-228c-7 0-13-1-20-4-6-2-12-6-18-11-5-5-9-11-11-17-3-7-4-14-4-21z">
          <text:p/>
        </draw:path>
        <draw:path draw:style-name="gr9" draw:text-style-name="P10" draw:layer="layout" svg:width="0.318cm" svg:height="0.317cm" svg:x="3.152cm" svg:y="5.719cm" svg:viewBox="0 0 319 318" svg:d="M0 265v-212c0-7 2-14 4-20 3-7 7-13 12-18s11-8 17-11c7-3 13-4 20-4h213c7 0 14 1 20 4 7 3 12 6 17 11s9 11 12 18c3 6 4 13 4 20v212c0 8-1 14-4 21-3 6-7 12-12 17s-10 9-17 11c-6 3-13 4-20 4h-213c-7 0-13-1-20-4-6-2-12-6-17-11s-9-11-12-17c-2-7-4-13-4-21z">
          <text:p/>
        </draw:path>
        <draw:frame draw:style-name="gr10" draw:text-style-name="P11" draw:layer="layout" svg:width="0.355cm" svg:height="0.357cm" svg:x="2.69cm" svg:y="5.763cm">
          <draw:text-box>
            <text:p text:style-name="P4"><text:span text:style-name="T4">5. </text:span></text:p>
          </draw:text-box>
        </draw:frame>
        <draw:path draw:style-name="gr11" draw:text-style-name="P12" draw:layer="layout" svg:width="4.518cm" svg:height="0.027cm" svg:x="7.728cm" svg:y="6.076cm" svg:viewBox="0 0 4519 28" svg:d="M2565 28h-2132v-28h2132zM2657 0h1862v28h-1862zM342 28h-342v-28h342z">
          <text:p/>
        </draw:path>
        <draw:path draw:style-name="gr11" draw:text-style-name="P12" draw:layer="layout" svg:width="4.817cm" svg:height="0.027cm" svg:x="12.246cm" svg:y="6.076cm" svg:viewBox="0 0 4818 28" svg:d="M4713 28h-1862v-28h1862zM4803 0h15v28h-15zM2760 28h-2133v-28h2133zM536 28h-335v-28h335zM112 28h-112v-28h112z">
          <text:p/>
        </draw:path>
        <draw:frame draw:style-name="gr10" draw:text-style-name="P11" draw:layer="layout" svg:width="13.503cm" svg:height="0.357cm" svg:x="3.563cm" svg:y="5.763cm">
          <draw:text-box>
            <text:p text:style-name="P4"><text:span text:style-name="T4"><text:s/>Kilonova 1981 – divizibilitate https://kilonova.ro/problem/1981 (https://kilonova.ro/problem/1981)</text:span></text:p>
          </draw:text-box>
        </draw:frame>
        <draw:path draw:style-name="gr7" draw:text-style-name="P8" draw:layer="layout" svg:width="0.333cm" svg:height="0.333cm" svg:x="3.145cm" svg:y="6.32cm" svg:viewBox="0 0 334 334" svg:d="M0 281v-229c0-7 1-13 4-20 2-6 6-12 11-17 6-5 12-9 18-11 7-3 13-4 20-4h228c7 0 14 1 20 4 7 2 12 6 17 11s9 11 12 17c3 7 4 13 4 20v229c0 7-1 14-4 20-3 7-7 12-12 17s-10 9-17 12c-6 3-13 4-20 4h-228c-7 0-13-1-20-4-6-3-12-7-18-12-5-5-9-10-11-17-3-6-4-13-4-20z">
          <text:p/>
        </draw:path>
        <draw:path draw:style-name="gr8" draw:text-style-name="P9" draw:layer="layout" svg:width="0.333cm" svg:height="0.333cm" svg:x="3.145cm" svg:y="6.32cm" svg:viewBox="0 0 334 334" svg:d="M0 281v-229c0-7 1-13 4-20 2-6 6-12 11-17 6-5 12-9 18-11 7-3 13-4 20-4h228c7 0 14 1 20 4 7 2 12 6 17 11s9 11 12 17c3 7 4 13 4 20v229c0 7-1 14-4 20-3 7-7 12-12 17s-10 9-17 12c-6 3-13 4-20 4h-228c-7 0-13-1-20-4-6-3-12-7-18-12-5-5-9-10-11-17-3-6-4-13-4-20z">
          <text:p/>
        </draw:path>
        <draw:path draw:style-name="gr9" draw:text-style-name="P10" draw:layer="layout" svg:width="0.318cm" svg:height="0.318cm" svg:x="3.152cm" svg:y="6.327cm" svg:viewBox="0 0 319 319" svg:d="M0 266v-213c0-7 2-13 4-20 3-6 7-12 12-17s11-9 17-12c7-2 13-4 20-4h213c7 0 14 2 20 4 7 3 12 7 17 12s9 11 12 17c3 7 4 13 4 20v213c0 7-1 14-4 20-3 7-7 12-12 17s-10 9-17 12c-6 3-13 4-20 4h-213c-7 0-13-1-20-4-6-3-12-7-17-12s-9-10-12-17c-2-6-4-13-4-20z">
          <text:p/>
        </draw:path>
        <draw:frame draw:style-name="gr10" draw:text-style-name="P11" draw:layer="layout" svg:width="0.355cm" svg:height="0.357cm" svg:x="2.69cm" svg:y="6.371cm">
          <draw:text-box>
            <text:p text:style-name="P4"><text:span text:style-name="T4">6. </text:span></text:p>
          </draw:text-box>
        </draw:frame>
        <draw:path draw:style-name="gr11" draw:text-style-name="P12" draw:layer="layout" svg:width="4.518cm" svg:height="0.026cm" svg:x="10.516cm" svg:y="6.685cm" svg:viewBox="0 0 4519 27" svg:d="M2566 27h-2133v-27h2133zM2658 0h1861v27h-1861zM342 27h-342v-27h342z">
          <text:p/>
        </draw:path>
        <draw:path draw:style-name="gr11" draw:text-style-name="P12" draw:layer="layout" svg:width="4.73cm" svg:height="0.026cm" svg:x="3.033cm" svg:y="7.267cm" svg:viewBox="0 0 4731 27" svg:d="M4625 27h-1862v-27h1862zM4715 0h16v27h-16zM2672 27h-2132v-27h2132zM448 27h-334v-27h334zM24 27h-24v-27h24z">
          <text:p/>
        </draw:path>
        <draw:frame draw:style-name="gr10" draw:text-style-name="P11" draw:layer="layout" svg:width="11.473cm" svg:height="0.357cm" svg:x="3.563cm" svg:y="6.371cm">
          <draw:text-box>
            <text:p text:style-name="P4"><text:span text:style-name="T4"><text:s/>Kilonova 1983 – Common divisors and multiples https://kilonova.ro/problem/1983</text:span></text:p>
          </draw:text-box>
        </draw:frame>
        <draw:frame draw:style-name="gr10" draw:text-style-name="P11" draw:layer="layout" svg:width="4.732cm" svg:height="0.357cm" svg:x="3.034cm" svg:y="6.953cm">
          <draw:text-box>
            <text:p text:style-name="P4"><text:span text:style-name="T4">(https://kilonova.ro/problem/1983)</text:span></text:p>
          </draw:text-box>
        </draw:frame>
        <draw:frame draw:style-name="gr6" draw:text-style-name="P7" draw:layer="layout" svg:width="14.152cm" svg:height="0.712cm" svg:x="3.429cm" svg:y="7.963cm">
          <draw:text-box>
            <text:p text:style-name="P4"><text:span text:style-name="T3">2) 2D Dynamic Programming (Grid &amp; Basic String)</text:span></text:p>
          </draw:text-box>
        </draw:frame>
        <draw:path draw:style-name="gr7" draw:text-style-name="P8" draw:layer="layout" svg:width="0.333cm" svg:height="0.333cm" svg:x="3.145cm" svg:y="9.177cm" svg:viewBox="0 0 334 334" svg:d="M0 280v-227c0-7 1-14 4-20 2-7 6-13 11-17 6-5 12-9 18-12 7-3 13-4 20-4h228c7 0 14 1 20 4 7 3 12 7 17 12 5 4 9 10 12 17 3 6 4 13 4 20v227c0 7-1 14-4 21-3 6-7 12-12 18-5 5-10 9-17 11-6 3-13 4-20 4h-228c-7 0-13-1-20-4-6-2-12-6-18-11-5-6-9-12-11-18-3-7-4-14-4-21z">
          <text:p/>
        </draw:path>
        <draw:path draw:style-name="gr8" draw:text-style-name="P9" draw:layer="layout" svg:width="0.333cm" svg:height="0.333cm" svg:x="3.145cm" svg:y="9.177cm" svg:viewBox="0 0 334 334" svg:d="M0 280v-227c0-7 1-14 4-20 2-7 6-13 11-17 6-5 12-9 18-12 7-3 13-4 20-4h228c7 0 14 1 20 4 7 3 12 7 17 12 5 4 9 10 12 17 3 6 4 13 4 20v227c0 7-1 14-4 21-3 6-7 12-12 18-5 5-10 9-17 11-6 3-13 4-20 4h-228c-7 0-13-1-20-4-6-2-12-6-18-11-5-6-9-12-11-18-3-7-4-14-4-21z">
          <text:p/>
        </draw:path>
        <draw:path draw:style-name="gr12" draw:text-style-name="P13" draw:layer="layout" svg:width="0.344cm" svg:height="0.344cm" svg:x="3.139cm" svg:y="9.172cm" svg:viewBox="0 0 345 345" svg:d="M0 292v-239c0-7 2-14 4-21 3-6 7-12 12-17s10-9 17-11c6-3 13-4 20-4h239c7 0 14 1 21 4 6 2 12 6 17 11s8 11 11 17c3 7 4 14 4 21v239c0 7-1 14-4 20s-6 12-11 17-11 9-17 12c-7 2-14 4-21 4h-239c-7 0-14-2-20-4-7-3-12-7-17-12s-9-11-12-17c-2-6-4-13-4-20z">
          <text:p/>
        </draw:path>
        <draw:polyline draw:style-name="gr13" draw:text-style-name="P10" draw:layer="layout" svg:width="0.206cm" svg:height="0.171cm" svg:x="3.208cm" svg:y="9.241cm" svg:viewBox="0 0 207 172" draw:points="0,104 69,172 207,0">
          <text:p/>
        </draw:polyline>
        <draw:frame draw:style-name="gr10" draw:text-style-name="P11" draw:layer="layout" svg:width="0.355cm" svg:height="0.357cm" svg:x="2.69cm" svg:y="9.229cm">
          <draw:text-box>
            <text:p text:style-name="P4"><text:span text:style-name="T4">7. </text:span></text:p>
          </draw:text-box>
        </draw:frame>
        <draw:path draw:style-name="gr11" draw:text-style-name="P12" draw:layer="layout" svg:width="5.065cm" svg:height="0.027cm" svg:x="6.456cm" svg:y="9.542cm" svg:viewBox="0 0 5066 28" svg:d="M1932 28h-1498v-28h1498zM2023 0h3043v28h-3043zM343 28h-343v-28h343z">
          <text:p/>
        </draw:path>
        <draw:path draw:style-name="gr11" draw:text-style-name="P12" draw:layer="layout" svg:width="5.365cm" svg:height="0.027cm" svg:x="11.521cm" svg:y="9.542cm" svg:viewBox="0 0 5366 28" svg:d="M5260 28h-3043v-28h3043zM5349 0h17v28h-17zM2125 28h-1497v-28h1497zM536 28h-334v-28h334zM112 28h-112v-28h112z">
          <text:p/>
        </draw:path>
        <draw:frame draw:style-name="gr10" draw:text-style-name="P11" draw:layer="layout" svg:width="13.325cm" svg:height="0.357cm" svg:x="3.563cm" svg:y="9.229cm">
          <draw:text-box>
            <text:p text:style-name="P4"><text:span text:style-name="T4"><text:s/>CSES – Grid Paths https://cses.fi/problemset/task/1638/ (https://cses.fi/problemset/task/1638/)</text:span></text:p>
          </draw:text-box>
        </draw:frame>
        <draw:path draw:style-name="gr7" draw:text-style-name="P8" draw:layer="layout" svg:width="0.333cm" svg:height="0.333cm" svg:x="3.145cm" svg:y="9.786cm" svg:viewBox="0 0 334 334" svg:d="M0 281v-228c0-7 1-13 4-21 2-6 6-12 11-17 6-5 12-9 18-11 7-3 13-4 20-4h228c7 0 14 1 20 4 7 2 12 6 17 11s9 11 12 17c3 8 4 14 4 21v228c0 7-1 14-4 20-3 7-7 12-12 17s-10 9-17 12c-6 3-13 4-20 4h-228c-7 0-13-1-20-4-6-3-12-7-18-12-5-5-9-10-11-17-3-6-4-13-4-20z">
          <text:p/>
        </draw:path>
        <draw:path draw:style-name="gr8" draw:text-style-name="P9" draw:layer="layout" svg:width="0.333cm" svg:height="0.333cm" svg:x="3.145cm" svg:y="9.786cm" svg:viewBox="0 0 334 334" svg:d="M0 281v-228c0-7 1-13 4-21 2-6 6-12 11-17 6-5 12-9 18-11 7-3 13-4 20-4h228c7 0 14 1 20 4 7 2 12 6 17 11s9 11 12 17c3 8 4 14 4 21v228c0 7-1 14-4 20-3 7-7 12-12 17s-10 9-17 12c-6 3-13 4-20 4h-228c-7 0-13-1-20-4-6-3-12-7-18-12-5-5-9-10-11-17-3-6-4-13-4-20z">
          <text:p/>
        </draw:path>
        <draw:path draw:style-name="gr12" draw:text-style-name="P13" draw:layer="layout" svg:width="0.344cm" svg:height="0.344cm" svg:x="3.139cm" svg:y="9.78cm" svg:viewBox="0 0 345 345" svg:d="M0 291v-238c0-7 2-14 4-20 3-7 7-12 12-17s10-9 17-12c6-2 13-4 20-4h239c7 0 14 2 21 4 6 3 12 7 17 12s8 10 11 17c3 6 4 13 4 20v238c0 7-1 14-4 21-3 6-6 12-11 17s-11 9-17 12c-7 3-14 4-21 4h-239c-7 0-14-1-20-4-7-3-12-7-17-12s-9-11-12-17c-2-7-4-14-4-21z">
          <text:p/>
        </draw:path>
        <draw:polyline draw:style-name="gr13" draw:text-style-name="P10" draw:layer="layout" svg:width="0.206cm" svg:height="0.172cm" svg:x="3.208cm" svg:y="9.849cm" svg:viewBox="0 0 207 173" draw:points="0,103 69,173 207,0">
          <text:p/>
        </draw:polyline>
        <draw:frame draw:style-name="gr10" draw:text-style-name="P11" draw:layer="layout" svg:width="0.355cm" svg:height="0.357cm" svg:x="2.69cm" svg:y="9.837cm">
          <draw:text-box>
            <text:p text:style-name="P4"><text:span text:style-name="T4">8. </text:span></text:p>
          </draw:text-box>
        </draw:frame>
        <draw:path draw:style-name="gr11" draw:text-style-name="P12" draw:layer="layout" svg:width="5.065cm" svg:height="0.026cm" svg:x="8.609cm" svg:y="10.151cm" svg:viewBox="0 0 5066 27" svg:d="M1930 27h-1496v-27h1496zM2022 0h3044v27h-3044zM342 27h-342v-27h342z">
          <text:p/>
        </draw:path>
        <draw:path draw:style-name="gr11" draw:text-style-name="P12" draw:layer="layout" svg:width="5.276cm" svg:height="0.026cm" svg:x="3.033cm" svg:y="10.733cm" svg:viewBox="0 0 5277 27" svg:d="M5172 27h-3044v-27h3044zM5261 0h16v27h-16zM2036 27h-1496v-27h1496zM448 27h-334v-27h334zM24 27h-24v-27h24z">
          <text:p/>
        </draw:path>
        <draw:frame draw:style-name="gr10" draw:text-style-name="P11" draw:layer="layout" svg:width="10.113cm" svg:height="0.357cm" svg:x="3.563cm" svg:y="9.837cm">
          <draw:text-box>
            <text:p text:style-name="P4"><text:span text:style-name="T4"><text:s/>CSES – Grid Paths with Obstacles https://cses.fi/problemset/task/1733/</text:span></text:p>
          </draw:text-box>
        </draw:frame>
        <draw:frame draw:style-name="gr10" draw:text-style-name="P11" draw:layer="layout" svg:width="5.278cm" svg:height="0.357cm" svg:x="3.034cm" svg:y="10.419cm">
          <draw:text-box>
            <text:p text:style-name="P4"><text:span text:style-name="T4">(https://cses.fi/problemset/task/1733/)</text:span></text:p>
          </draw:text-box>
        </draw:frame>
        <draw:path draw:style-name="gr7" draw:text-style-name="P8" draw:layer="layout" svg:width="0.333cm" svg:height="0.334cm" svg:x="3.145cm" svg:y="10.976cm" svg:viewBox="0 0 334 335" svg:d="M0 282v-229c0-7 1-14 4-20 2-7 6-12 11-17 6-5 12-9 18-12 7-2 13-4 20-4h228c7 0 14 2 20 4 7 3 12 7 17 12s9 10 12 17c3 6 4 13 4 20v229c0 7-1 13-4 20-3 6-7 12-12 17s-10 9-17 12c-6 2-13 4-20 4h-228c-7 0-13-2-20-4-6-3-12-7-18-12-5-5-9-11-11-17-3-7-4-13-4-20z">
          <text:p/>
        </draw:path>
        <draw:path draw:style-name="gr8" draw:text-style-name="P9" draw:layer="layout" svg:width="0.333cm" svg:height="0.334cm" svg:x="3.145cm" svg:y="10.976cm" svg:viewBox="0 0 334 335" svg:d="M0 282v-229c0-7 1-14 4-20 2-7 6-12 11-17 6-5 12-9 18-12 7-2 13-4 20-4h228c7 0 14 2 20 4 7 3 12 7 17 12s9 10 12 17c3 6 4 13 4 20v229c0 7-1 13-4 20-3 6-7 12-12 17s-10 9-17 12c-6 2-13 4-20 4h-228c-7 0-13-2-20-4-6-3-12-7-18-12-5-5-9-11-11-17-3-7-4-13-4-20z">
          <text:p/>
        </draw:path>
        <draw:path draw:style-name="gr9" draw:text-style-name="P10" draw:layer="layout" svg:width="0.318cm" svg:height="0.318cm" svg:x="3.152cm" svg:y="10.984cm" svg:viewBox="0 0 319 319" svg:d="M0 265v-212c0-7 2-14 4-20 3-7 7-12 12-17s11-9 17-12c7-3 13-4 20-4h213c7 0 14 1 20 4 7 3 12 7 17 12s9 10 12 17c3 6 4 13 4 20v212c0 8-1 14-4 21-3 6-7 12-12 17s-10 9-17 12c-6 2-13 4-20 4h-213c-7 0-13-2-20-4-6-3-12-7-17-12s-9-11-12-17c-2-7-4-13-4-21z">
          <text:p/>
        </draw:path>
        <draw:frame draw:style-name="gr10" draw:text-style-name="P11" draw:layer="layout" svg:width="0.355cm" svg:height="0.357cm" svg:x="2.69cm" svg:y="11.028cm">
          <draw:text-box>
            <text:p text:style-name="P4"><text:span text:style-name="T4">9. </text:span></text:p>
          </draw:text-box>
        </draw:frame>
        <draw:path draw:style-name="gr11" draw:text-style-name="P12" draw:layer="layout" svg:width="8.152cm" svg:height="0.027cm" svg:x="8.398cm" svg:y="11.341cm" svg:viewBox="0 0 8153 28" svg:d="M7872 28h-2949v-28h2949zM8064 0h89v28h-89zM4732 28h-1722v-28h1722zM2919 28h-2486v-28h2486zM342 28h-342v-28h342z">
          <text:p/>
        </draw:path>
        <draw:path draw:style-name="gr11" draw:text-style-name="P12" draw:layer="layout" svg:width="8.365cm" svg:height="0.027cm" svg:x="3.033cm" svg:y="11.923cm" svg:viewBox="0 0 8366 28" svg:d="M8260 28h-90v-28h90zM8350 0h16v28h-16zM7979 28h-2950v-28h2950zM4838 28h-1721v-28h1721zM3026 28h-2486v-28h2486zM448 28h-334v-28h334zM24 28h-24v-28h24z">
          <text:p/>
        </draw:path>
        <draw:frame draw:style-name="gr10" draw:text-style-name="P11" draw:layer="layout" svg:width="12.99cm" svg:height="0.357cm" svg:x="3.563cm" svg:y="11.028cm">
          <draw:text-box>
            <text:p text:style-name="P4"><text:span text:style-name="T4"><text:s/>Longest Common Substring (e.g. https://leetcode.com/problems/longest-common-substring/</text:span></text:p>
          </draw:text-box>
        </draw:frame>
        <draw:frame draw:style-name="gr10" draw:text-style-name="P11" draw:layer="layout" svg:width="8.472cm" svg:height="0.357cm" svg:x="3.034cm" svg:y="11.61cm">
          <draw:text-box>
            <text:p text:style-name="P4"><text:span text:style-name="T4">(https://leetcode.com/problems/longest-common-substring/))</text:span></text:p>
          </draw:text-box>
        </draw:frame>
        <draw:path draw:style-name="gr7" draw:text-style-name="P8" draw:layer="layout" svg:width="0.333cm" svg:height="0.333cm" svg:x="3.145cm" svg:y="12.167cm" svg:viewBox="0 0 334 334" svg:d="M0 280v-227c0-7 1-14 4-21 2-6 6-12 11-17 6-5 12-8 18-11 7-3 13-4 20-4h228c7 0 14 1 20 4 7 3 12 6 17 11s9 11 12 17c3 7 4 14 4 21v227c0 7-1 14-4 21-3 6-7 12-12 17-5 6-10 9-17 12-6 3-13 4-20 4h-228c-7 0-13-1-20-4-6-3-12-6-18-12-5-5-9-11-11-17-3-7-4-14-4-21z">
          <text:p/>
        </draw:path>
        <draw:path draw:style-name="gr8" draw:text-style-name="P9" draw:layer="layout" svg:width="0.333cm" svg:height="0.333cm" svg:x="3.145cm" svg:y="12.167cm" svg:viewBox="0 0 334 334" svg:d="M0 280v-227c0-7 1-14 4-21 2-6 6-12 11-17 6-5 12-8 18-11 7-3 13-4 20-4h228c7 0 14 1 20 4 7 3 12 6 17 11s9 11 12 17c3 7 4 14 4 21v227c0 7-1 14-4 21-3 6-7 12-12 17-5 6-10 9-17 12-6 3-13 4-20 4h-228c-7 0-13-1-20-4-6-3-12-6-18-12-5-5-9-11-11-17-3-7-4-14-4-21z">
          <text:p/>
        </draw:path>
        <draw:path draw:style-name="gr9" draw:text-style-name="P10" draw:layer="layout" svg:width="0.318cm" svg:height="0.317cm" svg:x="3.152cm" svg:y="12.175cm" svg:viewBox="0 0 319 318" svg:d="M0 265v-211c0-7 2-14 4-21 3-7 7-13 12-18s11-9 17-11c7-3 13-4 20-4h213c7 0 14 1 20 4 7 2 12 6 17 11s9 11 12 18 4 14 4 21v211c0 7-1 14-4 21-3 6-7 12-12 17s-10 9-17 11c-6 3-13 4-20 4h-213c-7 0-13-1-20-4-6-2-12-6-17-11s-9-11-12-17c-2-7-4-14-4-21z">
          <text:p/>
        </draw:path>
        <draw:frame draw:style-name="gr10" draw:text-style-name="P11" draw:layer="layout" svg:width="0.532cm" svg:height="0.357cm" svg:x="2.505cm" svg:y="12.219cm">
          <draw:text-box>
            <text:p text:style-name="P4"><text:span text:style-name="T4">10. </text:span></text:p>
          </draw:text-box>
        </draw:frame>
        <draw:path draw:style-name="gr11" draw:text-style-name="P12" draw:layer="layout" svg:width="5.577cm" svg:height="0.026cm" svg:x="6.58cm" svg:y="12.532cm" svg:viewBox="0 0 5578 27" svg:d="M5126 27h-1179v-27h1179zM5218 0h360v27h-360zM3856 27h-1621v-27h1621zM2042 27h-1608v-27h1608zM343 27h-343v-27h343z">
          <text:p/>
        </draw:path>
        <draw:path draw:style-name="gr11" draw:text-style-name="P12" draw:layer="layout" svg:width="5.877cm" svg:height="0.026cm" svg:x="12.157cm" svg:y="12.532cm" svg:viewBox="0 0 5878 27" svg:d="M5773 27h-361v-27h361zM5862 0h16v27h-16zM5320 27h-1179v-27h1179zM4050 27h-1622v-27h1622zM2235 27h-1607v-27h1607zM537 27h-335v-27h335zM112 27h-112v-27h112z">
          <text:p/>
        </draw:path>
        <draw:frame draw:style-name="gr10" draw:text-style-name="P11" draw:layer="layout" svg:width="14.509cm" svg:height="0.357cm" svg:x="3.563cm" svg:y="12.219cm">
          <draw:text-box>
            <text:p text:style-name="P4"><text:span text:style-name="T4"><text:s/>AtCoder dp_f – LCS https://atcoder.jp/contests/dp/tasks/dp_f (https://atcoder.jp/contests/dp/tasks/dp_f)</text:span></text:p>
          </draw:text-box>
        </draw:frame>
        <draw:path draw:style-name="gr7" draw:text-style-name="P8" draw:layer="layout" svg:width="0.333cm" svg:height="0.334cm" svg:x="3.145cm" svg:y="12.775cm" svg:viewBox="0 0 334 335" svg:d="M0 282v-228c0-7 1-15 4-21 2-6 6-12 11-17 6-5 12-9 18-12 7-2 13-4 20-4h228c7 0 14 2 20 4 7 3 12 7 17 12s9 11 12 17 4 14 4 21v228c0 7-1 14-4 20-3 7-7 12-12 17s-10 9-17 12c-6 2-13 4-20 4h-228c-7 0-13-2-20-4-6-3-12-7-18-12-5-5-9-10-11-17-3-6-4-13-4-20z">
          <text:p/>
        </draw:path>
        <draw:path draw:style-name="gr8" draw:text-style-name="P9" draw:layer="layout" svg:width="0.333cm" svg:height="0.334cm" svg:x="3.145cm" svg:y="12.775cm" svg:viewBox="0 0 334 335" svg:d="M0 282v-228c0-7 1-15 4-21 2-6 6-12 11-17 6-5 12-9 18-12 7-2 13-4 20-4h228c7 0 14 2 20 4 7 3 12 7 17 12s9 11 12 17 4 14 4 21v228c0 7-1 14-4 20-3 7-7 12-12 17s-10 9-17 12c-6 2-13 4-20 4h-228c-7 0-13-2-20-4-6-3-12-7-18-12-5-5-9-10-11-17-3-6-4-13-4-20z">
          <text:p/>
        </draw:path>
        <draw:path draw:style-name="gr9" draw:text-style-name="P10" draw:layer="layout" svg:width="0.318cm" svg:height="0.318cm" svg:x="3.152cm" svg:y="12.783cm" svg:viewBox="0 0 319 319" svg:d="M0 266v-213c0-7 2-14 4-20 3-7 7-12 12-17s11-9 17-12c7-2 13-4 20-4h213c7 0 14 2 20 4 7 3 12 7 17 12s9 10 12 17c3 6 4 13 4 20v213c0 7-1 14-4 20-3 7-7 12-12 17s-10 9-17 12c-6 2-13 4-20 4h-213c-7 0-13-2-20-4-6-3-12-7-17-12s-9-10-12-17c-2-6-4-13-4-20z">
          <text:p/>
        </draw:path>
        <draw:frame draw:style-name="gr10" draw:text-style-name="P11" draw:layer="layout" svg:width="0.532cm" svg:height="0.357cm" svg:x="2.531cm" svg:y="12.827cm">
          <draw:text-box>
            <text:p text:style-name="P4"><text:span text:style-name="T4">11. </text:span></text:p>
          </draw:text-box>
        </draw:frame>
        <draw:path draw:style-name="gr11" draw:text-style-name="P12" draw:layer="layout" svg:width="5.665cm" svg:height="0.027cm" svg:x="7.975cm" svg:y="13.14cm" svg:viewBox="0 0 5666 28" svg:d="M5126 28h-1179v-28h1179zM5217 0h449v28h-449zM3855 28h-1620v-28h1620zM2041 28h-1608v-28h1608zM342 28h-342v-28h342z">
          <text:p/>
        </draw:path>
        <draw:path draw:style-name="gr11" draw:text-style-name="P12" draw:layer="layout" svg:width="5.877cm" svg:height="0.026cm" svg:x="3.033cm" svg:y="13.723cm" svg:viewBox="0 0 5878 27" svg:d="M5772 27h-449v-27h449zM5862 0h16v27h-16zM5231 27h-1179v-27h1179zM3960 27h-1620v-27h1620zM2147 27h-1607v-27h1607zM448 27h-334v-27h334zM24 27h-24v-27h24z">
          <text:p/>
        </draw:path>
        <draw:frame draw:style-name="gr10" draw:text-style-name="P11" draw:layer="layout" svg:width="10.098cm" svg:height="0.357cm" svg:x="3.563cm" svg:y="12.827cm">
          <draw:text-box>
            <text:p text:style-name="P4"><text:span text:style-name="T4"><text:s/>AtCoder dp_d – 0/1 Knapsack https://atcoder.jp/contests/dp/tasks/dp_d</text:span></text:p>
          </draw:text-box>
        </draw:frame>
        <draw:frame draw:style-name="gr10" draw:text-style-name="P11" draw:layer="layout" svg:width="5.897cm" svg:height="0.357cm" svg:x="3.034cm" svg:y="13.409cm">
          <draw:text-box>
            <text:p text:style-name="P4"><text:span text:style-name="T4">(https://atcoder.jp/contests/dp/tasks/dp_d)</text:span></text:p>
          </draw:text-box>
        </draw:frame>
        <draw:path draw:style-name="gr7" draw:text-style-name="P8" draw:layer="layout" svg:width="0.333cm" svg:height="0.333cm" svg:x="3.145cm" svg:y="13.966cm" svg:viewBox="0 0 334 334" svg:d="M0 281v-228c0-7 1-14 4-20 2-7 6-13 11-18 6-4 12-8 18-11 7-3 13-4 20-4h228c7 0 14 1 20 4 7 3 12 7 17 11 5 5 9 11 12 18 3 6 4 13 4 20v228c0 7-1 14-4 21-3 6-7 12-12 17s-10 9-17 11c-6 3-13 4-20 4h-228c-7 0-13-1-20-4-6-2-12-6-18-11-5-5-9-11-11-17-3-7-4-14-4-21z">
          <text:p/>
        </draw:path>
        <draw:path draw:style-name="gr8" draw:text-style-name="P9" draw:layer="layout" svg:width="0.333cm" svg:height="0.333cm" svg:x="3.145cm" svg:y="13.966cm" svg:viewBox="0 0 334 334" svg:d="M0 281v-228c0-7 1-14 4-20 2-7 6-13 11-18 6-4 12-8 18-11 7-3 13-4 20-4h228c7 0 14 1 20 4 7 3 12 7 17 11 5 5 9 11 12 18 3 6 4 13 4 20v228c0 7-1 14-4 21-3 6-7 12-12 17s-10 9-17 11c-6 3-13 4-20 4h-228c-7 0-13-1-20-4-6-2-12-6-18-11-5-5-9-11-11-17-3-7-4-14-4-21z">
          <text:p/>
        </draw:path>
        <draw:path draw:style-name="gr12" draw:text-style-name="P13" draw:layer="layout" svg:width="0.344cm" svg:height="0.344cm" svg:x="3.139cm" svg:y="13.961cm" svg:viewBox="0 0 345 345" svg:d="M0 292v-239c0-7 2-14 4-21 3-6 7-12 12-17s10-9 17-11c6-3 13-4 20-4h239c7 0 14 1 21 4 6 2 12 6 17 11s8 11 11 17c3 7 4 14 4 21v239c0 7-1 14-4 20s-6 12-11 17-11 9-17 12c-7 2-14 4-21 4h-239c-7 0-14-2-20-4-7-3-12-7-17-12s-9-11-12-17c-2-7-4-13-4-20z">
          <text:p/>
        </draw:path>
        <draw:polyline draw:style-name="gr13" draw:text-style-name="P10" draw:layer="layout" svg:width="0.206cm" svg:height="0.172cm" svg:x="3.208cm" svg:y="14.029cm" svg:viewBox="0 0 207 173" draw:points="0,105 69,173 207,0">
          <text:p/>
        </draw:polyline>
        <draw:frame draw:style-name="gr10" draw:text-style-name="P11" draw:layer="layout" svg:width="0.532cm" svg:height="0.357cm" svg:x="2.505cm" svg:y="14.018cm">
          <draw:text-box>
            <text:p text:style-name="P4"><text:span text:style-name="T4">12. </text:span></text:p>
          </draw:text-box>
        </draw:frame>
        <draw:path draw:style-name="gr11" draw:text-style-name="P12" draw:layer="layout" svg:width="5.065cm" svg:height="0.027cm" svg:x="6.192cm" svg:y="14.331cm" svg:viewBox="0 0 5066 28" svg:d="M1931 28h-1498v-28h1498zM2022 0h3044v28h-3044zM342 28h-342v-28h342z">
          <text:p/>
        </draw:path>
        <draw:path draw:style-name="gr11" draw:text-style-name="P12" draw:layer="layout" svg:width="5.364cm" svg:height="0.027cm" svg:x="11.257cm" svg:y="14.331cm" svg:viewBox="0 0 5365 28" svg:d="M5259 28h-3043v-28h3043zM5349 0h16v28h-16zM2124 28h-1497v-28h1497zM536 28h-335v-28h335zM112 28h-112v-28h112z">
          <text:p/>
        </draw:path>
        <draw:frame draw:style-name="gr10" draw:text-style-name="P11" draw:layer="layout" svg:width="13.166cm" svg:height="0.357cm" svg:x="3.563cm" svg:y="14.018cm">
          <draw:text-box>
            <text:p text:style-name="P4"><text:span text:style-name="T4"><text:s/>Subset Sum (e.g. https://cses.fi/problemset/task/1745/ (https://cses.fi/problemset/task/1745/))</text:span></text:p>
          </draw:text-box>
        </draw:frame>
        <draw:path draw:style-name="gr7" draw:text-style-name="P8" draw:layer="layout" svg:width="0.333cm" svg:height="0.333cm" svg:x="3.145cm" svg:y="14.575cm" svg:viewBox="0 0 334 334" svg:d="M0 281v-229c0-7 1-13 4-20 2-6 6-12 11-17 6-5 12-9 18-11 7-3 13-4 20-4h228c7 0 14 1 20 4 7 2 12 6 17 11s9 11 12 17c3 7 4 13 4 20v229c0 7-1 14-4 20-3 7-7 12-12 17s-10 9-17 12c-6 3-13 4-20 4h-228c-7 0-13-1-20-4-6-3-12-7-18-12-5-5-9-10-11-17-3-6-4-13-4-20z">
          <text:p/>
        </draw:path>
        <draw:path draw:style-name="gr8" draw:text-style-name="P9" draw:layer="layout" svg:width="0.333cm" svg:height="0.333cm" svg:x="3.145cm" svg:y="14.575cm" svg:viewBox="0 0 334 334" svg:d="M0 281v-229c0-7 1-13 4-20 2-6 6-12 11-17 6-5 12-9 18-11 7-3 13-4 20-4h228c7 0 14 1 20 4 7 2 12 6 17 11s9 11 12 17c3 7 4 13 4 20v229c0 7-1 14-4 20-3 7-7 12-12 17s-10 9-17 12c-6 3-13 4-20 4h-228c-7 0-13-1-20-4-6-3-12-7-18-12-5-5-9-10-11-17-3-6-4-13-4-20z">
          <text:p/>
        </draw:path>
        <draw:path draw:style-name="gr12" draw:text-style-name="P13" draw:layer="layout" svg:width="0.344cm" svg:height="0.344cm" svg:x="3.139cm" svg:y="14.569cm" svg:viewBox="0 0 345 345" svg:d="M0 292v-238c0-7 2-14 4-20 3-7 7-12 12-17s10-10 17-13c6-2 13-4 20-4h239c7 0 14 2 21 4 6 3 12 8 17 13s8 10 11 17c3 6 4 13 4 20v238c0 7-1 14-4 21-3 6-6 12-11 17s-11 8-17 11c-7 3-14 4-21 4h-239c-7 0-14-1-20-4-7-3-12-6-17-11s-9-11-12-17c-2-7-4-14-4-21z">
          <text:p/>
        </draw:path>
        <draw:polyline draw:style-name="gr13" draw:text-style-name="P10" draw:layer="layout" svg:width="0.206cm" svg:height="0.172cm" svg:x="3.208cm" svg:y="14.638cm" svg:viewBox="0 0 207 173" draw:points="0,103 69,173 207,0">
          <text:p/>
        </draw:polyline>
        <draw:frame draw:style-name="gr10" draw:text-style-name="P11" draw:layer="layout" svg:width="0.532cm" svg:height="0.357cm" svg:x="2.505cm" svg:y="14.626cm">
          <draw:text-box>
            <text:p text:style-name="P4"><text:span text:style-name="T4">13. </text:span></text:p>
          </draw:text-box>
        </draw:frame>
        <draw:path draw:style-name="gr11" draw:text-style-name="P12" draw:layer="layout" svg:width="8.171cm" svg:height="0.026cm" svg:x="9.281cm" svg:y="14.94cm" svg:viewBox="0 0 8172 27" svg:d="M5830 27h-1425v-27h1425zM5922 0h2250v27h-2250zM4314 27h-1303v-27h1303zM2919 27h-2486v-27h2486zM342 27h-342v-27h342z">
          <text:p/>
        </draw:path>
        <draw:path draw:style-name="gr11" draw:text-style-name="P12" draw:layer="layout" svg:width="8.382cm" svg:height="0.026cm" svg:x="3.033cm" svg:y="15.522cm" svg:viewBox="0 0 8383 27" svg:d="M8278 27h-2250v-27h2250zM8367 0h16v27h-16zM5937 27h-1426v-27h1426zM4420 27h-1303v-27h1303zM3026 27h-2486v-27h2486zM448 27h-334v-27h334zM24 27h-24v-27h24z">
          <text:p/>
        </draw:path>
        <draw:frame draw:style-name="gr10" draw:text-style-name="P11" draw:layer="layout" svg:width="13.891cm" svg:height="0.357cm" svg:x="3.563cm" svg:y="14.626cm">
          <draw:text-box>
            <text:p text:style-name="P4"><text:span text:style-name="T4"><text:s/>Leetcode – Partition Equal Subset Sum https://leetcode.com/problems/partition-equal-subset-sum/</text:span></text:p>
          </draw:text-box>
        </draw:frame>
        <draw:frame draw:style-name="gr10" draw:text-style-name="P11" draw:layer="layout" svg:width="8.384cm" svg:height="0.357cm" svg:x="3.034cm" svg:y="15.208cm">
          <draw:text-box>
            <text:p text:style-name="P4"><text:span text:style-name="T4">(https://leetcode.com/problems/partition-equal-subset-sum/)</text:span></text:p>
          </draw:text-box>
        </draw:frame>
        <draw:path draw:style-name="gr7" draw:text-style-name="P8" draw:layer="layout" svg:width="0.333cm" svg:height="0.334cm" svg:x="3.145cm" svg:y="15.765cm" svg:viewBox="0 0 334 335" svg:d="M0 282v-228c0-8 1-15 4-21 2-7 6-12 11-17 6-5 12-9 18-12 7-3 13-4 20-4h228c7 0 14 1 20 4 7 3 12 7 17 12s9 10 12 17c3 6 4 13 4 21v228c0 7-1 13-4 20-3 6-7 12-12 17s-10 9-17 11c-6 3-13 5-20 5h-228c-7 0-13-2-20-5-6-2-12-6-18-11-5-5-9-11-11-17-3-7-4-13-4-20z">
          <text:p/>
        </draw:path>
        <draw:path draw:style-name="gr8" draw:text-style-name="P9" draw:layer="layout" svg:width="0.333cm" svg:height="0.334cm" svg:x="3.145cm" svg:y="15.765cm" svg:viewBox="0 0 334 335" svg:d="M0 282v-228c0-8 1-15 4-21 2-7 6-12 11-17 6-5 12-9 18-12 7-3 13-4 20-4h228c7 0 14 1 20 4 7 3 12 7 17 12s9 10 12 17c3 6 4 13 4 21v228c0 7-1 13-4 20-3 6-7 12-12 17s-10 9-17 11c-6 3-13 5-20 5h-228c-7 0-13-2-20-5-6-2-12-6-18-11-5-5-9-11-11-17-3-7-4-13-4-20z">
          <text:p/>
        </draw:path>
        <draw:path draw:style-name="gr9" draw:text-style-name="P10" draw:layer="layout" svg:width="0.318cm" svg:height="0.318cm" svg:x="3.152cm" svg:y="15.773cm" svg:viewBox="0 0 319 319" svg:d="M0 266v-213c0-7 2-14 4-20 3-7 7-12 12-17s11-9 17-12c7-3 13-4 20-4h213c7 0 14 1 20 4 7 3 12 7 17 12s9 10 12 17c3 6 4 13 4 20v213c0 7-1 13-4 20-3 6-7 12-12 17s-10 9-17 12c-6 2-13 4-20 4h-213c-7 0-13-2-20-4-6-3-12-7-17-12s-9-11-12-17c-2-7-4-13-4-20z">
          <text:p/>
        </draw:path>
        <draw:frame draw:style-name="gr10" draw:text-style-name="P11" draw:layer="layout" svg:width="0.532cm" svg:height="0.357cm" svg:x="2.505cm" svg:y="15.817cm">
          <draw:text-box>
            <text:p text:style-name="P4"><text:span text:style-name="T4">14. </text:span></text:p>
          </draw:text-box>
        </draw:frame>
        <draw:path draw:style-name="gr11" draw:text-style-name="P12" draw:layer="layout" svg:width="5.065cm" svg:height="0.027cm" svg:x="6.827cm" svg:y="16.13cm" svg:viewBox="0 0 5066 28" svg:d="M1931 28h-1498v-28h1498zM2022 0h3044v28h-3044zM342 28h-342v-28h342z">
          <text:p/>
        </draw:path>
        <draw:path draw:style-name="gr11" draw:text-style-name="P12" draw:layer="layout" svg:width="5.364cm" svg:height="0.027cm" svg:x="11.892cm" svg:y="16.13cm" svg:viewBox="0 0 5365 28" svg:d="M5259 28h-3043v-28h3043zM5349 0h16v28h-16zM2125 28h-1498v-28h1498zM536 28h-335v-28h335zM112 28h-112v-28h112z">
          <text:p/>
        </draw:path>
        <draw:frame draw:style-name="gr10" draw:text-style-name="P11" draw:layer="layout" svg:width="13.696cm" svg:height="0.357cm" svg:x="3.563cm" svg:y="15.817cm">
          <draw:text-box>
            <text:p text:style-name="P4"><text:span text:style-name="T4"><text:s/>CSES – Edit Distance https://cses.fi/problemset/task/1724/ (https://cses.fi/problemset/task/1724/)</text:span></text:p>
          </draw:text-box>
        </draw:frame>
        <draw:frame draw:style-name="gr6" draw:text-style-name="P7" draw:layer="layout" svg:width="8.683cm" svg:height="0.712cm" svg:x="6.16cm" svg:y="16.827cm">
          <draw:text-box>
            <text:p text:style-name="P4"><text:span text:style-name="T3">3) CF Practice – Core Patterns</text:span></text:p>
          </draw:text-box>
        </draw:frame>
        <draw:path draw:style-name="gr7" draw:text-style-name="P8" draw:layer="layout" svg:width="0.333cm" svg:height="0.333cm" svg:x="3.145cm" svg:y="18.041cm" svg:viewBox="0 0 334 334" svg:d="M0 281v-229c0-7 1-13 4-20 2-6 6-12 11-17 6-5 12-9 18-11 7-3 13-4 20-4h228c7 0 14 1 20 4 7 2 12 6 17 11s9 11 12 17c3 7 4 13 4 20v229c0 7-1 14-4 20-3 7-7 12-12 17s-10 9-17 12c-6 3-13 4-20 4h-228c-7 0-13-1-20-4-6-3-12-7-18-12-5-5-9-10-11-17-3-6-4-13-4-20z">
          <text:p/>
        </draw:path>
        <draw:path draw:style-name="gr8" draw:text-style-name="P9" draw:layer="layout" svg:width="0.333cm" svg:height="0.333cm" svg:x="3.145cm" svg:y="18.041cm" svg:viewBox="0 0 334 334" svg:d="M0 281v-229c0-7 1-13 4-20 2-6 6-12 11-17 6-5 12-9 18-11 7-3 13-4 20-4h228c7 0 14 1 20 4 7 2 12 6 17 11s9 11 12 17c3 7 4 13 4 20v229c0 7-1 14-4 20-3 7-7 12-12 17s-10 9-17 12c-6 3-13 4-20 4h-228c-7 0-13-1-20-4-6-3-12-7-18-12-5-5-9-10-11-17-3-6-4-13-4-20z">
          <text:p/>
        </draw:path>
        <draw:path draw:style-name="gr9" draw:text-style-name="P10" draw:layer="layout" svg:width="0.318cm" svg:height="0.318cm" svg:x="3.152cm" svg:y="18.048cm" svg:viewBox="0 0 319 319" svg:d="M0 266v-213c0-7 2-13 4-20 3-6 7-12 12-17s11-9 17-11c7-3 13-5 20-5h213c7 0 14 2 20 5 7 2 12 6 17 11s9 11 12 17c3 7 4 13 4 20v213c0 7-1 14-4 20-3 7-7 13-12 17-5 5-10 9-17 12-6 3-13 4-20 4h-213c-7 0-13-1-20-4-6-3-12-7-17-12-5-4-9-10-12-17-2-6-4-13-4-20z">
          <text:p/>
        </draw:path>
        <draw:frame draw:style-name="gr10" draw:text-style-name="P11" draw:layer="layout" svg:width="0.532cm" svg:height="0.357cm" svg:x="2.505cm" svg:y="18.092cm">
          <draw:text-box>
            <text:p text:style-name="P4"><text:span text:style-name="T4">15. </text:span></text:p>
          </draw:text-box>
        </draw:frame>
        <draw:path draw:style-name="gr11" draw:text-style-name="P12" draw:layer="layout" svg:width="2.63cm" svg:height="0.026cm" svg:x="5.433cm" svg:y="18.406cm" svg:viewBox="0 0 2631 27" svg:d="M306 27h-306v-27h306zM398 0h2233v27h-2233z">
          <text:p/>
        </draw:path>
        <draw:path draw:style-name="gr11" draw:text-style-name="P12" draw:layer="layout" svg:width="7.482cm" svg:height="0.026cm" svg:x="8.063cm" svg:y="18.406cm" svg:viewBox="0 0 7483 27" svg:d="M7378 27h-2161v-27h2161zM7467 0h16v27h-16zM5125 27h-1567v-27h1567zM3466 27h-2839v-27h2839zM536 27h-334v-27h334zM112 27h-112v-27h112z">
          <text:p/>
        </draw:path>
        <draw:frame draw:style-name="gr10" draw:text-style-name="P11" draw:layer="layout" svg:width="11.985cm" svg:height="0.357cm" svg:x="3.563cm" svg:y="18.092cm">
          <draw:text-box>
            <text:p text:style-name="P4"><text:span text:style-name="T4"><text:s/>CF 1626A – Equidistant Letters (https://codeforces.com/problemset/problem/1626/A)</text:span></text:p>
          </draw:text-box>
        </draw:frame>
        <draw:path draw:style-name="gr7" draw:text-style-name="P8" draw:layer="layout" svg:width="0.333cm" svg:height="0.333cm" svg:x="3.145cm" svg:y="18.649cm" svg:viewBox="0 0 334 334" svg:d="M0 282v-229c0-7 1-14 4-20 2-7 6-12 11-17 6-5 12-9 18-12 7-3 13-4 20-4h228c7 0 14 1 20 4 7 3 12 7 17 12s9 10 12 17c3 6 4 13 4 20v229c0 7-1 13-4 20-3 6-7 12-12 17s-10 9-17 11c-6 3-13 4-20 4h-228c-7 0-13-1-20-4-6-2-12-6-18-11-5-5-9-11-11-17-3-7-4-13-4-20z">
          <text:p/>
        </draw:path>
        <draw:path draw:style-name="gr8" draw:text-style-name="P9" draw:layer="layout" svg:width="0.333cm" svg:height="0.333cm" svg:x="3.145cm" svg:y="18.649cm" svg:viewBox="0 0 334 334" svg:d="M0 282v-229c0-7 1-14 4-20 2-7 6-12 11-17 6-5 12-9 18-12 7-3 13-4 20-4h228c7 0 14 1 20 4 7 3 12 7 17 12s9 10 12 17c3 6 4 13 4 20v229c0 7-1 13-4 20-3 6-7 12-12 17s-10 9-17 11c-6 3-13 4-20 4h-228c-7 0-13-1-20-4-6-2-12-6-18-11-5-5-9-11-11-17-3-7-4-13-4-20z">
          <text:p/>
        </draw:path>
        <draw:path draw:style-name="gr9" draw:text-style-name="P10" draw:layer="layout" svg:width="0.318cm" svg:height="0.318cm" svg:x="3.152cm" svg:y="18.657cm" svg:viewBox="0 0 319 319" svg:d="M0 266v-213c0-7 2-14 4-20 3-7 7-13 12-17 5-5 11-9 17-12 7-3 13-4 20-4h213c7 0 14 1 20 4 7 3 12 7 17 12 5 4 9 10 12 17 3 6 4 13 4 20v213c0 7-1 13-4 20-3 6-7 12-12 17s-10 9-17 11c-6 3-13 5-20 5h-213c-7 0-13-2-20-5-6-2-12-6-17-11s-9-11-12-17c-2-7-4-13-4-20z">
          <text:p/>
        </draw:path>
        <draw:frame draw:style-name="gr10" draw:text-style-name="P11" draw:layer="layout" svg:width="0.532cm" svg:height="0.357cm" svg:x="2.505cm" svg:y="18.701cm">
          <draw:text-box>
            <text:p text:style-name="P4"><text:span text:style-name="T4">16. </text:span></text:p>
          </draw:text-box>
        </draw:frame>
        <draw:path draw:style-name="gr11" draw:text-style-name="P12" draw:layer="layout" svg:width="2.701cm" svg:height="0.027cm" svg:x="5.433cm" svg:y="19.014cm" svg:viewBox="0 0 2702 28" svg:d="M995 28h-995v-28h995zM1086 0h1616v28h-1616z">
          <text:p/>
        </draw:path>
        <draw:path draw:style-name="gr11" draw:text-style-name="P12" draw:layer="layout" svg:width="7.482cm" svg:height="0.027cm" svg:x="8.134cm" svg:y="19.014cm" svg:viewBox="0 0 7483 28" svg:d="M7377 28h-2161v-28h2161zM7467 0h16v28h-16zM5125 28h-1568v-28h1568zM3466 28h-2839v-28h2839zM536 28h-335v-28h335zM112 28h-112v-28h112z">
          <text:p/>
        </draw:path>
        <draw:frame draw:style-name="gr10" draw:text-style-name="P11" draw:layer="layout" svg:width="12.056cm" svg:height="0.357cm" svg:x="3.563cm" svg:y="18.701cm">
          <draw:text-box>
            <text:p text:style-name="P4"><text:span text:style-name="T4"><text:s/>CF 1363B – Subsequence Hate (https://codeforces.com/problemset/problem/1363/B)</text:span></text:p>
          </draw:text-box>
        </draw:frame>
        <draw:path draw:style-name="gr7" draw:text-style-name="P8" draw:layer="layout" svg:width="0.333cm" svg:height="0.333cm" svg:x="3.145cm" svg:y="19.258cm" svg:viewBox="0 0 334 334" svg:d="M0 281v-228c0-7 1-14 4-21 2-6 6-12 11-17 6-5 12-9 18-11 7-3 13-4 20-4h228c7 0 14 1 20 4 7 2 12 6 17 11s9 11 12 17c3 7 4 14 4 21v228c0 7-1 14-4 20-3 7-7 13-12 18-5 4-10 8-17 11-6 3-13 4-20 4h-228c-7 0-13-1-20-4-6-3-12-7-18-11-5-5-9-11-11-18-3-6-4-13-4-20z">
          <text:p/>
        </draw:path>
        <draw:path draw:style-name="gr8" draw:text-style-name="P9" draw:layer="layout" svg:width="0.333cm" svg:height="0.333cm" svg:x="3.145cm" svg:y="19.258cm" svg:viewBox="0 0 334 334" svg:d="M0 281v-228c0-7 1-14 4-21 2-6 6-12 11-17 6-5 12-9 18-11 7-3 13-4 20-4h228c7 0 14 1 20 4 7 2 12 6 17 11s9 11 12 17c3 7 4 14 4 21v228c0 7-1 14-4 20-3 7-7 13-12 18-5 4-10 8-17 11-6 3-13 4-20 4h-228c-7 0-13-1-20-4-6-3-12-7-18-11-5-5-9-11-11-18-3-6-4-13-4-20z">
          <text:p/>
        </draw:path>
        <draw:path draw:style-name="gr9" draw:text-style-name="P10" draw:layer="layout" svg:width="0.318cm" svg:height="0.317cm" svg:x="3.152cm" svg:y="19.266cm" svg:viewBox="0 0 319 318" svg:d="M0 265v-213c0-7 2-13 4-20 3-6 7-12 12-17s11-9 17-11c7-3 13-4 20-4h213c7 0 14 1 20 4 7 2 12 6 17 11s9 11 12 17c3 7 4 13 4 20v213c0 7-1 14-4 20-3 7-7 13-12 18s-10 8-17 11c-6 3-13 4-20 4h-213c-7 0-13-1-20-4-6-3-12-6-17-11s-9-11-12-18c-2-6-4-13-4-20z">
          <text:p/>
        </draw:path>
        <draw:frame draw:style-name="gr10" draw:text-style-name="P11" draw:layer="layout" svg:width="0.532cm" svg:height="0.357cm" svg:x="2.505cm" svg:y="19.309cm">
          <draw:text-box>
            <text:p text:style-name="P4"><text:span text:style-name="T4">17. </text:span></text:p>
          </draw:text-box>
        </draw:frame>
        <draw:polygon draw:style-name="gr11" draw:text-style-name="P12" draw:layer="layout" svg:width="2.153cm" svg:height="0.026cm" svg:x="5.433cm" svg:y="19.623cm" svg:viewBox="0 0 2154 27" draw:points="0,0 2154,0 2154,27 0,27">
          <text:p/>
        </draw:polygon>
        <draw:path draw:style-name="gr11" draw:text-style-name="P12" draw:layer="layout" svg:width="7.483cm" svg:height="0.026cm" svg:x="7.586cm" svg:y="19.623cm" svg:viewBox="0 0 7484 27" svg:d="M7378 27h-2161v-27h2161zM7467 0h17v27h-17zM5126 27h-1569v-27h1569zM3466 27h-2838v-27h2838zM536 27h-334v-27h334zM112 27h-112v-27h112z">
          <text:p/>
        </draw:path>
        <draw:frame draw:style-name="gr10" draw:text-style-name="P11" draw:layer="layout" svg:width="11.508cm" svg:height="0.357cm" svg:x="3.563cm" svg:y="19.309cm">
          <draw:text-box>
            <text:p text:style-name="P4"><text:span text:style-name="T4"><text:s/>CF 1485A – Add and Divide (https://codeforces.com/problemset/problem/1485/A)</text:span></text:p>
          </draw:text-box>
        </draw:frame>
        <draw:frame draw:style-name="gr5" draw:text-style-name="P6" draw:layer="layout" svg:width="12.972cm" svg:height="1.005cm" svg:x="4.349cm" svg:y="20.743cm">
          <draw:text-box>
            <text:p text:style-name="P4"><text:span text:style-name="T2"><text:s/>Level 2: Intermediate Structures</text:span></text:p>
          </draw:text-box>
        </draw:frame>
        <draw:frame draw:style-name="gr6" draw:text-style-name="P7" draw:layer="layout" svg:width="10.308cm" svg:height="0.712cm" svg:x="5.349cm" svg:y="22.409cm">
          <draw:text-box>
            <text:p text:style-name="P4"><text:span text:style-name="T3">1) Sequence &amp; Space-Optimized DP</text:span></text:p>
          </draw:text-box>
        </draw:frame>
        <draw:path draw:style-name="gr7" draw:text-style-name="P8" draw:layer="layout" svg:width="0.333cm" svg:height="0.334cm" svg:x="3.145cm" svg:y="23.623cm" svg:viewBox="0 0 334 335" svg:d="M0 282v-229c0-7 1-14 4-20 2-7 6-12 11-17 6-5 12-9 18-12 7-2 13-4 20-4h228c7 0 14 2 20 4 7 3 12 7 17 12s9 10 12 17c3 6 4 13 4 20v229c0 7-1 13-4 20-3 6-7 12-12 17s-10 9-17 12c-6 2-13 4-20 4h-228c-7 0-13-2-20-4-6-3-12-7-18-12-5-5-9-11-11-17-3-7-4-13-4-20z">
          <text:p/>
        </draw:path>
        <draw:path draw:style-name="gr8" draw:text-style-name="P9" draw:layer="layout" svg:width="0.333cm" svg:height="0.334cm" svg:x="3.145cm" svg:y="23.623cm" svg:viewBox="0 0 334 335" svg:d="M0 282v-229c0-7 1-14 4-20 2-7 6-12 11-17 6-5 12-9 18-12 7-2 13-4 20-4h228c7 0 14 2 20 4 7 3 12 7 17 12s9 10 12 17c3 6 4 13 4 20v229c0 7-1 13-4 20-3 6-7 12-12 17s-10 9-17 12c-6 2-13 4-20 4h-228c-7 0-13-2-20-4-6-3-12-7-18-12-5-5-9-11-11-17-3-7-4-13-4-20z">
          <text:p/>
        </draw:path>
        <draw:path draw:style-name="gr9" draw:text-style-name="P10" draw:layer="layout" svg:width="0.318cm" svg:height="0.318cm" svg:x="3.152cm" svg:y="23.631cm" svg:viewBox="0 0 319 319" svg:d="M0 265v-212c0-7 2-14 4-20 3-7 7-12 12-17s11-9 17-12c7-2 13-4 20-4h213c7 0 14 2 20 4 7 3 12 7 17 12s9 10 12 17c3 6 4 13 4 20v212c0 7-1 14-4 20-3 7-7 12-12 17-5 6-10 10-17 13-6 2-13 4-20 4h-213c-7 0-13-2-20-4-6-3-12-7-17-13-5-5-9-10-12-17-2-6-4-13-4-20z">
          <text:p/>
        </draw:path>
        <draw:frame draw:style-name="gr10" draw:text-style-name="P11" draw:layer="layout" svg:width="0.355cm" svg:height="0.357cm" svg:x="2.69cm" svg:y="23.675cm">
          <draw:text-box>
            <text:p text:style-name="P4"><text:span text:style-name="T4">1. </text:span></text:p>
          </draw:text-box>
        </draw:frame>
        <draw:path draw:style-name="gr11" draw:text-style-name="P12" draw:layer="layout" svg:width="5.041cm" svg:height="0.027cm" svg:x="6.262cm" svg:y="23.988cm" svg:viewBox="0 0 5042 28" svg:d="M1931 28h-1498v-28h1498zM2022 0h3020v28h-3020zM342 28h-342v-28h342z">
          <text:p/>
        </draw:path>
        <draw:path draw:style-name="gr11" draw:text-style-name="P12" draw:layer="layout" svg:width="5.341cm" svg:height="0.027cm" svg:x="11.303cm" svg:y="23.988cm" svg:viewBox="0 0 5342 28" svg:d="M5236 28h-3020v-28h3020zM5326 0h16v28h-16zM2125 28h-1498v-28h1498zM536 28h-335v-28h335zM112 28h-112v-28h112z">
          <text:p/>
        </draw:path>
        <draw:frame draw:style-name="gr10" draw:text-style-name="P11" draw:layer="layout" svg:width="13.131cm" svg:height="0.357cm" svg:x="3.563cm" svg:y="23.675cm">
          <draw:text-box>
            <text:p text:style-name="P4"><text:span text:style-name="T4"><text:s/>CSES – LIS O(n²) https://cses.fi/problemset/task/1144/ (https://cses.fi/problemset/task/1144/)</text:span></text:p>
          </draw:text-box>
        </draw:frame>
        <draw:path draw:style-name="gr7" draw:text-style-name="P8" draw:layer="layout" svg:width="0.333cm" svg:height="0.333cm" svg:x="3.145cm" svg:y="24.232cm" svg:viewBox="0 0 334 334" svg:d="M0 281v-228c0-7 1-14 4-21 2-6 6-12 11-17 6-5 12-8 18-11 7-3 13-4 20-4h228c7 0 14 1 20 4 7 3 12 6 17 11s9 11 12 17c3 7 4 14 4 21v228c0 7-1 14-4 21-3 6-7 12-12 17s-10 8-17 11c-6 3-13 4-20 4h-228c-7 0-13-1-20-4-6-3-12-6-18-11-5-5-9-11-11-17-3-7-4-14-4-21z">
          <text:p/>
        </draw:path>
        <draw:path draw:style-name="gr8" draw:text-style-name="P9" draw:layer="layout" svg:width="0.333cm" svg:height="0.333cm" svg:x="3.145cm" svg:y="24.232cm" svg:viewBox="0 0 334 334" svg:d="M0 281v-228c0-7 1-14 4-21 2-6 6-12 11-17 6-5 12-8 18-11 7-3 13-4 20-4h228c7 0 14 1 20 4 7 3 12 6 17 11s9 11 12 17c3 7 4 14 4 21v228c0 7-1 14-4 21-3 6-7 12-12 17s-10 8-17 11c-6 3-13 4-20 4h-228c-7 0-13-1-20-4-6-3-12-6-18-11-5-5-9-11-11-17-3-7-4-14-4-21z">
          <text:p/>
        </draw:path>
        <draw:path draw:style-name="gr9" draw:text-style-name="P10" draw:layer="layout" svg:width="0.318cm" svg:height="0.317cm" svg:x="3.152cm" svg:y="24.24cm" svg:viewBox="0 0 319 318" svg:d="M0 265v-211c0-7 2-14 4-21 3-6 7-12 12-17 5-6 11-10 17-12 7-3 13-4 20-4h213c7 0 14 1 20 4 7 2 12 6 17 12 5 5 9 11 12 17 3 7 4 14 4 21v211c0 7-1 14-4 21-3 6-7 12-12 17s-10 9-17 11c-6 3-13 4-20 4h-213c-7 0-13-1-20-4-6-2-12-6-17-11s-9-11-12-17c-2-7-4-14-4-21z">
          <text:p/>
        </draw:path>
        <draw:frame draw:style-name="gr10" draw:text-style-name="P11" draw:layer="layout" svg:width="0.355cm" svg:height="0.357cm" svg:x="2.69cm" svg:y="24.284cm">
          <draw:text-box>
            <text:p text:style-name="P4"><text:span text:style-name="T4">2. </text:span></text:p>
          </draw:text-box>
        </draw:frame>
        <draw:path draw:style-name="gr11" draw:text-style-name="P12" draw:layer="layout" svg:width="8.983cm" svg:height="0.026cm" svg:x="7.375cm" svg:y="24.597cm" svg:viewBox="0 0 8984 27" svg:d="M7948 27h-1049v-27h1049zM8039 0h945v27h-945zM6708 27h-1786v-27h1786zM4730 27h-1720v-27h1720zM2918 27h-2485v-27h2485zM342 27h-342v-27h342z">
          <text:p/>
        </draw:path>
        <draw:path draw:style-name="gr11" draw:text-style-name="P12" draw:layer="layout" svg:width="9.195cm" svg:height="0.026cm" svg:x="3.033cm" svg:y="25.179cm" svg:viewBox="0 0 9196 27" svg:d="M9090 27h-944v-27h944zM9180 0h16v27h-16zM8055 27h-1049v-27h1049zM6814 27h-1785v-27h1785zM4838 27h-1721v-27h1721zM3026 27h-2486v-27h2486zM448 27h-334v-27h334zM24 27h-24v-27h24z">
          <text:p/>
        </draw:path>
        <draw:frame draw:style-name="gr10" draw:text-style-name="P11" draw:layer="layout" svg:width="12.797cm" svg:height="0.357cm" svg:x="3.563cm" svg:y="24.284cm">
          <draw:text-box>
            <text:p text:style-name="P4"><text:span text:style-name="T4"><text:s/>Leetcode – LIS O(n log n) https://leetcode.com/problems/longest-increasing-subsequence/</text:span></text:p>
          </draw:text-box>
        </draw:frame>
        <draw:frame draw:style-name="gr10" draw:text-style-name="P11" draw:layer="layout" svg:width="9.197cm" svg:height="0.357cm" svg:x="3.034cm" svg:y="24.866cm">
          <draw:text-box>
            <text:p text:style-name="P4"><text:span text:style-name="T4">(https://leetcode.com/problems/longest-increasing-subsequence/)</text:span></text:p>
          </draw:text-box>
        </draw:frame>
        <draw:path draw:style-name="gr7" draw:text-style-name="P8" draw:layer="layout" svg:width="0.333cm" svg:height="0.334cm" svg:x="3.145cm" svg:y="25.422cm" svg:viewBox="0 0 334 335" svg:d="M0 282v-228c0-8 1-14 4-21 2-6 6-12 11-17 6-5 12-9 18-12 7-2 13-4 20-4h228c7 0 14 2 20 4 7 3 12 7 17 12s9 11 12 17c3 7 4 13 4 21v228c0 7-1 14-4 20-3 7-7 12-12 17s-10 9-17 12c-6 2-13 4-20 4h-228c-7 0-13-2-20-4-6-3-12-7-18-12-5-5-9-10-11-17-3-6-4-13-4-20z">
          <text:p/>
        </draw:path>
        <draw:path draw:style-name="gr8" draw:text-style-name="P9" draw:layer="layout" svg:width="0.333cm" svg:height="0.334cm" svg:x="3.145cm" svg:y="25.422cm" svg:viewBox="0 0 334 335" svg:d="M0 282v-228c0-8 1-14 4-21 2-6 6-12 11-17 6-5 12-9 18-12 7-2 13-4 20-4h228c7 0 14 2 20 4 7 3 12 7 17 12s9 11 12 17c3 7 4 13 4 21v228c0 7-1 14-4 20-3 7-7 12-12 17s-10 9-17 12c-6 2-13 4-20 4h-228c-7 0-13-2-20-4-6-3-12-7-18-12-5-5-9-10-11-17-3-6-4-13-4-20z">
          <text:p/>
        </draw:path>
        <draw:path draw:style-name="gr9" draw:text-style-name="P10" draw:layer="layout" svg:width="0.318cm" svg:height="0.318cm" svg:x="3.152cm" svg:y="25.43cm" svg:viewBox="0 0 319 319" svg:d="M0 266v-213c0-7 2-13 4-20 3-6 7-12 12-17s11-9 17-12c7-2 13-4 20-4h213c7 0 14 2 20 4 7 3 12 7 17 12s9 11 12 17c3 7 4 13 4 20v213c0 7-1 14-4 20-3 7-7 12-12 17s-10 9-17 12c-6 3-13 4-20 4h-213c-7 0-13-1-20-4-6-3-12-7-17-12s-9-10-12-17c-2-6-4-13-4-20z">
          <text:p/>
        </draw:path>
        <draw:frame draw:style-name="gr10" draw:text-style-name="P11" draw:layer="layout" svg:width="0.355cm" svg:height="0.357cm" svg:x="2.69cm" svg:y="25.474cm">
          <draw:text-box>
            <text:p text:style-name="P4"><text:span text:style-name="T4">3. </text:span></text:p>
          </draw:text-box>
        </draw:frame>
        <draw:frame draw:style-name="gr10" draw:text-style-name="P11" draw:layer="layout" svg:width="6.443cm" svg:height="0.357cm" svg:x="3.563cm" svg:y="25.474cm">
          <draw:text-box>
            <text:p text:style-name="P4"><text:span text:style-name="T4"><text:s/>Optimized 0/1 Knapsack (1D DP) (any judge)</text:span></text:p>
          </draw:text-box>
        </draw:frame>
        <draw:path draw:style-name="gr7" draw:text-style-name="P8" draw:layer="layout" svg:width="0.333cm" svg:height="0.333cm" svg:x="3.145cm" svg:y="26.031cm" svg:viewBox="0 0 334 334" svg:d="M0 281v-228c0-7 1-14 4-20 2-7 6-13 11-18 6-5 12-8 18-11 7-3 13-4 20-4h228c7 0 14 1 20 4 7 3 12 6 17 11s9 11 12 18c3 6 4 13 4 20v228c0 7-1 14-4 21-3 6-7 12-12 17s-10 9-17 11c-6 3-13 4-20 4h-228c-7 0-13-1-20-4-6-2-12-6-18-11-5-5-9-11-11-17-3-7-4-14-4-21z">
          <text:p/>
        </draw:path>
        <draw:path draw:style-name="gr8" draw:text-style-name="P9" draw:layer="layout" svg:width="0.333cm" svg:height="0.333cm" svg:x="3.145cm" svg:y="26.031cm" svg:viewBox="0 0 334 334" svg:d="M0 281v-228c0-7 1-14 4-20 2-7 6-13 11-18 6-5 12-8 18-11 7-3 13-4 20-4h228c7 0 14 1 20 4 7 3 12 6 17 11s9 11 12 18c3 6 4 13 4 20v228c0 7-1 14-4 21-3 6-7 12-12 17s-10 9-17 11c-6 3-13 4-20 4h-228c-7 0-13-1-20-4-6-2-12-6-18-11-5-5-9-11-11-17-3-7-4-14-4-21z">
          <text:p/>
        </draw:path>
        <draw:path draw:style-name="gr9" draw:text-style-name="P10" draw:layer="layout" svg:width="0.318cm" svg:height="0.317cm" svg:x="3.152cm" svg:y="26.039cm" svg:viewBox="0 0 319 318" svg:d="M0 265v-212c0-7 2-14 4-20 3-7 7-13 12-18s11-8 17-11c7-3 13-4 20-4h213c7 0 14 1 20 4 7 3 12 6 17 11s9 11 12 18c3 6 4 13 4 20v212c0 8-1 14-4 21-3 6-7 12-12 17s-10 9-17 11c-6 3-13 4-20 4h-213c-7 0-13-1-20-4-6-2-12-6-17-11s-9-11-12-17c-2-7-4-13-4-21z">
          <text:p/>
        </draw:path>
        <draw:frame draw:style-name="gr10" draw:text-style-name="P11" draw:layer="layout" svg:width="0.355cm" svg:height="0.357cm" svg:x="2.69cm" svg:y="26.083cm">
          <draw:text-box>
            <text:p text:style-name="P4"><text:span text:style-name="T4">4. </text:span></text:p>
          </draw:text-box>
        </draw:frame>
        <draw:path draw:style-name="gr11" draw:text-style-name="P12" draw:layer="layout" svg:width="6.654cm" svg:height="0.027cm" svg:x="7.638cm" svg:y="26.396cm" svg:viewBox="0 0 6655 28" svg:d="M343 28h-343v-28h343zM434 0h6221v28h-6221z">
          <text:p/>
        </draw:path>
        <draw:path draw:style-name="gr11" draw:text-style-name="P12" draw:layer="layout" svg:width="6.865cm" svg:height="0.027cm" svg:x="3.033cm" svg:y="26.978cm" svg:viewBox="0 0 6866 28" svg:d="M6761 28h-6220v-28h6220zM6850 0h16v28h-16zM449 28h-335v-28h335zM24 28h-24v-28h24z">
          <text:p/>
        </draw:path>
        <draw:frame draw:style-name="gr10" draw:text-style-name="P11" draw:layer="layout" svg:width="10.732cm" svg:height="0.357cm" svg:x="3.563cm" svg:y="26.083cm">
          <draw:text-box>
            <text:p text:style-name="P4"><text:span text:style-name="T4"><text:s/>Codeforces EDU – Digit DP https://codeforces.com/edu/course/2/lesson/4/2</text:span></text:p>
          </draw:text-box>
        </draw:frame>
        <draw:frame draw:style-name="gr10" draw:text-style-name="P11" draw:layer="layout" svg:width="6.867cm" svg:height="0.357cm" svg:x="3.034cm" svg:y="26.665cm">
          <draw:text-box>
            <text:p text:style-name="P4"><text:span text:style-name="T4">(https://codeforces.com/edu/course/2/lesson/4/2)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17.039cm" svg:height="25.744cm" svg:x="1.975cm" svg:y="1.975cm" svg:viewBox="0 0 17040 25745" draw:points="0,0 17040,0 17040,25745 0,25745">
          <text:p/>
        </draw:polygon>
        <draw:polygon draw:style-name="gr2" draw:text-style-name="P2" draw:layer="layout" svg:width="17.039cm" svg:height="0.026cm" svg:x="1.975cm" svg:y="11.209cm" svg:viewBox="0 0 17040 27" draw:points="0,0 17040,0 17040,27 0,27">
          <text:p/>
        </draw:polygon>
        <draw:polygon draw:style-name="gr3" draw:text-style-name="P3" draw:layer="layout" svg:width="17.039cm" svg:height="0.027cm" svg:x="1.975cm" svg:y="11.235cm" svg:viewBox="0 0 17040 28" draw:points="0,0 17040,0 17040,28 0,28">
          <text:p/>
        </draw:polygon>
        <draw:polygon draw:style-name="gr3" draw:text-style-name="P3" draw:layer="layout" svg:width="0.026cm" svg:height="0.027cm" svg:x="18.988cm" svg:y="11.235cm" svg:viewBox="0 0 27 28" draw:points="0,0 0,28 27,28">
          <text:p/>
        </draw:polygon>
        <draw:polygon draw:style-name="gr2" draw:text-style-name="P2" draw:layer="layout" svg:width="0.027cm" svg:height="0.053cm" svg:x="1.975cm" svg:y="11.209cm" svg:viewBox="0 0 28 54" draw:points="0,0 0,54 28,26 28,0">
          <text:p/>
        </draw:polygon>
        <draw:frame draw:style-name="gr6" draw:text-style-name="P7" draw:layer="layout" svg:width="6.672cm" svg:height="0.712cm" svg:x="7.176cm" svg:y="2.063cm">
          <draw:text-box>
            <text:p text:style-name="P4"><text:span text:style-name="T3">2) Graphs &amp; Trees Intro</text:span></text:p>
          </draw:text-box>
        </draw:frame>
        <draw:path draw:style-name="gr7" draw:text-style-name="P8" draw:layer="layout" svg:width="0.333cm" svg:height="0.333cm" svg:x="3.145cm" svg:y="3.277cm" svg:viewBox="0 0 334 334" svg:d="M0 281v-228c0-7 1-14 4-21 2-6 6-12 11-17 6-5 12-8 18-11 7-3 13-4 20-4h228c7 0 14 1 20 4 7 3 12 6 17 11s9 11 12 17c3 7 4 14 4 21v228c0 7-1 14-4 21-3 6-7 12-12 17s-10 8-17 11c-6 3-13 4-20 4h-228c-7 0-13-1-20-4-6-3-12-6-18-11-5-5-9-11-11-17-3-7-4-14-4-21z">
          <text:p/>
        </draw:path>
        <draw:path draw:style-name="gr8" draw:text-style-name="P9" draw:layer="layout" svg:width="0.333cm" svg:height="0.333cm" svg:x="3.145cm" svg:y="3.277cm" svg:viewBox="0 0 334 334" svg:d="M0 281v-228c0-7 1-14 4-21 2-6 6-12 11-17 6-5 12-8 18-11 7-3 13-4 20-4h228c7 0 14 1 20 4 7 3 12 6 17 11s9 11 12 17c3 7 4 14 4 21v228c0 7-1 14-4 21-3 6-7 12-12 17s-10 8-17 11c-6 3-13 4-20 4h-228c-7 0-13-1-20-4-6-3-12-6-18-11-5-5-9-11-11-17-3-7-4-14-4-21z">
          <text:p/>
        </draw:path>
        <draw:path draw:style-name="gr9" draw:text-style-name="P10" draw:layer="layout" svg:width="0.318cm" svg:height="0.317cm" svg:x="3.152cm" svg:y="3.285cm" svg:viewBox="0 0 319 318" svg:d="M0 265v-211c0-7 2-15 4-22 3-6 7-12 12-17s11-9 17-11c7-3 13-4 20-4h213c7 0 14 1 20 4 7 2 12 6 17 11s9 11 12 17c3 7 4 15 4 22v211c0 7-1 14-4 21-3 6-7 12-12 17s-10 9-17 11c-6 3-13 4-20 4h-213c-7 0-13-1-20-4-6-2-12-6-17-11s-9-11-12-17c-2-7-4-14-4-21z">
          <text:p/>
        </draw:path>
        <draw:frame draw:style-name="gr10" draw:text-style-name="P11" draw:layer="layout" svg:width="0.355cm" svg:height="0.357cm" svg:x="2.69cm" svg:y="3.329cm">
          <draw:text-box>
            <text:p text:style-name="P4"><text:span text:style-name="T4">5. </text:span></text:p>
          </draw:text-box>
        </draw:frame>
        <draw:path draw:style-name="gr11" draw:text-style-name="P12" draw:layer="layout" svg:width="5.041cm" svg:height="0.026cm" svg:x="6.263cm" svg:y="3.642cm" svg:viewBox="0 0 5042 27" svg:d="M1931 27h-1498v-27h1498zM2022 0h3020v27h-3020zM342 27h-342v-27h342z">
          <text:p/>
        </draw:path>
        <draw:path draw:style-name="gr11" draw:text-style-name="P12" draw:layer="layout" svg:width="5.341cm" svg:height="0.026cm" svg:x="11.304cm" svg:y="3.642cm" svg:viewBox="0 0 5342 27" svg:d="M5236 27h-3020v-27h3020zM5325 0h17v27h-17zM2125 27h-1498v-27h1498zM536 27h-335v-27h335zM112 27h-112v-27h112z">
          <text:p/>
        </draw:path>
        <draw:frame draw:style-name="gr10" draw:text-style-name="P11" draw:layer="layout" svg:width="13.131cm" svg:height="0.357cm" svg:x="3.563cm" svg:y="3.329cm">
          <draw:text-box>
            <text:p text:style-name="P4"><text:span text:style-name="T4"><text:s/>CSES – Labyrinth https://cses.fi/problemset/task/1193/ (https://cses.fi/problemset/task/1193/)</text:span></text:p>
          </draw:text-box>
        </draw:frame>
        <draw:path draw:style-name="gr7" draw:text-style-name="P8" draw:layer="layout" svg:width="0.333cm" svg:height="0.334cm" svg:x="3.145cm" svg:y="3.885cm" svg:viewBox="0 0 334 335" svg:d="M0 282v-229c0-7 1-14 4-20 2-6 6-12 11-17 6-5 12-9 18-12 7-2 13-4 20-4h228c7 0 14 2 20 4 7 3 12 7 17 12s9 11 12 17 4 13 4 20v229c0 7-1 14-4 20-3 7-7 12-12 17s-10 9-17 12c-6 2-13 4-20 4h-228c-7 0-13-2-20-4-6-3-12-7-18-12-5-5-9-10-11-17-3-6-4-13-4-20z">
          <text:p/>
        </draw:path>
        <draw:path draw:style-name="gr8" draw:text-style-name="P9" draw:layer="layout" svg:width="0.333cm" svg:height="0.334cm" svg:x="3.145cm" svg:y="3.885cm" svg:viewBox="0 0 334 335" svg:d="M0 282v-229c0-7 1-14 4-20 2-6 6-12 11-17 6-5 12-9 18-12 7-2 13-4 20-4h228c7 0 14 2 20 4 7 3 12 7 17 12s9 11 12 17 4 13 4 20v229c0 7-1 14-4 20-3 7-7 12-12 17s-10 9-17 12c-6 2-13 4-20 4h-228c-7 0-13-2-20-4-6-3-12-7-18-12-5-5-9-10-11-17-3-6-4-13-4-20z">
          <text:p/>
        </draw:path>
        <draw:path draw:style-name="gr9" draw:text-style-name="P10" draw:layer="layout" svg:width="0.318cm" svg:height="0.318cm" svg:x="3.152cm" svg:y="3.893cm" svg:viewBox="0 0 319 319" svg:d="M0 266v-213c0-7 2-14 4-20 3-7 7-12 12-17s11-9 17-12c7-2 13-4 20-4h213c7 0 14 2 20 4 7 3 12 7 17 12s9 10 12 17c3 6 4 13 4 20v213c0 7-1 14-4 20-3 7-7 12-12 17s-10 9-17 12c-6 2-13 4-20 4h-213c-7 0-13-2-20-4-6-3-12-7-17-12s-9-10-12-17c-2-6-4-13-4-20z">
          <text:p/>
        </draw:path>
        <draw:frame draw:style-name="gr10" draw:text-style-name="P11" draw:layer="layout" svg:width="0.355cm" svg:height="0.357cm" svg:x="2.69cm" svg:y="3.937cm">
          <draw:text-box>
            <text:p text:style-name="P4"><text:span text:style-name="T4">6. </text:span></text:p>
          </draw:text-box>
        </draw:frame>
        <draw:path draw:style-name="gr11" draw:text-style-name="P12" draw:layer="layout" svg:width="5.242cm" svg:height="0.028cm" svg:x="8.874cm" svg:y="4.25cm" svg:viewBox="0 0 5243 29" svg:d="M4697 29h-804v-29h804zM4888 0h355v29h-355zM3802 29h-1144v-29h1144zM2566 29h-2132v-29h2132zM343 29h-343v-29h343z">
          <text:p/>
        </draw:path>
        <draw:path draw:style-name="gr11" draw:text-style-name="P12" draw:layer="layout" svg:width="5.453cm" svg:height="0.026cm" svg:x="3.033cm" svg:y="4.833cm" svg:viewBox="0 0 5454 27" svg:d="M5348 27h-355v-27h355zM5438 0h16v27h-16zM4801 27h-802v-27h802zM3907 27h-1144v-27h1144zM2672 27h-2132v-27h2132zM448 27h-334v-27h334zM24 27h-24v-27h24z">
          <text:p/>
        </draw:path>
        <draw:frame draw:style-name="gr10" draw:text-style-name="P11" draw:layer="layout" svg:width="10.555cm" svg:height="0.357cm" svg:x="3.563cm" svg:y="3.937cm">
          <draw:text-box>
            <text:p text:style-name="P4"><text:span text:style-name="T4"><text:s/>Kilonova – Parcurgeri (NOI 2013 p1) https://kilonova.ro/problem/parcurgeri</text:span></text:p>
          </draw:text-box>
        </draw:frame>
        <draw:frame draw:style-name="gr10" draw:text-style-name="P11" draw:layer="layout" svg:width="5.455cm" svg:height="0.357cm" svg:x="3.034cm" svg:y="4.519cm">
          <draw:text-box>
            <text:p text:style-name="P4"><text:span text:style-name="T4">(https://kilonova.ro/problem/parcurgeri)</text:span></text:p>
          </draw:text-box>
        </draw:frame>
        <draw:path draw:style-name="gr7" draw:text-style-name="P8" draw:layer="layout" svg:width="0.333cm" svg:height="0.333cm" svg:x="3.145cm" svg:y="5.076cm" svg:viewBox="0 0 334 334" svg:d="M0 281v-228c0-7 1-14 4-20 2-7 6-13 11-18 6-4 12-8 18-11 7-3 13-4 20-4h228c7 0 14 1 20 4 7 3 12 7 17 11 5 5 9 11 12 18 3 6 4 13 4 20v228c0 7-1 14-4 21-3 6-7 12-12 17s-10 9-17 11c-6 3-13 4-20 4h-228c-7 0-13-1-20-4-6-2-12-6-18-11-5-5-9-11-11-17-3-7-4-14-4-21z">
          <text:p/>
        </draw:path>
        <draw:path draw:style-name="gr8" draw:text-style-name="P9" draw:layer="layout" svg:width="0.333cm" svg:height="0.333cm" svg:x="3.145cm" svg:y="5.076cm" svg:viewBox="0 0 334 334" svg:d="M0 281v-228c0-7 1-14 4-20 2-7 6-13 11-18 6-4 12-8 18-11 7-3 13-4 20-4h228c7 0 14 1 20 4 7 3 12 7 17 11 5 5 9 11 12 18 3 6 4 13 4 20v228c0 7-1 14-4 21-3 6-7 12-12 17s-10 9-17 11c-6 3-13 4-20 4h-228c-7 0-13-1-20-4-6-2-12-6-18-11-5-5-9-11-11-17-3-7-4-14-4-21z">
          <text:p/>
        </draw:path>
        <draw:path draw:style-name="gr9" draw:text-style-name="P10" draw:layer="layout" svg:width="0.318cm" svg:height="0.317cm" svg:x="3.152cm" svg:y="5.084cm" svg:viewBox="0 0 319 318" svg:d="M0 265v-212c0-7 2-14 4-20 3-7 7-13 12-18s11-8 17-11c7-3 13-4 20-4h213c7 0 14 1 20 4 7 3 12 6 17 11s9 11 12 18c3 6 4 13 4 20v212c0 8-1 14-4 21-3 6-7 12-12 17s-10 9-17 11c-6 3-13 4-20 4h-213c-7 0-13-1-20-4-6-2-12-6-17-11s-9-11-12-17c-2-7-4-13-4-21z">
          <text:p/>
        </draw:path>
        <draw:frame draw:style-name="gr10" draw:text-style-name="P11" draw:layer="layout" svg:width="0.355cm" svg:height="0.357cm" svg:x="2.69cm" svg:y="5.128cm">
          <draw:text-box>
            <text:p text:style-name="P4"><text:span text:style-name="T4">7. </text:span></text:p>
          </draw:text-box>
        </draw:frame>
        <draw:path draw:style-name="gr11" draw:text-style-name="P12" draw:layer="layout" svg:width="4.341cm" svg:height="0.027cm" svg:x="9.968cm" svg:y="5.441cm" svg:viewBox="0 0 4342 28" svg:d="M2567 28h-2133v-28h2133zM2658 0h1684v28h-1684zM342 28h-342v-28h342z">
          <text:p/>
        </draw:path>
        <draw:path draw:style-name="gr11" draw:text-style-name="P12" draw:layer="layout" svg:width="4.641cm" svg:height="0.027cm" svg:x="14.309cm" svg:y="5.441cm" svg:viewBox="0 0 4642 28" svg:d="M4537 28h-1685v-28h1685zM4626 0h16v28h-16zM2761 28h-2133v-28h2133zM536 28h-334v-28h334zM112 28h-112v-28h112z">
          <text:p/>
        </draw:path>
        <draw:frame draw:style-name="gr10" draw:text-style-name="P11" draw:layer="layout" svg:width="15.391cm" svg:height="0.357cm" svg:x="3.563cm" svg:y="5.128cm">
          <draw:text-box>
            <text:p text:style-name="P4"><text:span text:style-name="T4"><text:s/>Kilonova 533 – keidei (DFS pre-order / BFS) https://kilonova.ro/problem/533 (https://kilonova.ro/problem/533)</text:span></text:p>
          </draw:text-box>
        </draw:frame>
        <draw:path draw:style-name="gr7" draw:text-style-name="P8" draw:layer="layout" svg:width="0.333cm" svg:height="0.333cm" svg:x="3.145cm" svg:y="5.685cm" svg:viewBox="0 0 334 334" svg:d="M0 281v-229c0-7 1-13 4-20 2-6 6-12 11-17 6-5 12-9 18-11 7-3 13-4 20-4h228c7 0 14 1 20 4 7 2 12 6 17 11s9 11 12 17c3 7 4 13 4 20v229c0 7-1 14-4 20-3 7-7 12-12 17s-10 9-17 12c-6 3-13 4-20 4h-228c-7 0-13-1-20-4-6-3-12-7-18-12-5-5-9-10-11-17-3-6-4-13-4-20z">
          <text:p/>
        </draw:path>
        <draw:path draw:style-name="gr8" draw:text-style-name="P9" draw:layer="layout" svg:width="0.333cm" svg:height="0.333cm" svg:x="3.145cm" svg:y="5.685cm" svg:viewBox="0 0 334 334" svg:d="M0 281v-229c0-7 1-13 4-20 2-6 6-12 11-17 6-5 12-9 18-11 7-3 13-4 20-4h228c7 0 14 1 20 4 7 2 12 6 17 11s9 11 12 17c3 7 4 13 4 20v229c0 7-1 14-4 20-3 7-7 12-12 17s-10 9-17 12c-6 3-13 4-20 4h-228c-7 0-13-1-20-4-6-3-12-7-18-12-5-5-9-10-11-17-3-6-4-13-4-20z">
          <text:p/>
        </draw:path>
        <draw:path draw:style-name="gr9" draw:text-style-name="P10" draw:layer="layout" svg:width="0.318cm" svg:height="0.318cm" svg:x="3.152cm" svg:y="5.692cm" svg:viewBox="0 0 319 319" svg:d="M0 266v-213c0-7 2-13 4-20 3-6 7-12 12-17s11-9 17-12c7-2 13-4 20-4h213c7 0 14 2 20 4 7 3 12 7 17 12s9 11 12 17c3 7 4 13 4 20v213c0 7-1 14-4 20-3 7-7 12-12 17s-10 9-17 12c-6 3-13 4-20 4h-213c-7 0-13-1-20-4-6-3-12-7-17-12s-9-10-12-17c-2-6-4-13-4-20z">
          <text:p/>
        </draw:path>
        <draw:frame draw:style-name="gr10" draw:text-style-name="P11" draw:layer="layout" svg:width="0.355cm" svg:height="0.357cm" svg:x="2.69cm" svg:y="5.736cm">
          <draw:text-box>
            <text:p text:style-name="P4"><text:span text:style-name="T4">8. </text:span></text:p>
          </draw:text-box>
        </draw:frame>
        <draw:path draw:style-name="gr11" draw:text-style-name="P12" draw:layer="layout" svg:width="4.495cm" svg:height="0.026cm" svg:x="9.345cm" svg:y="6.05cm" svg:viewBox="0 0 4496 27" svg:d="M2567 27h-2133v-27h2133zM2658 0h1838v27h-1838zM342 27h-342v-27h342z">
          <text:p/>
        </draw:path>
        <draw:path draw:style-name="gr11" draw:text-style-name="P12" draw:layer="layout" svg:width="4.793cm" svg:height="0.026cm" svg:x="13.84cm" svg:y="6.05cm" svg:viewBox="0 0 4794 27" svg:d="M4689 27h-1838v-27h1838zM4779 0h15v27h-15zM2759 27h-2132v-27h2132zM536 27h-335v-27h335zM112 27h-112v-27h112z">
          <text:p/>
        </draw:path>
        <draw:frame draw:style-name="gr10" draw:text-style-name="P11" draw:layer="layout" svg:width="15.144cm" svg:height="0.357cm" svg:x="3.563cm" svg:y="5.736cm">
          <draw:text-box>
            <text:p text:style-name="P4"><text:span text:style-name="T4"><text:s/>Kilonova 1126 – sumarb (subtree sums) https://kilonova.ro/problem/1126 (https://kilonova.ro/problem/1126)</text:span></text:p>
          </draw:text-box>
        </draw:frame>
        <draw:path draw:style-name="gr7" draw:text-style-name="P8" draw:layer="layout" svg:width="0.333cm" svg:height="0.333cm" svg:x="3.145cm" svg:y="6.293cm" svg:viewBox="0 0 334 334" svg:d="M0 282v-229c0-7 1-14 4-20 2-7 6-12 11-17 6-5 12-9 18-12 7-3 13-4 20-4h228c7 0 14 1 20 4 7 3 12 7 17 12s9 10 12 17c3 6 4 13 4 20v229c0 7-1 13-4 20-3 6-7 12-12 17s-10 9-17 11c-6 3-13 4-20 4h-228c-7 0-13-1-20-4-6-2-12-6-18-11-5-5-9-11-11-17-3-7-4-13-4-20z">
          <text:p/>
        </draw:path>
        <draw:path draw:style-name="gr8" draw:text-style-name="P9" draw:layer="layout" svg:width="0.333cm" svg:height="0.333cm" svg:x="3.145cm" svg:y="6.293cm" svg:viewBox="0 0 334 334" svg:d="M0 282v-229c0-7 1-14 4-20 2-7 6-12 11-17 6-5 12-9 18-12 7-3 13-4 20-4h228c7 0 14 1 20 4 7 3 12 7 17 12s9 10 12 17c3 6 4 13 4 20v229c0 7-1 13-4 20-3 6-7 12-12 17s-10 9-17 11c-6 3-13 4-20 4h-228c-7 0-13-1-20-4-6-2-12-6-18-11-5-5-9-11-11-17-3-7-4-13-4-20z">
          <text:p/>
        </draw:path>
        <draw:path draw:style-name="gr9" draw:text-style-name="P10" draw:layer="layout" svg:width="0.318cm" svg:height="0.317cm" svg:x="3.152cm" svg:y="6.301cm" svg:viewBox="0 0 319 318" svg:d="M0 266v-213c0-7 2-14 4-20 3-7 7-13 12-18 5-4 11-8 17-11 7-3 13-4 20-4h213c7 0 14 1 20 4 7 3 12 7 17 11 5 5 9 11 12 18 3 6 4 13 4 20v213c0 7-1 13-4 20-3 6-7 12-12 17s-10 9-17 11c-6 3-13 4-20 4h-213c-7 0-13-1-20-4-6-2-12-6-17-11s-9-11-12-17c-2-7-4-13-4-20z">
          <text:p/>
        </draw:path>
        <draw:frame draw:style-name="gr10" draw:text-style-name="P11" draw:layer="layout" svg:width="0.355cm" svg:height="0.357cm" svg:x="2.69cm" svg:y="6.345cm">
          <draw:text-box>
            <text:p text:style-name="P4"><text:span text:style-name="T4">9. </text:span></text:p>
          </draw:text-box>
        </draw:frame>
        <draw:path draw:style-name="gr11" draw:text-style-name="P12" draw:layer="layout" svg:width="4.519cm" svg:height="0.027cm" svg:x="10.163cm" svg:y="6.658cm" svg:viewBox="0 0 4520 28" svg:d="M2567 28h-2133v-28h2133zM2659 0h1861v28h-1861zM343 28h-343v-28h343z">
          <text:p/>
        </draw:path>
        <draw:path draw:style-name="gr11" draw:text-style-name="P12" draw:layer="layout" svg:width="4.73cm" svg:height="0.028cm" svg:x="3.033cm" svg:y="7.24cm" svg:viewBox="0 0 4731 29" svg:d="M4625 29h-1862v-29h1862zM4715 0h16v29h-16zM2672 29h-2132v-29h2132zM448 29h-334v-29h334zM24 29h-24v-29h24z">
          <text:p/>
        </draw:path>
        <draw:frame draw:style-name="gr10" draw:text-style-name="P11" draw:layer="layout" svg:width="11.121cm" svg:height="0.357cm" svg:x="3.563cm" svg:y="6.345cm">
          <draw:text-box>
            <text:p text:style-name="P4"><text:span text:style-name="T4"><text:s/>Kilonova 1254 – depth (node depths via DFS) https://kilonova.ro/problem/1254</text:span></text:p>
          </draw:text-box>
        </draw:frame>
        <draw:frame draw:style-name="gr10" draw:text-style-name="P11" draw:layer="layout" svg:width="4.732cm" svg:height="0.357cm" svg:x="3.034cm" svg:y="6.927cm">
          <draw:text-box>
            <text:p text:style-name="P4"><text:span text:style-name="T4">(https://kilonova.ro/problem/1254)</text:span></text:p>
          </draw:text-box>
        </draw:frame>
        <draw:frame draw:style-name="gr6" draw:text-style-name="P7" draw:layer="layout" svg:width="8.295cm" svg:height="0.712cm" svg:x="6.354cm" svg:y="7.937cm">
          <draw:text-box>
            <text:p text:style-name="P4"><text:span text:style-name="T3">3) CF Practice – Intermediate</text:span></text:p>
          </draw:text-box>
        </draw:frame>
        <draw:path draw:style-name="gr7" draw:text-style-name="P8" draw:layer="layout" svg:width="0.333cm" svg:height="0.333cm" svg:x="3.145cm" svg:y="9.151cm" svg:viewBox="0 0 334 334" svg:d="M0 281v-228c0-7 1-13 4-20 2-6 6-12 11-17 6-5 12-10 18-12 7-3 13-4 20-4h228c7 0 14 1 20 4 7 2 12 7 17 12s9 11 12 17c3 7 4 13 4 20v228c0 7-1 14-4 20-3 7-7 12-12 17s-10 9-17 12c-6 3-13 4-20 4h-228c-7 0-13-1-20-4-6-3-12-7-18-12-5-5-9-10-11-17-3-6-4-13-4-20z">
          <text:p/>
        </draw:path>
        <draw:path draw:style-name="gr8" draw:text-style-name="P9" draw:layer="layout" svg:width="0.333cm" svg:height="0.333cm" svg:x="3.145cm" svg:y="9.151cm" svg:viewBox="0 0 334 334" svg:d="M0 281v-228c0-7 1-13 4-20 2-6 6-12 11-17 6-5 12-10 18-12 7-3 13-4 20-4h228c7 0 14 1 20 4 7 2 12 7 17 12s9 11 12 17c3 7 4 13 4 20v228c0 7-1 14-4 20-3 7-7 12-12 17s-10 9-17 12c-6 3-13 4-20 4h-228c-7 0-13-1-20-4-6-3-12-7-18-12-5-5-9-10-11-17-3-6-4-13-4-20z">
          <text:p/>
        </draw:path>
        <draw:path draw:style-name="gr9" draw:text-style-name="P10" draw:layer="layout" svg:width="0.318cm" svg:height="0.318cm" svg:x="3.152cm" svg:y="9.158cm" svg:viewBox="0 0 319 319" svg:d="M0 266v-213c0-7 2-13 4-20 3-6 7-12 12-17s11-9 17-11c7-3 13-5 20-5h213c7 0 14 2 20 5 7 2 12 6 17 11s9 11 12 17c3 7 4 13 4 20v213c0 7-1 14-4 20-3 7-7 13-12 17-5 5-10 9-17 12-6 3-13 4-20 4h-213c-7 0-13-1-20-4-6-3-12-7-17-12-5-4-9-10-12-17-2-6-4-13-4-20z">
          <text:p/>
        </draw:path>
        <draw:frame draw:style-name="gr10" draw:text-style-name="P11" draw:layer="layout" svg:width="0.532cm" svg:height="0.357cm" svg:x="2.505cm" svg:y="9.202cm">
          <draw:text-box>
            <text:p text:style-name="P4"><text:span text:style-name="T4">10. </text:span></text:p>
          </draw:text-box>
        </draw:frame>
        <draw:path draw:style-name="gr11" draw:text-style-name="P12" draw:layer="layout" svg:width="2.594cm" svg:height="0.026cm" svg:x="5.451cm" svg:y="9.516cm" svg:viewBox="0 0 2595 27" svg:d="M1560 27h-1560v-27h1560zM1652 0h943v27h-943z">
          <text:p/>
        </draw:path>
        <draw:path draw:style-name="gr11" draw:text-style-name="P12" draw:layer="layout" svg:width="7.499cm" svg:height="0.026cm" svg:x="8.045cm" svg:y="9.516cm" svg:viewBox="0 0 7500 27" svg:d="M7395 27h-2179v-27h2179zM7484 0h16v27h-16zM5125 27h-1567v-27h1567zM3466 27h-2839v-27h2839zM536 27h-335v-27h335zM112 27h-112v-27h112z">
          <text:p/>
        </draw:path>
        <draw:frame draw:style-name="gr10" draw:text-style-name="P11" draw:layer="layout" svg:width="11.984cm" svg:height="0.357cm" svg:x="3.563cm" svg:y="9.202cm">
          <draw:text-box>
            <text:p text:style-name="P4"><text:span text:style-name="T4"><text:s/>CF 1399C – Boats Competition (https://codeforces.com/problemset/problem/1399/C)</text:span></text:p>
          </draw:text-box>
        </draw:frame>
        <draw:path draw:style-name="gr7" draw:text-style-name="P8" draw:layer="layout" svg:width="0.333cm" svg:height="0.333cm" svg:x="3.145cm" svg:y="9.759cm" svg:viewBox="0 0 334 334" svg:d="M0 282v-229c0-7 1-14 4-20 2-7 6-12 11-17 6-5 12-9 18-12 7-3 13-4 20-4h228c7 0 14 1 20 4 7 3 12 7 17 12s9 10 12 17c3 6 4 13 4 20v229c0 7-1 13-4 20-3 6-7 12-12 17s-10 9-17 11c-6 3-13 4-20 4h-228c-7 0-13-1-20-4-6-2-12-6-18-11-5-5-9-11-11-17-3-7-4-13-4-20z">
          <text:p/>
        </draw:path>
        <draw:path draw:style-name="gr8" draw:text-style-name="P9" draw:layer="layout" svg:width="0.333cm" svg:height="0.333cm" svg:x="3.145cm" svg:y="9.759cm" svg:viewBox="0 0 334 334" svg:d="M0 282v-229c0-7 1-14 4-20 2-7 6-12 11-17 6-5 12-9 18-12 7-3 13-4 20-4h228c7 0 14 1 20 4 7 3 12 7 17 12s9 10 12 17c3 6 4 13 4 20v229c0 7-1 13-4 20-3 6-7 12-12 17s-10 9-17 11c-6 3-13 4-20 4h-228c-7 0-13-1-20-4-6-2-12-6-18-11-5-5-9-11-11-17-3-7-4-13-4-20z">
          <text:p/>
        </draw:path>
        <draw:path draw:style-name="gr9" draw:text-style-name="P10" draw:layer="layout" svg:width="0.318cm" svg:height="0.318cm" svg:x="3.152cm" svg:y="9.767cm" svg:viewBox="0 0 319 319" svg:d="M0 266v-213c0-7 2-14 4-20 3-7 7-13 12-17 5-5 11-9 17-12 7-3 13-4 20-4h213c7 0 14 1 20 4 7 3 12 7 17 12 5 4 9 10 12 17 3 6 4 13 4 20v213c0 7-1 13-4 20-3 6-7 12-12 17s-10 9-17 12c-6 2-13 4-20 4h-213c-7 0-13-2-20-4-6-3-12-7-17-12s-9-11-12-17c-2-7-4-13-4-20z">
          <text:p/>
        </draw:path>
        <draw:frame draw:style-name="gr10" draw:text-style-name="P11" draw:layer="layout" svg:width="0.532cm" svg:height="0.357cm" svg:x="2.531cm" svg:y="9.811cm">
          <draw:text-box>
            <text:p text:style-name="P4"><text:span text:style-name="T4">11. </text:span></text:p>
          </draw:text-box>
        </draw:frame>
        <draw:path draw:style-name="gr11" draw:text-style-name="P12" draw:layer="layout" svg:width="1.588cm" svg:height="0.027cm" svg:x="5.433cm" svg:y="10.124cm" svg:viewBox="0 0 1589 28" svg:d="M638 28h-638v-28h638zM829 0h760v28h-760z">
          <text:p/>
        </draw:path>
        <draw:path draw:style-name="gr11" draw:text-style-name="P12" draw:layer="layout" svg:width="7.482cm" svg:height="0.027cm" svg:x="7.021cm" svg:y="10.124cm" svg:viewBox="0 0 7483 28" svg:d="M7378 28h-2161v-28h2161zM7467 0h16v28h-16zM5125 28h-1568v-28h1568zM3466 28h-2838v-28h2838zM536 28h-334v-28h334zM112 28h-112v-28h112z">
          <text:p/>
        </draw:path>
        <draw:frame draw:style-name="gr10" draw:text-style-name="P11" draw:layer="layout" svg:width="10.943cm" svg:height="0.357cm" svg:x="3.563cm" svg:y="9.811cm">
          <draw:text-box>
            <text:p text:style-name="P4"><text:span text:style-name="T4"><text:s/>CF 1473B – String LCM (https://codeforces.com/problemset/problem/1473/B)</text:span></text:p>
          </draw:text-box>
        </draw:frame>
        <draw:path draw:style-name="gr7" draw:text-style-name="P8" draw:layer="layout" svg:width="0.333cm" svg:height="0.333cm" svg:x="3.145cm" svg:y="10.368cm" svg:viewBox="0 0 334 334" svg:d="M0 281v-228c0-7 1-14 4-21 2-6 6-12 11-17 6-5 12-9 18-11 7-3 13-4 20-4h228c7 0 14 1 20 4 7 2 12 6 17 11s9 11 12 17c3 7 4 14 4 21v228c0 7-1 14-4 20-3 7-7 13-12 18-5 4-10 8-17 11-6 3-13 4-20 4h-228c-7 0-13-1-20-4-6-3-12-7-18-11-5-5-9-11-11-18-3-6-4-13-4-20z">
          <text:p/>
        </draw:path>
        <draw:path draw:style-name="gr8" draw:text-style-name="P9" draw:layer="layout" svg:width="0.333cm" svg:height="0.333cm" svg:x="3.145cm" svg:y="10.368cm" svg:viewBox="0 0 334 334" svg:d="M0 281v-228c0-7 1-14 4-21 2-6 6-12 11-17 6-5 12-9 18-11 7-3 13-4 20-4h228c7 0 14 1 20 4 7 2 12 6 17 11s9 11 12 17c3 7 4 14 4 21v228c0 7-1 14-4 20-3 7-7 13-12 18-5 4-10 8-17 11-6 3-13 4-20 4h-228c-7 0-13-1-20-4-6-3-12-7-18-11-5-5-9-11-11-18-3-6-4-13-4-20z">
          <text:p/>
        </draw:path>
        <draw:path draw:style-name="gr9" draw:text-style-name="P10" draw:layer="layout" svg:width="0.318cm" svg:height="0.317cm" svg:x="3.152cm" svg:y="10.376cm" svg:viewBox="0 0 319 318" svg:d="M0 265v-213c0-7 2-13 4-20 3-6 7-12 12-17s11-9 17-11c7-3 13-4 20-4h213c7 0 14 1 20 4 7 2 12 6 17 11s9 11 12 17c3 7 4 13 4 20v213c0 7-1 14-4 20-3 7-7 13-12 18s-10 8-17 11c-6 3-13 4-20 4h-213c-7 0-13-1-20-4-6-3-12-6-17-11s-9-11-12-18c-2-6-4-13-4-20z">
          <text:p/>
        </draw:path>
        <draw:frame draw:style-name="gr10" draw:text-style-name="P11" draw:layer="layout" svg:width="0.532cm" svg:height="0.357cm" svg:x="2.505cm" svg:y="10.419cm">
          <draw:text-box>
            <text:p text:style-name="P4"><text:span text:style-name="T4">12. </text:span></text:p>
          </draw:text-box>
        </draw:frame>
        <draw:path draw:style-name="gr11" draw:text-style-name="P12" draw:layer="layout" svg:width="1.958cm" svg:height="0.026cm" svg:x="5.451cm" svg:y="10.733cm" svg:viewBox="0 0 1959 27" svg:d="M1766 27h-1766v-27h1766zM1957 0h2v27h-2z">
          <text:p/>
        </draw:path>
        <draw:path draw:style-name="gr11" draw:text-style-name="P12" draw:layer="layout" svg:width="7.5cm" svg:height="0.026cm" svg:x="7.409cm" svg:y="10.733cm" svg:viewBox="0 0 7501 27" svg:d="M7395 27h-2178v-27h2178zM7485 0h16v27h-16zM5125 27h-1568v-27h1568zM3465 27h-2838v-27h2838zM536 27h-334v-27h334zM112 27h-112v-27h112z">
          <text:p/>
        </draw:path>
        <draw:frame draw:style-name="gr10" draw:text-style-name="P11" draw:layer="layout" svg:width="11.349cm" svg:height="0.357cm" svg:x="3.563cm" svg:y="10.419cm">
          <draw:text-box>
            <text:p text:style-name="P4"><text:span text:style-name="T4"><text:s/>CF 1500C – Matrix Sorting (https://codeforces.com/problemset/problem/1500/C)</text:span></text:p>
          </draw:text-box>
        </draw:frame>
        <draw:frame draw:style-name="gr5" draw:text-style-name="P6" draw:layer="layout" svg:width="10.528cm" svg:height="1.005cm" svg:x="5.62cm" svg:y="11.853cm">
          <draw:text-box>
            <text:p text:style-name="P4"><text:span text:style-name="T2"><text:s/>Level 3: Advanced Topics</text:span></text:p>
          </draw:text-box>
        </draw:frame>
        <draw:path draw:style-name="gr7" draw:text-style-name="P8" draw:layer="layout" svg:width="0.333cm" svg:height="0.333cm" svg:x="3.145cm" svg:y="13.384cm" svg:viewBox="0 0 334 334" svg:d="M0 281v-228c0-7 1-14 4-20 2-7 6-13 11-18 6-5 12-8 18-11 7-3 13-4 20-4h228c7 0 14 1 20 4 7 3 12 6 17 11s9 11 12 18c3 6 4 13 4 20v228c0 7-1 14-4 21-3 6-7 12-12 17s-10 9-17 11c-6 3-13 4-20 4h-228c-7 0-13-1-20-4-6-2-12-6-18-11-5-5-9-11-11-17-3-7-4-14-4-21z">
          <text:p/>
        </draw:path>
        <draw:path draw:style-name="gr8" draw:text-style-name="P9" draw:layer="layout" svg:width="0.333cm" svg:height="0.333cm" svg:x="3.145cm" svg:y="13.384cm" svg:viewBox="0 0 334 334" svg:d="M0 281v-228c0-7 1-14 4-20 2-7 6-13 11-18 6-5 12-8 18-11 7-3 13-4 20-4h228c7 0 14 1 20 4 7 3 12 6 17 11s9 11 12 18c3 6 4 13 4 20v228c0 7-1 14-4 21-3 6-7 12-12 17s-10 9-17 11c-6 3-13 4-20 4h-228c-7 0-13-1-20-4-6-2-12-6-18-11-5-5-9-11-11-17-3-7-4-14-4-21z">
          <text:p/>
        </draw:path>
        <draw:path draw:style-name="gr9" draw:text-style-name="P10" draw:layer="layout" svg:width="0.318cm" svg:height="0.317cm" svg:x="3.152cm" svg:y="13.392cm" svg:viewBox="0 0 319 318" svg:d="M0 265v-212c0-7 2-14 4-21 3-6 7-12 12-17s11-8 17-11c7-3 13-4 20-4h213c7 0 14 1 20 4 7 3 12 6 17 11s9 11 12 17c3 7 4 14 4 21v212c0 7-1 14-4 21-3 6-7 12-12 17s-10 9-17 11c-6 3-13 4-20 4h-213c-7 0-13-1-20-4-6-2-12-6-17-11s-9-11-12-17c-2-7-4-14-4-21z">
          <text:p/>
        </draw:path>
        <draw:frame draw:style-name="gr10" draw:text-style-name="P11" draw:layer="layout" svg:width="0.355cm" svg:height="0.357cm" svg:x="2.69cm" svg:y="13.436cm">
          <draw:text-box>
            <text:p text:style-name="P4"><text:span text:style-name="T4">1. </text:span></text:p>
          </draw:text-box>
        </draw:frame>
        <draw:path draw:style-name="gr11" draw:text-style-name="P12" draw:layer="layout" svg:width="5.041cm" svg:height="0.026cm" svg:x="7.462cm" svg:y="13.749cm" svg:viewBox="0 0 5042 27" svg:d="M1931 27h-1497v-27h1497zM2022 0h3020v27h-3020zM343 27h-343v-27h343z">
          <text:p/>
        </draw:path>
        <draw:path draw:style-name="gr11" draw:text-style-name="P12" draw:layer="layout" svg:width="5.341cm" svg:height="0.026cm" svg:x="12.503cm" svg:y="13.749cm" svg:viewBox="0 0 5342 27" svg:d="M5236 27h-3020v-27h3020zM5326 0h16v27h-16zM2125 27h-1497v-27h1497zM536 27h-334v-27h334zM112 27h-112v-27h112z">
          <text:p/>
        </draw:path>
        <draw:frame draw:style-name="gr10" draw:text-style-name="P11" draw:layer="layout" svg:width="14.331cm" svg:height="0.357cm" svg:x="3.563cm" svg:y="13.436cm">
          <draw:text-box>
            <text:p text:style-name="P4"><text:span text:style-name="T4"><text:s/>CSES – Subarray Divisors https://cses.fi/problemset/task/1139/ (https://cses.fi/problemset/task/1139/)</text:span></text:p>
          </draw:text-box>
        </draw:frame>
        <draw:path draw:style-name="gr7" draw:text-style-name="P8" draw:layer="layout" svg:width="0.333cm" svg:height="0.334cm" svg:x="3.145cm" svg:y="13.992cm" svg:viewBox="0 0 334 335" svg:d="M0 282v-229c0-7 1-13 4-20 2-6 6-12 11-17 6-5 12-9 18-12 7-2 13-4 20-4h228c7 0 14 2 20 4 7 3 12 7 17 12s9 11 12 17c3 7 4 13 4 20v229c0 7-1 14-4 20-3 7-7 12-12 17s-10 9-17 12c-6 2-13 4-20 4h-228c-7 0-13-2-20-4-6-3-12-7-18-12-5-5-9-10-11-17-3-6-4-13-4-20z">
          <text:p/>
        </draw:path>
        <draw:path draw:style-name="gr8" draw:text-style-name="P9" draw:layer="layout" svg:width="0.333cm" svg:height="0.334cm" svg:x="3.145cm" svg:y="13.992cm" svg:viewBox="0 0 334 335" svg:d="M0 282v-229c0-7 1-13 4-20 2-6 6-12 11-17 6-5 12-9 18-12 7-2 13-4 20-4h228c7 0 14 2 20 4 7 3 12 7 17 12s9 11 12 17c3 7 4 13 4 20v229c0 7-1 14-4 20-3 7-7 12-12 17s-10 9-17 12c-6 2-13 4-20 4h-228c-7 0-13-2-20-4-6-3-12-7-18-12-5-5-9-10-11-17-3-6-4-13-4-20z">
          <text:p/>
        </draw:path>
        <draw:path draw:style-name="gr9" draw:text-style-name="P10" draw:layer="layout" svg:width="0.318cm" svg:height="0.318cm" svg:x="3.152cm" svg:y="14cm" svg:viewBox="0 0 319 319" svg:d="M0 266v-213c0-7 2-13 4-20 3-6 7-12 12-17s11-9 17-12c7-2 13-4 20-4h213c7 0 14 2 20 4 7 3 12 7 17 12s9 11 12 17c3 7 4 13 4 20v213c0 7-1 14-4 20-3 7-7 12-12 17s-10 9-17 12c-6 3-13 4-20 4h-213c-7 0-13-1-20-4-6-3-12-7-17-12s-9-10-12-17c-2-6-4-13-4-20z">
          <text:p/>
        </draw:path>
        <draw:frame draw:style-name="gr10" draw:text-style-name="P11" draw:layer="layout" svg:width="0.355cm" svg:height="0.357cm" svg:x="2.69cm" svg:y="14.044cm">
          <draw:text-box>
            <text:p text:style-name="P4"><text:span text:style-name="T4">2. </text:span></text:p>
          </draw:text-box>
        </draw:frame>
        <draw:path draw:style-name="gr11" draw:text-style-name="P12" draw:layer="layout" svg:width="5.065cm" svg:height="0.026cm" svg:x="7.162cm" svg:y="14.358cm" svg:viewBox="0 0 5066 27" svg:d="M1931 27h-1496v-27h1496zM2023 0h3043v27h-3043zM342 27h-342v-27h342z">
          <text:p/>
        </draw:path>
        <draw:path draw:style-name="gr11" draw:text-style-name="P12" draw:layer="layout" svg:width="5.364cm" svg:height="0.026cm" svg:x="12.227cm" svg:y="14.358cm" svg:viewBox="0 0 5365 27" svg:d="M5260 27h-3044v-27h3044zM5349 0h16v27h-16zM2125 27h-1498v-27h1498zM536 27h-335v-27h335zM112 27h-112v-27h112z">
          <text:p/>
        </draw:path>
        <draw:frame draw:style-name="gr10" draw:text-style-name="P11" draw:layer="layout" svg:width="14.031cm" svg:height="0.357cm" svg:x="3.563cm" svg:y="14.044cm">
          <draw:text-box>
            <text:p text:style-name="P4"><text:span text:style-name="T4"><text:s/>CSES – Removal Game https://cses.fi/problemset/task/1097/ (https://cses.fi/problemset/task/1097/)</text:span></text:p>
          </draw:text-box>
        </draw:frame>
        <draw:path draw:style-name="gr7" draw:text-style-name="P8" draw:layer="layout" svg:width="0.333cm" svg:height="0.333cm" svg:x="3.145cm" svg:y="14.601cm" svg:viewBox="0 0 334 334" svg:d="M0 281v-228c0-7 1-14 4-20 2-7 6-13 11-18 6-4 12-8 18-11 7-3 13-4 20-4h228c7 0 14 1 20 4 7 3 12 7 17 11 5 5 9 11 12 18 3 6 4 13 4 20v228c0 7-1 14-4 21-3 6-7 12-12 17s-10 9-17 11c-6 3-13 4-20 4h-228c-7 0-13-1-20-4-6-2-12-6-18-11-5-5-9-11-11-17-3-7-4-14-4-21z">
          <text:p/>
        </draw:path>
        <draw:path draw:style-name="gr8" draw:text-style-name="P9" draw:layer="layout" svg:width="0.333cm" svg:height="0.333cm" svg:x="3.145cm" svg:y="14.601cm" svg:viewBox="0 0 334 334" svg:d="M0 281v-228c0-7 1-14 4-20 2-7 6-13 11-18 6-4 12-8 18-11 7-3 13-4 20-4h228c7 0 14 1 20 4 7 3 12 7 17 11 5 5 9 11 12 18 3 6 4 13 4 20v228c0 7-1 14-4 21-3 6-7 12-12 17s-10 9-17 11c-6 3-13 4-20 4h-228c-7 0-13-1-20-4-6-2-12-6-18-11-5-5-9-11-11-17-3-7-4-14-4-21z">
          <text:p/>
        </draw:path>
        <draw:path draw:style-name="gr9" draw:text-style-name="P10" draw:layer="layout" svg:width="0.318cm" svg:height="0.317cm" svg:x="3.152cm" svg:y="14.609cm" svg:viewBox="0 0 319 318" svg:d="M0 265v-212c0-7 2-14 4-20 3-7 7-13 12-18s11-8 17-11c7-3 13-4 20-4h213c7 0 14 1 20 4 7 3 12 6 17 11s9 11 12 18c3 6 4 13 4 20v212c0 8-1 14-4 21-3 6-7 12-12 17s-10 9-17 11c-6 3-13 4-20 4h-213c-7 0-13-1-20-4-6-2-12-6-17-11s-9-11-12-17c-2-7-4-13-4-21z">
          <text:p/>
        </draw:path>
        <draw:frame draw:style-name="gr10" draw:text-style-name="P11" draw:layer="layout" svg:width="0.355cm" svg:height="0.357cm" svg:x="2.69cm" svg:y="14.653cm">
          <draw:text-box>
            <text:p text:style-name="P4"><text:span text:style-name="T4">3. </text:span></text:p>
          </draw:text-box>
        </draw:frame>
        <draw:path draw:style-name="gr11" draw:text-style-name="P12" draw:layer="layout" svg:width="7.182cm" svg:height="0.027cm" svg:x="10.305cm" svg:y="14.966cm" svg:viewBox="0 0 7183 28" svg:d="M5443 28h-520v-28h520zM5535 0h1648v28h-1648zM4732 28h-1721v-28h1721zM2920 28h-2487v-28h2487zM342 28h-342v-28h342z">
          <text:p/>
        </draw:path>
        <draw:path draw:style-name="gr11" draw:text-style-name="P12" draw:layer="layout" svg:width="1.977cm" svg:height="0.027cm" svg:x="3.033cm" svg:y="15.548cm" svg:viewBox="0 0 1978 28" svg:d="M942 28h-942v-28h942zM1033 0h945v28h-945z">
          <text:p/>
        </draw:path>
        <draw:frame draw:style-name="gr10" draw:text-style-name="P11" draw:layer="layout" svg:width="13.927cm" svg:height="0.357cm" svg:x="3.563cm" svg:y="14.653cm">
          <draw:text-box>
            <text:p text:style-name="P4"><text:span text:style-name="T4"><text:s/>Leetcode – Longest Palindromic Subsequence https://leetcode.com/problems/longest-palindromic-</text:span></text:p>
          </draw:text-box>
        </draw:frame>
        <draw:path draw:style-name="gr11" draw:text-style-name="P12" draw:layer="layout" svg:width="9.459cm" svg:height="0.027cm" svg:x="5.01cm" svg:y="15.548cm" svg:viewBox="0 0 9460 28" svg:d="M9355 28h-946v-28h946zM9444 0h16v28h-16zM8318 28h-2590v-28h2590zM5637 28h-521v-28h521zM4925 28h-1721v-28h1721zM3113 28h-2485v-28h2485zM536 28h-334v-28h334zM112 28h-112v-28h112z">
          <text:p/>
        </draw:path>
        <draw:frame draw:style-name="gr10" draw:text-style-name="P11" draw:layer="layout" svg:width="11.438cm" svg:height="0.357cm" svg:x="3.034cm" svg:y="15.235cm">
          <draw:text-box>
            <text:p text:style-name="P4"><text:span text:style-name="T4">subsequence/ (https://leetcode.com/problems/longest-palindromic-subsequence/)</text:span></text:p>
          </draw:text-box>
        </draw:frame>
        <draw:path draw:style-name="gr7" draw:text-style-name="P8" draw:layer="layout" svg:width="0.333cm" svg:height="0.333cm" svg:x="3.145cm" svg:y="15.792cm" svg:viewBox="0 0 334 334" svg:d="M0 281v-227c0-8 1-14 4-21 2-6 6-13 11-18 6-5 12-9 18-11 7-3 13-4 20-4h228c7 0 14 1 20 4 7 2 12 6 17 11s9 12 12 18c3 7 4 13 4 21v227c0 7-1 14-4 20-3 7-7 13-12 17-5 5-10 9-17 12-6 3-13 4-20 4h-228c-7 0-13-1-20-4-6-3-12-7-18-12-5-4-9-10-11-17-3-6-4-13-4-20z">
          <text:p/>
        </draw:path>
        <draw:path draw:style-name="gr8" draw:text-style-name="P9" draw:layer="layout" svg:width="0.333cm" svg:height="0.333cm" svg:x="3.145cm" svg:y="15.792cm" svg:viewBox="0 0 334 334" svg:d="M0 281v-227c0-8 1-14 4-21 2-6 6-13 11-18 6-5 12-9 18-11 7-3 13-4 20-4h228c7 0 14 1 20 4 7 2 12 6 17 11s9 12 12 18c3 7 4 13 4 21v227c0 7-1 14-4 20-3 7-7 13-12 17-5 5-10 9-17 12-6 3-13 4-20 4h-228c-7 0-13-1-20-4-6-3-12-7-18-12-5-4-9-10-11-17-3-6-4-13-4-20z">
          <text:p/>
        </draw:path>
        <draw:path draw:style-name="gr9" draw:text-style-name="P10" draw:layer="layout" svg:width="0.318cm" svg:height="0.317cm" svg:x="3.152cm" svg:y="15.8cm" svg:viewBox="0 0 319 318" svg:d="M0 265v-213c0-7 2-13 4-20 3-6 7-12 12-17s11-9 17-11c7-3 13-4 20-4h213c7 0 14 1 20 4 7 2 12 6 17 11s9 11 12 17c3 7 4 13 4 20v213c0 7-1 14-4 20-3 7-7 13-12 18-5 4-10 8-17 11-6 3-13 4-20 4h-213c-7 0-13-1-20-4-6-3-12-7-17-11-5-5-9-11-12-18-2-6-4-13-4-20z">
          <text:p/>
        </draw:path>
        <draw:frame draw:style-name="gr10" draw:text-style-name="P11" draw:layer="layout" svg:width="0.355cm" svg:height="0.357cm" svg:x="2.69cm" svg:y="15.843cm">
          <draw:text-box>
            <text:p text:style-name="P4"><text:span text:style-name="T4">4. </text:span></text:p>
          </draw:text-box>
        </draw:frame>
        <draw:path draw:style-name="gr11" draw:text-style-name="P12" draw:layer="layout" svg:width="7.888cm" svg:height="0.026cm" svg:x="8.946cm" svg:y="16.157cm" svg:viewBox="0 0 7889 27" svg:d="M7361 27h-1280v-27h1280zM7552 0h337v27h-337zM5990 27h-1585v-27h1585zM4313 27h-1302v-27h1302zM2919 27h-2486v-27h2486zM342 27h-342v-27h342z">
          <text:p/>
        </draw:path>
        <draw:path draw:style-name="gr11" draw:text-style-name="P12" draw:layer="layout" svg:width="8.1cm" svg:height="0.026cm" svg:x="3.033cm" svg:y="16.739cm" svg:viewBox="0 0 8101 27" svg:d="M7996 27h-337v-27h337zM8085 0h16v27h-16zM7467 27h-1279v-27h1279zM6096 27h-1585v-27h1585zM4420 27h-1303v-27h1303zM3026 27h-2486v-27h2486zM448 27h-334v-27h334zM24 27h-24v-27h24z">
          <text:p/>
        </draw:path>
        <draw:frame draw:style-name="gr10" draw:text-style-name="P11" draw:layer="layout" svg:width="13.273cm" svg:height="0.357cm" svg:x="3.563cm" svg:y="15.843cm">
          <draw:text-box>
            <text:p text:style-name="P4"><text:span text:style-name="T4"><text:s/>Leetcode – Palindrome Partitioning II https://leetcode.com/problems/palindrome-partitioning-ii/</text:span></text:p>
          </draw:text-box>
        </draw:frame>
        <draw:frame draw:style-name="gr10" draw:text-style-name="P11" draw:layer="layout" svg:width="8.102cm" svg:height="0.357cm" svg:x="3.034cm" svg:y="16.426cm">
          <draw:text-box>
            <text:p text:style-name="P4"><text:span text:style-name="T4">(https://leetcode.com/problems/palindrome-partitioning-ii/)</text:span></text:p>
          </draw:text-box>
        </draw:frame>
        <draw:path draw:style-name="gr7" draw:text-style-name="P8" draw:layer="layout" svg:width="0.333cm" svg:height="0.334cm" svg:x="3.145cm" svg:y="16.982cm" svg:viewBox="0 0 334 335" svg:d="M0 282v-229c0-7 1-14 4-20 2-7 6-12 11-17 6-5 12-9 18-12 7-2 13-4 20-4h228c7 0 14 2 20 4 7 3 12 7 17 12s9 10 12 17c3 6 4 13 4 20v229c0 7-1 13-4 20-3 6-7 12-12 17s-10 9-17 12c-6 2-13 4-20 4h-228c-7 0-13-2-20-4-6-3-12-7-18-12-5-5-9-11-11-17-3-7-4-13-4-20z">
          <text:p/>
        </draw:path>
        <draw:path draw:style-name="gr8" draw:text-style-name="P9" draw:layer="layout" svg:width="0.333cm" svg:height="0.334cm" svg:x="3.145cm" svg:y="16.982cm" svg:viewBox="0 0 334 335" svg:d="M0 282v-229c0-7 1-14 4-20 2-7 6-12 11-17 6-5 12-9 18-12 7-2 13-4 20-4h228c7 0 14 2 20 4 7 3 12 7 17 12s9 10 12 17c3 6 4 13 4 20v229c0 7-1 13-4 20-3 6-7 12-12 17s-10 9-17 12c-6 2-13 4-20 4h-228c-7 0-13-2-20-4-6-3-12-7-18-12-5-5-9-11-11-17-3-7-4-13-4-20z">
          <text:p/>
        </draw:path>
        <draw:path draw:style-name="gr9" draw:text-style-name="P10" draw:layer="layout" svg:width="0.318cm" svg:height="0.318cm" svg:x="3.152cm" svg:y="16.99cm" svg:viewBox="0 0 319 319" svg:d="M0 265v-212c0-7 2-14 4-20 3-7 7-12 12-17s11-9 17-12c7-2 13-4 20-4h213c7 0 14 2 20 4 7 3 12 7 17 12s9 10 12 17c3 6 4 13 4 20v212c0 7-1 13-4 20s-7 13-12 18-10 9-17 12c-6 2-13 4-20 4h-213c-7 0-13-2-20-4-6-3-12-7-17-12s-9-11-12-18c-2-7-4-13-4-20z">
          <text:p/>
        </draw:path>
        <draw:frame draw:style-name="gr10" draw:text-style-name="P11" draw:layer="layout" svg:width="0.355cm" svg:height="0.357cm" svg:x="2.69cm" svg:y="17.034cm">
          <draw:text-box>
            <text:p text:style-name="P4"><text:span text:style-name="T4">5. </text:span></text:p>
          </draw:text-box>
        </draw:frame>
        <draw:path draw:style-name="gr11" draw:text-style-name="P12" draw:layer="layout" svg:width="5.665cm" svg:height="0.027cm" svg:x="9.034cm" svg:y="17.347cm" svg:viewBox="0 0 5666 28" svg:d="M5473 28h-256v-28h256zM5664 0h2v28h-2zM5125 28h-1180v-28h1180zM3854 28h-1621v-28h1621zM2040 28h-1607v-28h1607zM342 28h-342v-28h342z">
          <text:p/>
        </draw:path>
        <draw:path draw:style-name="gr11" draw:text-style-name="P12" draw:layer="layout" svg:width="5.877cm" svg:height="0.027cm" svg:x="3.033cm" svg:y="17.929cm" svg:viewBox="0 0 5878 28" svg:d="M5772 28h-2v-28h2zM5862 0h16v28h-16zM5579 28h-256v-28h256zM5231 28h-1179v-28h1179zM3960 28h-1620v-28h1620zM2147 28h-1607v-28h1607zM448 28h-334v-28h334zM24 28h-24v-28h24z">
          <text:p/>
        </draw:path>
        <draw:frame draw:style-name="gr10" draw:text-style-name="P11" draw:layer="layout" svg:width="11.157cm" svg:height="0.357cm" svg:x="3.563cm" svg:y="17.034cm">
          <draw:text-box>
            <text:p text:style-name="P4"><text:span text:style-name="T4"><text:s/>AtCoder dp_g – Longest Path in DAG https://atcoder.jp/contests/dp/tasks/dp_g</text:span></text:p>
          </draw:text-box>
        </draw:frame>
        <draw:frame draw:style-name="gr10" draw:text-style-name="P11" draw:layer="layout" svg:width="5.897cm" svg:height="0.357cm" svg:x="3.034cm" svg:y="17.616cm">
          <draw:text-box>
            <text:p text:style-name="P4"><text:span text:style-name="T4">(https://atcoder.jp/contests/dp/tasks/dp_g)</text:span></text:p>
          </draw:text-box>
        </draw:frame>
        <draw:path draw:style-name="gr7" draw:text-style-name="P8" draw:layer="layout" svg:width="0.333cm" svg:height="0.333cm" svg:x="3.145cm" svg:y="18.173cm" svg:viewBox="0 0 334 334" svg:d="M0 280v-227c0-7 1-14 4-20 2-7 6-13 11-18 6-5 12-8 18-11 7-3 13-4 20-4h228c7 0 14 1 20 4 7 3 12 6 17 11s9 11 12 18c3 6 4 13 4 20v227c0 7-1 14-4 21-3 6-7 13-12 18s-10 8-17 11c-6 3-13 4-20 4h-228c-7 0-13-1-20-4-6-3-12-6-18-11-5-5-9-12-11-18-3-7-4-14-4-21z">
          <text:p/>
        </draw:path>
        <draw:path draw:style-name="gr8" draw:text-style-name="P9" draw:layer="layout" svg:width="0.333cm" svg:height="0.333cm" svg:x="3.145cm" svg:y="18.173cm" svg:viewBox="0 0 334 334" svg:d="M0 280v-227c0-7 1-14 4-20 2-7 6-13 11-18 6-5 12-8 18-11 7-3 13-4 20-4h228c7 0 14 1 20 4 7 3 12 6 17 11s9 11 12 18c3 6 4 13 4 20v227c0 7-1 14-4 21-3 6-7 13-12 18s-10 8-17 11c-6 3-13 4-20 4h-228c-7 0-13-1-20-4-6-3-12-6-18-11-5-5-9-12-11-18-3-7-4-14-4-21z">
          <text:p/>
        </draw:path>
        <draw:path draw:style-name="gr9" draw:text-style-name="P10" draw:layer="layout" svg:width="0.318cm" svg:height="0.317cm" svg:x="3.152cm" svg:y="18.181cm" svg:viewBox="0 0 319 318" svg:d="M0 265v-211c0-8 2-15 4-22 3-6 7-12 12-17s11-9 17-11c7-3 13-4 20-4h213c7 0 14 1 20 4 7 2 12 6 17 11s9 11 12 17c3 7 4 14 4 22v211c0 7-1 14-4 21-3 6-7 12-12 17s-10 9-17 11c-6 3-13 4-20 4h-213c-7 0-13-1-20-4-6-2-12-6-17-11s-9-11-12-17c-2-7-4-14-4-21z">
          <text:p/>
        </draw:path>
        <draw:frame draw:style-name="gr10" draw:text-style-name="P11" draw:layer="layout" svg:width="0.355cm" svg:height="0.357cm" svg:x="2.69cm" svg:y="18.225cm">
          <draw:text-box>
            <text:p text:style-name="P4"><text:span text:style-name="T4">6. </text:span></text:p>
          </draw:text-box>
        </draw:frame>
        <draw:path draw:style-name="gr11" draw:text-style-name="P12" draw:layer="layout" svg:width="5.771cm" svg:height="0.026cm" svg:x="10.374cm" svg:y="18.538cm" svg:viewBox="0 0 5772 27" svg:d="M2725 27h-2291v-27h2291zM2816 0h2956v27h-2956zM342 27h-342v-27h342z">
          <text:p/>
        </draw:path>
        <draw:path draw:style-name="gr11" draw:text-style-name="P12" draw:layer="layout" svg:width="5.982cm" svg:height="0.027cm" svg:x="3.033cm" svg:y="19.12cm" svg:viewBox="0 0 5983 28" svg:d="M5877 28h-2955v-28h2955zM5967 0h16v28h-16zM2831 28h-2291v-28h2291zM448 28h-334v-28h334zM24 28h-24v-28h24z">
          <text:p/>
        </draw:path>
        <draw:frame draw:style-name="gr10" draw:text-style-name="P11" draw:layer="layout" svg:width="12.584cm" svg:height="0.357cm" svg:x="3.563cm" svg:y="18.225cm">
          <draw:text-box>
            <text:p text:style-name="P4"><text:span text:style-name="T4"><text:s/>Infoarena – submultime (subset-sum bitset DP) https://infoarena.ro/problema/submultime</text:span></text:p>
          </draw:text-box>
        </draw:frame>
        <draw:frame draw:style-name="gr10" draw:text-style-name="P11" draw:layer="layout" svg:width="5.984cm" svg:height="0.357cm" svg:x="3.034cm" svg:y="18.807cm">
          <draw:text-box>
            <text:p text:style-name="P4"><text:span text:style-name="T4">(https://infoarena.ro/problema/submultime)</text:span></text:p>
          </draw:text-box>
        </draw:frame>
        <draw:frame draw:style-name="gr6" draw:text-style-name="P7" draw:layer="layout" svg:width="6.849cm" svg:height="0.712cm" svg:x="7.076cm" svg:y="19.816cm">
          <draw:text-box>
            <text:p text:style-name="P4"><text:span text:style-name="T3">CF Practice – Advanced</text:span></text:p>
          </draw:text-box>
        </draw:frame>
        <draw:path draw:style-name="gr7" draw:text-style-name="P8" draw:layer="layout" svg:width="0.333cm" svg:height="0.334cm" svg:x="3.145cm" svg:y="21.03cm" svg:viewBox="0 0 334 335" svg:d="M0 282v-229c0-7 1-14 4-20 2-6 6-12 11-17 6-5 12-9 18-12 7-2 13-4 20-4h228c7 0 14 2 20 4 7 3 12 7 17 12s9 11 12 17 4 13 4 20v229c0 7-1 14-4 20-3 7-7 12-12 17s-10 9-17 12c-6 2-13 4-20 4h-228c-7 0-13-2-20-4-6-3-12-7-18-12-5-5-9-10-11-17-3-6-4-13-4-20z">
          <text:p/>
        </draw:path>
        <draw:path draw:style-name="gr8" draw:text-style-name="P9" draw:layer="layout" svg:width="0.333cm" svg:height="0.334cm" svg:x="3.145cm" svg:y="21.03cm" svg:viewBox="0 0 334 335" svg:d="M0 282v-229c0-7 1-14 4-20 2-6 6-12 11-17 6-5 12-9 18-12 7-2 13-4 20-4h228c7 0 14 2 20 4 7 3 12 7 17 12s9 11 12 17 4 13 4 20v229c0 7-1 14-4 20-3 7-7 12-12 17s-10 9-17 12c-6 2-13 4-20 4h-228c-7 0-13-2-20-4-6-3-12-7-18-12-5-5-9-10-11-17-3-6-4-13-4-20z">
          <text:p/>
        </draw:path>
        <draw:path draw:style-name="gr9" draw:text-style-name="P10" draw:layer="layout" svg:width="0.318cm" svg:height="0.318cm" svg:x="3.152cm" svg:y="21.038cm" svg:viewBox="0 0 319 319" svg:d="M0 266v-212c0-7 2-15 4-21 3-7 7-12 12-17s11-9 17-12c7-2 13-4 20-4h213c7 0 14 2 20 4 7 3 12 7 17 12s9 10 12 17c3 6 4 14 4 21v212c0 7-1 14-4 20-3 7-7 12-12 17s-10 9-17 12c-6 2-13 4-20 4h-213c-7 0-13-2-20-4-6-3-12-7-17-12s-9-10-12-17c-2-6-4-13-4-20z">
          <text:p/>
        </draw:path>
        <draw:frame draw:style-name="gr10" draw:text-style-name="P11" draw:layer="layout" svg:width="0.355cm" svg:height="0.357cm" svg:x="2.69cm" svg:y="21.082cm">
          <draw:text-box>
            <text:p text:style-name="P4"><text:span text:style-name="T4">7. </text:span></text:p>
          </draw:text-box>
        </draw:frame>
        <draw:path draw:style-name="gr11" draw:text-style-name="P12" draw:layer="layout" svg:width="4.411cm" svg:height="0.027cm" svg:x="5.451cm" svg:y="21.395cm" svg:viewBox="0 0 4412 28" svg:d="M4239 28h-4239v-28h4239zM4363 0h49v28h-49z">
          <text:p/>
        </draw:path>
        <draw:path draw:style-name="gr11" draw:text-style-name="P12" draw:layer="layout" svg:width="7.5cm" svg:height="0.027cm" svg:x="9.862cm" svg:y="21.395cm" svg:viewBox="0 0 7501 28" svg:d="M7395 28h-2178v-28h2178zM7485 0h16v28h-16zM5125 28h-1567v-28h1567zM3467 28h-2839v-28h2839zM536 28h-334v-28h334zM112 28h-112v-28h112z">
          <text:p/>
        </draw:path>
        <draw:frame draw:style-name="gr10" draw:text-style-name="P11" draw:layer="layout" svg:width="13.802cm" svg:height="0.357cm" svg:x="3.563cm" svg:y="21.082cm">
          <draw:text-box>
            <text:p text:style-name="P4"><text:span text:style-name="T4"><text:s/>CF 1705C – Mark and His Unfinished Essay (https://codeforces.com/problemset/problem/1705/C)</text:span></text:p>
          </draw:text-box>
        </draw:frame>
        <draw:path draw:style-name="gr7" draw:text-style-name="P8" draw:layer="layout" svg:width="0.333cm" svg:height="0.333cm" svg:x="3.145cm" svg:y="22.036cm" svg:viewBox="0 0 334 334" svg:d="M0 281v-228c0-7 1-14 4-21 2-6 6-12 11-17 6-5 12-9 18-11 7-3 13-4 20-4h228c7 0 14 1 20 4 7 2 12 6 17 11s9 11 12 17c3 7 4 14 4 21v228c0 7-1 14-4 20-3 7-7 13-12 18s-10 8-17 11c-6 3-13 4-20 4h-228c-7 0-13-1-20-4-6-3-12-6-18-11-5-5-9-11-11-18-3-6-4-13-4-20z">
          <text:p/>
        </draw:path>
        <draw:path draw:style-name="gr8" draw:text-style-name="P9" draw:layer="layout" svg:width="0.333cm" svg:height="0.333cm" svg:x="3.145cm" svg:y="22.036cm" svg:viewBox="0 0 334 334" svg:d="M0 281v-228c0-7 1-14 4-21 2-6 6-12 11-17 6-5 12-9 18-11 7-3 13-4 20-4h228c7 0 14 1 20 4 7 2 12 6 17 11s9 11 12 17c3 7 4 14 4 21v228c0 7-1 14-4 20-3 7-7 13-12 18s-10 8-17 11c-6 3-13 4-20 4h-228c-7 0-13-1-20-4-6-3-12-6-18-11-5-5-9-11-11-18-3-6-4-13-4-20z">
          <text:p/>
        </draw:path>
        <draw:path draw:style-name="gr9" draw:text-style-name="P10" draw:layer="layout" svg:width="0.318cm" svg:height="0.317cm" svg:x="3.152cm" svg:y="22.044cm" svg:viewBox="0 0 319 318" svg:d="M0 264v-211c0-7 2-14 4-21 3-6 7-12 12-17s11-9 17-11c7-3 13-4 20-4h213c7 0 14 1 20 4 7 2 12 6 17 11s9 11 12 17c3 7 4 14 4 21v211c0 7-1 14-4 21-3 6-7 12-12 17-5 6-10 9-17 12-6 3-13 4-20 4h-213c-7 0-13-1-20-4-6-3-12-6-17-12-5-5-9-11-12-17-2-7-4-14-4-21z">
          <text:p/>
        </draw:path>
        <draw:frame draw:style-name="gr10" draw:text-style-name="P11" draw:layer="layout" svg:width="0.355cm" svg:height="0.357cm" svg:x="2.69cm" svg:y="22.088cm">
          <draw:text-box>
            <text:p text:style-name="P4"><text:span text:style-name="T4">8. </text:span></text:p>
          </draw:text-box>
        </draw:frame>
        <draw:path draw:style-name="gr11" draw:text-style-name="P12" draw:layer="layout" svg:width="2.611cm" svg:height="0.026cm" svg:x="5.445cm" svg:y="22.401cm" svg:viewBox="0 0 2612 27" svg:d="M867 27h-867v-27h867zM992 0h1620v27h-1620z">
          <text:p/>
        </draw:path>
        <draw:path draw:style-name="gr11" draw:text-style-name="P12" draw:layer="layout" svg:width="7.494cm" svg:height="0.026cm" svg:x="8.056cm" svg:y="22.401cm" svg:viewBox="0 0 7495 27" svg:d="M7390 27h-2173v-27h2173zM7479 0h16v27h-16zM5126 27h-1568v-27h1568zM3467 27h-2839v-27h2839zM536 27h-334v-27h334zM112 27h-112v-27h112z">
          <text:p/>
        </draw:path>
        <draw:frame draw:style-name="gr10" draw:text-style-name="P11" draw:layer="layout" svg:width="12.037cm" svg:height="0.357cm" svg:x="3.563cm" svg:y="22.088cm">
          <draw:text-box>
            <text:p text:style-name="P4"><text:span text:style-name="T4"><text:s/>CF 1132G – Greedy Merchants (https://codeforces.com/problemset/problem/1132/G)</text:span></text:p>
          </draw:text-box>
        </draw:frame>
        <draw:path draw:style-name="gr14" draw:text-style-name="P10" draw:layer="layout" svg:width="0.106cm" svg:height="0.106cm" svg:x="3.721cm" svg:y="24.253cm" svg:viewBox="0 0 107 107" svg:d="M107 53c0 8-1 15-4 21-3 7-6 12-11 17s-11 9-18 12c-6 2-13 4-20 4s-14-2-20-4c-7-3-12-7-17-12s-9-10-13-17c-2-6-4-13-4-21 0-7 2-14 4-20 4-7 8-13 13-18s10-8 17-11c6-3 13-4 20-4s14 1 20 4c7 3 13 6 18 11s8 11 11 18c3 6 4 13 4 20z">
          <text:p/>
        </draw:path>
        <draw:frame draw:style-name="gr10" draw:text-style-name="P11" draw:layer="layout" svg:width="6.424cm" svg:height="0.357cm" svg:x="2.69cm" svg:y="23.093cm">
          <draw:text-box>
            <text:p text:style-name="P4"><text:span text:style-name="T4">9. </text:span><text:span text:style-name="T6">Exponential-state DP &amp; Bitmask Tutorial</text:span></text:p>
          </draw:text-box>
        </draw:frame>
        <draw:path draw:style-name="gr11" draw:text-style-name="P12" draw:layer="layout" svg:width="9.882cm" svg:height="0.026cm" svg:x="5.074cm" svg:y="24.412cm" svg:viewBox="0 0 9883 27" svg:d="M9371 27h-7549v-27h7549zM9563 0h320v27h-320zM1697 27h-1263v-27h1263zM343 27h-343v-27h343z">
          <text:p/>
        </draw:path>
        <draw:polygon draw:style-name="gr11" draw:text-style-name="P12" draw:layer="layout" svg:width="4.511cm" svg:height="0.026cm" svg:x="4.092cm" svg:y="24.994cm" svg:viewBox="0 0 4512 27" draw:points="0,0 4512,0 4512,27 0,27">
          <text:p/>
        </draw:polygon>
        <draw:frame draw:style-name="gr10" draw:text-style-name="P11" draw:layer="layout" svg:width="10.889cm" svg:height="0.357cm" svg:x="4.092cm" svg:y="24.098cm">
          <draw:text-box>
            <text:p text:style-name="P4"><text:span text:style-name="T4">Video: https://www.youtube.com/watch?v=s1OW3FK57os&amp;list=PLzDmwrrgE-</text:span></text:p>
          </draw:text-box>
        </draw:frame>
        <draw:path draw:style-name="gr11" draw:text-style-name="P12" draw:layer="layout" svg:width="10.076cm" svg:height="0.026cm" svg:x="8.603cm" svg:y="24.994cm" svg:viewBox="0 0 10077 27" svg:d="M9566 27h-7551v-27h7551zM9757 0h320v27h-320zM1891 27h-1263v-27h1263zM536 27h-334v-27h334zM112 27h-112v-27h112z">
          <text:p/>
        </draw:path>
        <draw:path draw:style-name="gr11" draw:text-style-name="P12" draw:layer="layout" svg:width="4.617cm" svg:height="0.026cm" svg:x="4.092cm" svg:y="25.576cm" svg:viewBox="0 0 4618 27" svg:d="M4512 27h-4512v-27h4512zM4602 0h16v27h-16z">
          <text:p/>
        </draw:path>
        <draw:frame draw:style-name="gr10" draw:text-style-name="P11" draw:layer="layout" svg:width="14.63cm" svg:height="0.357cm" svg:x="4.092cm" svg:y="24.681cm">
          <draw:text-box>
            <text:p text:style-name="P4"><text:span text:style-name="T4">UVKGwxoYao36BVTvBozwLoG (https://www.youtube.com/watch?v=s1OW3FK57os&amp;list=PLzDmwrrgE-</text:span></text:p>
          </draw:text-box>
        </draw:frame>
        <draw:path draw:style-name="gr14" draw:text-style-name="P10" draw:layer="layout" svg:width="0.106cm" svg:height="0.106cm" svg:x="3.721cm" svg:y="25.999cm" svg:viewBox="0 0 107 107" svg:d="M107 53c0 7-1 14-4 20-3 7-6 13-11 18-5 6-11 9-18 12-6 3-13 4-20 4s-14-1-20-4c-7-3-12-6-17-12-5-5-9-11-13-18-2-6-4-13-4-20s2-14 4-20c4-7 8-12 13-17s10-9 17-12c6-2 13-4 20-4s14 2 20 4c7 3 13 7 18 12s8 10 11 17c3 6 4 13 4 20z">
          <text:p/>
        </draw:path>
        <draw:frame draw:style-name="gr10" draw:text-style-name="P11" draw:layer="layout" svg:width="4.643cm" svg:height="0.357cm" svg:x="4.092cm" svg:y="25.263cm">
          <draw:text-box>
            <text:p text:style-name="P4"><text:span text:style-name="T4">UVKGwxoYao36BVTvBozwLoG)</text:span></text:p>
          </draw:text-box>
        </draw:frame>
        <draw:path draw:style-name="gr11" draw:text-style-name="P12" draw:layer="layout" svg:width="5.648cm" svg:height="0.026cm" svg:x="4.903cm" svg:y="26.158cm" svg:viewBox="0 0 5649 27" svg:d="M4504 27h-622v-27h622zM4629 0h1020v27h-1020zM3691 27h-3257v-27h3257zM342 27h-342v-27h342z">
          <text:p/>
        </draw:path>
        <draw:path draw:style-name="gr11" draw:text-style-name="P12" draw:layer="layout" svg:width="5.947cm" svg:height="0.026cm" svg:x="10.551cm" svg:y="26.158cm" svg:viewBox="0 0 5948 27" svg:d="M5843 27h-1021v-27h1021zM5932 0h16v27h-16zM4698 27h-623v-27h623zM3883 27h-3256v-27h3256zM536 27h-335v-27h335zM112 27h-112v-27h112z">
          <text:p/>
        </draw:path>
        <draw:frame draw:style-name="gr10" draw:text-style-name="P11" draw:layer="layout" svg:width="12.409cm" svg:height="0.357cm" svg:x="4.092cm" svg:y="25.845cm">
          <draw:text-box>
            <text:p text:style-name="P4"><text:span text:style-name="T4">Blog: https://codeforces.com/blog/entry/67679 (https://codeforces.com/blog/entry/67679)</text:span></text:p>
          </draw:text-box>
        </draw:frame>
        <draw:path draw:style-name="gr7" draw:text-style-name="P8" draw:layer="layout" svg:width="0.333cm" svg:height="0.333cm" svg:x="3.145cm" svg:y="26.719cm" svg:viewBox="0 0 334 334" svg:d="M0 281v-228c0-7 1-14 4-20 2-7 6-13 11-18 6-5 12-8 18-11 7-3 13-4 20-4h228c7 0 14 1 20 4 7 3 12 6 17 11s9 11 12 18c3 6 4 13 4 20v228c0 7-1 14-4 21-3 6-7 12-12 17s-10 9-17 11c-6 3-13 4-20 4h-228c-7 0-13-1-20-4-6-2-12-6-18-11-5-5-9-11-11-17-3-7-4-14-4-21z">
          <text:p/>
        </draw:path>
        <draw:path draw:style-name="gr8" draw:text-style-name="P9" draw:layer="layout" svg:width="0.333cm" svg:height="0.333cm" svg:x="3.145cm" svg:y="26.719cm" svg:viewBox="0 0 334 334" svg:d="M0 281v-228c0-7 1-14 4-20 2-7 6-13 11-18 6-5 12-8 18-11 7-3 13-4 20-4h228c7 0 14 1 20 4 7 3 12 6 17 11s9 11 12 18c3 6 4 13 4 20v228c0 7-1 14-4 21-3 6-7 12-12 17s-10 9-17 11c-6 3-13 4-20 4h-228c-7 0-13-1-20-4-6-2-12-6-18-11-5-5-9-11-11-17-3-7-4-14-4-21z">
          <text:p/>
        </draw:path>
        <draw:path draw:style-name="gr9" draw:text-style-name="P10" draw:layer="layout" svg:width="0.318cm" svg:height="0.317cm" svg:x="3.152cm" svg:y="26.727cm" svg:viewBox="0 0 319 318" svg:d="M0 265v-212c0-7 2-14 4-21 3-6 7-12 12-17s11-8 17-11c7-3 13-4 20-4h213c7 0 14 1 20 4 7 3 12 6 17 11s9 11 12 17c3 7 4 14 4 21v212c0 7-1 14-4 21-3 6-7 12-12 17s-10 9-17 11c-6 3-13 4-20 4h-213c-7 0-13-1-20-4-6-2-12-6-17-11s-9-11-12-17c-2-7-4-14-4-21z">
          <text:p/>
        </draw:path>
        <draw:frame draw:style-name="gr10" draw:text-style-name="P11" draw:layer="layout" svg:width="0.532cm" svg:height="0.357cm" svg:x="2.505cm" svg:y="26.771cm">
          <draw:text-box>
            <text:p text:style-name="P4"><text:span text:style-name="T4">10. </text:span></text:p>
          </draw:text-box>
        </draw:frame>
        <draw:path draw:style-name="gr11" draw:text-style-name="P12" draw:layer="layout" svg:width="2.981cm" svg:height="0.026cm" svg:x="5.451cm" svg:y="27.084cm" svg:viewBox="0 0 2982 27" svg:d="M2548 27h-2548v-27h2548zM2639 0h343v27h-343z">
          <text:p/>
        </draw:path>
        <draw:path draw:style-name="gr11" draw:text-style-name="P12" draw:layer="layout" svg:width="7.5cm" svg:height="0.026cm" svg:x="8.432cm" svg:y="27.084cm" svg:viewBox="0 0 7501 27" svg:d="M7395 27h-2178v-27h2178zM7485 0h16v27h-16zM5125 27h-1567v-27h1567zM3467 27h-2839v-27h2839zM536 27h-334v-27h334zM112 27h-112v-27h112z">
          <text:p/>
        </draw:path>
        <draw:frame draw:style-name="gr10" draw:text-style-name="P11" draw:layer="layout" svg:width="12.372cm" svg:height="0.357cm" svg:x="3.563cm" svg:y="26.771cm">
          <draw:text-box>
            <text:p text:style-name="P4"><text:span text:style-name="T4"><text:s/>CF 2069C – Bitmask DP Example (https://codeforces.com/problemset/problem/2069/C)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17.039cm" svg:height="25.744cm" svg:x="1.975cm" svg:y="1.975cm" svg:viewBox="0 0 17040 25745" draw:points="0,0 17040,0 17040,25745 0,25745">
          <text:p/>
        </draw:polygon>
        <draw:polygon draw:style-name="gr2" draw:text-style-name="P2" draw:layer="layout" svg:width="17.039cm" svg:height="0.026cm" svg:x="1.975cm" svg:y="27.058cm" svg:viewBox="0 0 17040 27" draw:points="0,0 17040,0 17040,27 0,27">
          <text:p/>
        </draw:polygon>
        <draw:polygon draw:style-name="gr3" draw:text-style-name="P3" draw:layer="layout" svg:width="17.039cm" svg:height="0.026cm" svg:x="1.975cm" svg:y="27.084cm" svg:viewBox="0 0 17040 27" draw:points="0,0 17040,0 17040,27 0,27">
          <text:p/>
        </draw:polygon>
        <draw:polygon draw:style-name="gr3" draw:text-style-name="P3" draw:layer="layout" svg:width="0.026cm" svg:height="0.026cm" svg:x="18.988cm" svg:y="27.084cm" svg:viewBox="0 0 27 27" draw:points="0,0 0,27 27,27">
          <text:p/>
        </draw:polygon>
        <draw:polygon draw:style-name="gr2" draw:text-style-name="P2" draw:layer="layout" svg:width="0.027cm" svg:height="0.052cm" svg:x="1.975cm" svg:y="27.058cm" svg:viewBox="0 0 28 53" draw:points="0,0 0,53 28,27 28,0">
          <text:p/>
        </draw:polygon>
        <draw:path draw:style-name="gr7" draw:text-style-name="P8" draw:layer="layout" svg:width="0.333cm" svg:height="0.333cm" svg:x="3.145cm" svg:y="2.06cm" svg:viewBox="0 0 334 334" svg:d="M0 281v-228c0-7 1-14 4-21 2-6 6-12 11-17 6-5 12-9 18-11 7-3 13-4 20-4h228c7 0 14 1 20 4 7 2 12 6 17 11s9 11 12 17c3 7 4 14 4 21v228c0 7-1 14-4 20-3 7-7 13-12 18s-10 8-17 11c-6 3-13 4-20 4h-228c-7 0-13-1-20-4-6-3-12-6-18-11-5-5-9-11-11-18-3-6-4-13-4-20z">
          <text:p/>
        </draw:path>
        <draw:path draw:style-name="gr8" draw:text-style-name="P9" draw:layer="layout" svg:width="0.333cm" svg:height="0.333cm" svg:x="3.145cm" svg:y="2.06cm" svg:viewBox="0 0 334 334" svg:d="M0 281v-228c0-7 1-14 4-21 2-6 6-12 11-17 6-5 12-9 18-11 7-3 13-4 20-4h228c7 0 14 1 20 4 7 2 12 6 17 11s9 11 12 17c3 7 4 14 4 21v228c0 7-1 14-4 20-3 7-7 13-12 18s-10 8-17 11c-6 3-13 4-20 4h-228c-7 0-13-1-20-4-6-3-12-6-18-11-5-5-9-11-11-18-3-6-4-13-4-20z">
          <text:p/>
        </draw:path>
        <draw:path draw:style-name="gr9" draw:text-style-name="P10" draw:layer="layout" svg:width="0.318cm" svg:height="0.317cm" svg:x="3.152cm" svg:y="2.068cm" svg:viewBox="0 0 319 318" svg:d="M0 264v-211c0-7 2-14 4-21 3-6 7-12 12-17s11-9 17-11c7-3 13-4 20-4h213c7 0 14 1 20 4 7 2 12 6 17 11s9 11 12 17c3 7 4 14 4 21v211c0 7-1 14-4 20-3 7-7 13-12 18s-10 9-17 12c-6 3-13 4-20 4h-213c-7 0-13-1-20-4-6-3-12-7-17-12s-9-11-12-18c-2-6-4-13-4-20z">
          <text:p/>
        </draw:path>
        <draw:frame draw:style-name="gr10" draw:text-style-name="P11" draw:layer="layout" svg:width="0.532cm" svg:height="0.357cm" svg:x="2.531cm" svg:y="2.112cm">
          <draw:text-box>
            <text:p text:style-name="P4"><text:span text:style-name="T4">11. </text:span></text:p>
          </draw:text-box>
        </draw:frame>
        <draw:polygon draw:style-name="gr11" draw:text-style-name="P12" draw:layer="layout" svg:width="2.681cm" svg:height="0.026cm" svg:x="5.451cm" svg:y="2.425cm" svg:viewBox="0 0 2682 27" draw:points="0,0 2682,0 2682,27 0,27">
          <text:p/>
        </draw:polygon>
        <draw:path draw:style-name="gr11" draw:text-style-name="P12" draw:layer="layout" svg:width="7.5cm" svg:height="0.026cm" svg:x="8.132cm" svg:y="2.425cm" svg:viewBox="0 0 7501 27" svg:d="M7395 27h-2178v-27h2178zM7485 0h16v27h-16zM5125 27h-1567v-27h1567zM3466 27h-2838v-27h2838zM536 27h-334v-27h334zM112 27h-112v-27h112z">
          <text:p/>
        </draw:path>
        <draw:frame draw:style-name="gr10" draw:text-style-name="P11" draw:layer="layout" svg:width="12.072cm" svg:height="0.357cm" svg:x="3.563cm" svg:y="2.112cm">
          <draw:text-box>
            <text:p text:style-name="P4"><text:span text:style-name="T4"><text:s/>CF 2053C – Common Divisors? (https://codeforces.com/problemset/problem/2053/C)</text:span></text:p>
          </draw:text-box>
        </draw:frame>
        <draw:path draw:style-name="gr7" draw:text-style-name="P8" draw:layer="layout" svg:width="0.333cm" svg:height="0.333cm" svg:x="3.145cm" svg:y="3.092cm" svg:viewBox="0 0 334 334" svg:d="M0 281v-228c0-8 1-14 4-21 2-6 6-12 11-17 6-5 12-9 18-11 7-3 13-4 20-4h228c7 0 14 1 20 4 7 2 12 6 17 11s9 11 12 17c3 7 4 13 4 21v228c0 7-1 14-4 20-3 7-7 13-12 17-5 5-10 9-17 12-6 3-13 4-20 4h-228c-7 0-13-1-20-4-6-3-12-7-18-12-5-4-9-10-11-17-3-6-4-13-4-20z">
          <text:p/>
        </draw:path>
        <draw:path draw:style-name="gr8" draw:text-style-name="P9" draw:layer="layout" svg:width="0.333cm" svg:height="0.333cm" svg:x="3.145cm" svg:y="3.092cm" svg:viewBox="0 0 334 334" svg:d="M0 281v-228c0-8 1-14 4-21 2-6 6-12 11-17 6-5 12-9 18-11 7-3 13-4 20-4h228c7 0 14 1 20 4 7 2 12 6 17 11s9 11 12 17c3 7 4 13 4 21v228c0 7-1 14-4 20-3 7-7 13-12 17-5 5-10 9-17 12-6 3-13 4-20 4h-228c-7 0-13-1-20-4-6-3-12-7-18-12-5-4-9-10-11-17-3-6-4-13-4-20z">
          <text:p/>
        </draw:path>
        <draw:path draw:style-name="gr9" draw:text-style-name="P10" draw:layer="layout" svg:width="0.318cm" svg:height="0.317cm" svg:x="3.152cm" svg:y="3.1cm" svg:viewBox="0 0 319 318" svg:d="M0 265v-213c0-7 2-13 4-20 3-6 7-12 12-17s11-9 17-11c7-3 13-4 20-4h213c7 0 14 1 20 4 7 2 12 6 17 11s9 11 12 17c3 7 4 13 4 20v213c0 7-1 14-4 20-3 7-7 13-12 18-5 4-10 8-17 11-6 3-13 4-20 4h-213c-7 0-13-1-20-4-6-3-12-7-17-11-5-5-9-11-12-18-2-6-4-13-4-20z">
          <text:p/>
        </draw:path>
        <draw:frame draw:style-name="gr10" draw:text-style-name="P11" draw:layer="layout" svg:width="0.532cm" svg:height="0.357cm" svg:x="2.505cm" svg:y="3.143cm">
          <draw:text-box>
            <text:p text:style-name="P4"><text:span text:style-name="T4">12. </text:span></text:p>
          </draw:text-box>
        </draw:frame>
        <draw:path draw:style-name="gr11" draw:text-style-name="P12" draw:layer="layout" svg:width="7.165cm" svg:height="0.026cm" svg:x="5.415cm" svg:y="3.457cm" svg:viewBox="0 0 7166 27" svg:d="M4931 27h-1568v-27h1568zM5022 0h2144v27h-2144zM3272 27h-2838v-27h2838zM343 27h-343v-27h343z">
          <text:p/>
        </draw:path>
        <draw:path draw:style-name="gr11" draw:text-style-name="P12" draw:layer="layout" svg:width="7.376cm" svg:height="0.026cm" svg:x="3.033cm" svg:y="4.039cm" svg:viewBox="0 0 7377 27" svg:d="M7272 27h-2143v-27h2143zM7362 0h15v27h-15zM5037 27h-1567v-27h1567zM3379 27h-2839v-27h2839zM448 27h-334v-27h334zM24 27h-24v-27h24z">
          <text:p/>
        </draw:path>
        <draw:frame draw:style-name="gr10" draw:text-style-name="P11" draw:layer="layout" svg:width="9.02cm" svg:height="0.357cm" svg:x="3.563cm" svg:y="3.143cm">
          <draw:text-box>
            <text:p text:style-name="P4"><text:span text:style-name="T4"><text:s/>CF 2052F – https://codeforces.com/problemset/problem/2052/F</text:span></text:p>
          </draw:text-box>
        </draw:frame>
        <draw:frame draw:style-name="gr10" draw:text-style-name="P11" draw:layer="layout" svg:width="7.378cm" svg:height="0.357cm" svg:x="3.034cm" svg:y="3.726cm">
          <draw:text-box>
            <text:p text:style-name="P4"><text:span text:style-name="T4">(https://codeforces.com/problemset/problem/2052/F)</text:span></text:p>
          </draw:text-box>
        </draw:frame>
        <draw:path draw:style-name="gr7" draw:text-style-name="P8" draw:layer="layout" svg:width="0.333cm" svg:height="0.333cm" svg:x="3.145cm" svg:y="4.679cm" svg:viewBox="0 0 334 334" svg:d="M0 282v-229c0-7 1-14 4-20 2-7 6-12 11-17 6-5 12-9 18-12 7-3 13-4 20-4h228c7 0 14 1 20 4 7 3 12 7 17 12s9 10 12 17c3 6 4 13 4 20v229c0 7-1 13-4 20-3 6-7 12-12 17s-10 9-17 11c-6 3-13 4-20 4h-228c-7 0-13-1-20-4-6-2-12-6-18-11-5-5-9-11-11-17-3-7-4-13-4-20z">
          <text:p/>
        </draw:path>
        <draw:path draw:style-name="gr8" draw:text-style-name="P9" draw:layer="layout" svg:width="0.333cm" svg:height="0.333cm" svg:x="3.145cm" svg:y="4.679cm" svg:viewBox="0 0 334 334" svg:d="M0 282v-229c0-7 1-14 4-20 2-7 6-12 11-17 6-5 12-9 18-12 7-3 13-4 20-4h228c7 0 14 1 20 4 7 3 12 7 17 12s9 10 12 17c3 6 4 13 4 20v229c0 7-1 13-4 20-3 6-7 12-12 17s-10 9-17 11c-6 3-13 4-20 4h-228c-7 0-13-1-20-4-6-2-12-6-18-11-5-5-9-11-11-17-3-7-4-13-4-20z">
          <text:p/>
        </draw:path>
        <draw:path draw:style-name="gr9" draw:text-style-name="P10" draw:layer="layout" svg:width="0.318cm" svg:height="0.318cm" svg:x="3.152cm" svg:y="4.687cm" svg:viewBox="0 0 319 319" svg:d="M0 266v-213c0-7 2-14 4-20 3-7 7-13 12-17 5-5 11-9 17-12 7-3 13-4 20-4h213c7 0 14 1 20 4 7 3 12 7 17 12 5 4 9 10 12 17 3 6 4 13 4 20v213c0 7-1 13-4 20-3 6-7 12-12 17s-10 9-17 11c-6 3-13 5-20 5h-213c-7 0-13-2-20-5-6-2-12-6-17-11s-9-11-12-17c-2-7-4-13-4-20z">
          <text:p/>
        </draw:path>
        <draw:frame draw:style-name="gr10" draw:text-style-name="P11" draw:layer="layout" svg:width="0.532cm" svg:height="0.357cm" svg:x="2.505cm" svg:y="4.731cm">
          <draw:text-box>
            <text:p text:style-name="P4"><text:span text:style-name="T4">13. </text:span></text:p>
          </draw:text-box>
        </draw:frame>
        <draw:path draw:style-name="gr11" draw:text-style-name="P12" draw:layer="layout" svg:width="7.183cm" svg:height="0.027cm" svg:x="5.433cm" svg:y="5.044cm" svg:viewBox="0 0 7184 28" svg:d="M4931 28h-1568v-28h1568zM5022 0h2162v28h-2162zM3272 28h-2838v-28h2838zM342 28h-342v-28h342z">
          <text:p/>
        </draw:path>
        <draw:path draw:style-name="gr11" draw:text-style-name="P12" draw:layer="layout" svg:width="7.394cm" svg:height="0.027cm" svg:x="3.033cm" svg:y="5.626cm" svg:viewBox="0 0 7395 28" svg:d="M7290 28h-2161v-28h2161zM7379 0h16v28h-16zM5037 28h-1567v-28h1567zM3379 28h-2839v-28h2839zM448 28h-334v-28h334zM24 28h-24v-28h24z">
          <text:p/>
        </draw:path>
        <draw:frame draw:style-name="gr10" draw:text-style-name="P11" draw:layer="layout" svg:width="9.055cm" svg:height="0.357cm" svg:x="3.563cm" svg:y="4.731cm">
          <draw:text-box>
            <text:p text:style-name="P4"><text:span text:style-name="T4"><text:s/>CF 2050E – https://codeforces.com/problemset/problem/2050/E</text:span></text:p>
          </draw:text-box>
        </draw:frame>
        <draw:frame draw:style-name="gr10" draw:text-style-name="P11" draw:layer="layout" svg:width="7.396cm" svg:height="0.357cm" svg:x="3.034cm" svg:y="5.313cm">
          <draw:text-box>
            <text:p text:style-name="P4"><text:span text:style-name="T4">(https://codeforces.com/problemset/problem/2050/E)</text:span></text:p>
          </draw:text-box>
        </draw:frame>
        <draw:path draw:style-name="gr7" draw:text-style-name="P8" draw:layer="layout" svg:width="0.333cm" svg:height="0.333cm" svg:x="3.145cm" svg:y="6.293cm" svg:viewBox="0 0 334 334" svg:d="M0 282v-229c0-7 1-14 4-20 2-7 6-12 11-17 6-5 12-9 18-12 7-3 13-4 20-4h228c7 0 14 1 20 4 7 3 12 7 17 12s9 10 12 17c3 6 4 13 4 20v229c0 7-1 13-4 20-3 6-7 12-12 17s-10 9-17 11c-6 3-13 4-20 4h-228c-7 0-13-1-20-4-6-2-12-6-18-11-5-5-9-11-11-17-3-7-4-13-4-20z">
          <text:p/>
        </draw:path>
        <draw:path draw:style-name="gr8" draw:text-style-name="P9" draw:layer="layout" svg:width="0.333cm" svg:height="0.333cm" svg:x="3.145cm" svg:y="6.293cm" svg:viewBox="0 0 334 334" svg:d="M0 282v-229c0-7 1-14 4-20 2-7 6-12 11-17 6-5 12-9 18-12 7-3 13-4 20-4h228c7 0 14 1 20 4 7 3 12 7 17 12s9 10 12 17c3 6 4 13 4 20v229c0 7-1 13-4 20-3 6-7 12-12 17s-10 9-17 11c-6 3-13 4-20 4h-228c-7 0-13-1-20-4-6-2-12-6-18-11-5-5-9-11-11-17-3-7-4-13-4-20z">
          <text:p/>
        </draw:path>
        <draw:path draw:style-name="gr9" draw:text-style-name="P10" draw:layer="layout" svg:width="0.318cm" svg:height="0.317cm" svg:x="3.152cm" svg:y="6.301cm" svg:viewBox="0 0 319 318" svg:d="M0 266v-213c0-7 2-14 4-20 3-7 7-13 12-18 5-4 11-8 17-11 7-3 13-4 20-4h213c7 0 14 1 20 4 7 3 12 7 17 11 5 5 9 11 12 18 3 6 4 13 4 20v213c0 7-1 13-4 20-3 6-7 12-12 17s-10 9-17 11c-6 3-13 4-20 4h-213c-7 0-13-1-20-4-6-2-12-6-17-11s-9-11-12-17c-2-7-4-13-4-20z">
          <text:p/>
        </draw:path>
        <draw:frame draw:style-name="gr10" draw:text-style-name="P11" draw:layer="layout" svg:width="0.532cm" svg:height="0.357cm" svg:x="2.505cm" svg:y="6.345cm">
          <draw:text-box>
            <text:p text:style-name="P4"><text:span text:style-name="T4">14. </text:span></text:p>
          </draw:text-box>
        </draw:frame>
        <draw:path draw:style-name="gr11" draw:text-style-name="P12" draw:layer="layout" svg:width="7.2cm" svg:height="0.027cm" svg:x="5.451cm" svg:y="6.658cm" svg:viewBox="0 0 7201 28" svg:d="M4930 28h-1568v-28h1568zM5021 0h2180v28h-2180zM3271 28h-2838v-28h2838zM342 28h-342v-28h342z">
          <text:p/>
        </draw:path>
        <draw:path draw:style-name="gr11" draw:text-style-name="P12" draw:layer="layout" svg:width="7.412cm" svg:height="0.028cm" svg:x="3.033cm" svg:y="7.24cm" svg:viewBox="0 0 7413 29" svg:d="M7307 29h-2178v-29h2178zM7397 0h16v29h-16zM5037 29h-1567v-29h1567zM3379 29h-2839v-29h2839zM448 29h-334v-29h334zM24 29h-24v-29h24z">
          <text:p/>
        </draw:path>
        <draw:frame draw:style-name="gr10" draw:text-style-name="P11" draw:layer="layout" svg:width="9.09cm" svg:height="0.357cm" svg:x="3.563cm" svg:y="6.345cm">
          <draw:text-box>
            <text:p text:style-name="P4"><text:span text:style-name="T4"><text:s/>CF 2050C – https://codeforces.com/problemset/problem/2050/C</text:span></text:p>
          </draw:text-box>
        </draw:frame>
        <draw:frame draw:style-name="gr10" draw:text-style-name="P11" draw:layer="layout" svg:width="7.414cm" svg:height="0.357cm" svg:x="3.034cm" svg:y="6.927cm">
          <draw:text-box>
            <text:p text:style-name="P4"><text:span text:style-name="T4">(https://codeforces.com/problemset/problem/2050/C)</text:span></text:p>
          </draw:text-box>
        </draw:frame>
        <draw:path draw:style-name="gr7" draw:text-style-name="P8" draw:layer="layout" svg:width="0.333cm" svg:height="0.333cm" svg:x="3.145cm" svg:y="7.881cm" svg:viewBox="0 0 334 334" svg:d="M0 281v-229c0-7 1-13 4-20 2-6 6-12 11-17 6-5 12-9 18-11 7-3 13-4 20-4h228c7 0 14 1 20 4 7 2 12 6 17 11s9 11 12 17c3 7 4 13 4 20v229c0 7-1 14-4 20-3 7-7 12-12 17s-10 9-17 12c-6 3-13 4-20 4h-228c-7 0-13-1-20-4-6-3-12-7-18-12-5-5-9-10-11-17-3-6-4-13-4-20z">
          <text:p/>
        </draw:path>
        <draw:path draw:style-name="gr8" draw:text-style-name="P9" draw:layer="layout" svg:width="0.333cm" svg:height="0.333cm" svg:x="3.145cm" svg:y="7.881cm" svg:viewBox="0 0 334 334" svg:d="M0 281v-229c0-7 1-13 4-20 2-6 6-12 11-17 6-5 12-9 18-11 7-3 13-4 20-4h228c7 0 14 1 20 4 7 2 12 6 17 11s9 11 12 17c3 7 4 13 4 20v229c0 7-1 14-4 20-3 7-7 12-12 17s-10 9-17 12c-6 3-13 4-20 4h-228c-7 0-13-1-20-4-6-3-12-7-18-12-5-5-9-10-11-17-3-6-4-13-4-20z">
          <text:p/>
        </draw:path>
        <draw:path draw:style-name="gr9" draw:text-style-name="P10" draw:layer="layout" svg:width="0.318cm" svg:height="0.318cm" svg:x="3.152cm" svg:y="7.888cm" svg:viewBox="0 0 319 319" svg:d="M0 266v-213c0-7 2-13 4-20 3-6 7-12 12-17s11-9 17-11c7-3 13-5 20-5h213c7 0 14 2 20 5 7 2 12 6 17 11s9 11 12 17c3 7 4 13 4 20v213c0 7-1 14-4 20-3 7-7 13-12 17-5 5-10 9-17 12-6 3-13 4-20 4h-213c-7 0-13-1-20-4-6-3-12-7-17-12-5-4-9-10-12-17-2-6-4-13-4-20z">
          <text:p/>
        </draw:path>
        <draw:frame draw:style-name="gr10" draw:text-style-name="P11" draw:layer="layout" svg:width="0.532cm" svg:height="0.357cm" svg:x="2.505cm" svg:y="7.932cm">
          <draw:text-box>
            <text:p text:style-name="P4"><text:span text:style-name="T4">15. </text:span></text:p>
          </draw:text-box>
        </draw:frame>
        <draw:path draw:style-name="gr11" draw:text-style-name="P12" draw:layer="layout" svg:width="7.2cm" svg:height="0.026cm" svg:x="5.451cm" svg:y="8.246cm" svg:viewBox="0 0 7201 27" svg:d="M4930 27h-1568v-27h1568zM5021 0h2180v27h-2180zM3271 27h-2838v-27h2838zM342 27h-342v-27h342z">
          <text:p/>
        </draw:path>
        <draw:path draw:style-name="gr11" draw:text-style-name="P12" draw:layer="layout" svg:width="7.412cm" svg:height="0.026cm" svg:x="3.033cm" svg:y="8.828cm" svg:viewBox="0 0 7413 27" svg:d="M7307 27h-2178v-27h2178zM7397 0h16v27h-16zM5037 27h-1567v-27h1567zM3379 27h-2839v-27h2839zM448 27h-334v-27h334zM24 27h-24v-27h24z">
          <text:p/>
        </draw:path>
        <draw:frame draw:style-name="gr10" draw:text-style-name="P11" draw:layer="layout" svg:width="9.09cm" svg:height="0.357cm" svg:x="3.563cm" svg:y="7.932cm">
          <draw:text-box>
            <text:p text:style-name="P4"><text:span text:style-name="T4"><text:s/>CF 2033D – https://codeforces.com/problemset/problem/2033/D</text:span></text:p>
          </draw:text-box>
        </draw:frame>
        <draw:frame draw:style-name="gr10" draw:text-style-name="P11" draw:layer="layout" svg:width="7.414cm" svg:height="0.357cm" svg:x="3.034cm" svg:y="8.514cm">
          <draw:text-box>
            <text:p text:style-name="P4"><text:span text:style-name="T4">(https://codeforces.com/problemset/problem/2033/D)</text:span></text:p>
          </draw:text-box>
        </draw:frame>
        <draw:path draw:style-name="gr7" draw:text-style-name="P8" draw:layer="layout" svg:width="0.333cm" svg:height="0.333cm" svg:x="3.145cm" svg:y="9.495cm" svg:viewBox="0 0 334 334" svg:d="M0 280v-228c0-7 1-13 4-20 2-6 6-12 11-17 6-5 12-9 18-11 7-3 13-4 20-4h228c7 0 14 1 20 4 7 2 12 6 17 11s9 11 12 17c3 7 4 13 4 20v228c0 7-1 14-4 20-3 7-7 12-12 17s-10 9-17 13c-6 3-13 4-20 4h-228c-7 0-13-1-20-4-6-4-12-8-18-13-5-5-9-10-11-17-3-6-4-13-4-20z">
          <text:p/>
        </draw:path>
        <draw:path draw:style-name="gr8" draw:text-style-name="P9" draw:layer="layout" svg:width="0.333cm" svg:height="0.333cm" svg:x="3.145cm" svg:y="9.495cm" svg:viewBox="0 0 334 334" svg:d="M0 280v-228c0-7 1-13 4-20 2-6 6-12 11-17 6-5 12-9 18-11 7-3 13-4 20-4h228c7 0 14 1 20 4 7 2 12 6 17 11s9 11 12 17c3 7 4 13 4 20v228c0 7-1 14-4 20-3 7-7 12-12 17s-10 9-17 13c-6 3-13 4-20 4h-228c-7 0-13-1-20-4-6-4-12-8-18-13-5-5-9-10-11-17-3-6-4-13-4-20z">
          <text:p/>
        </draw:path>
        <draw:path draw:style-name="gr9" draw:text-style-name="P10" draw:layer="layout" svg:width="0.318cm" svg:height="0.318cm" svg:x="3.152cm" svg:y="9.502cm" svg:viewBox="0 0 319 319" svg:d="M0 266v-213c0-7 2-13 4-20 3-6 7-12 12-17s11-9 17-12c7-2 13-4 20-4h213c7 0 14 2 20 4 7 3 12 7 17 12s9 11 12 17c3 7 4 13 4 20v213c0 7-1 14-4 20-3 7-7 12-12 17s-10 9-17 12c-6 3-13 4-20 4h-213c-7 0-13-1-20-4-6-3-12-7-17-12s-9-10-12-17c-2-6-4-13-4-20z">
          <text:p/>
        </draw:path>
        <draw:frame draw:style-name="gr10" draw:text-style-name="P11" draw:layer="layout" svg:width="0.532cm" svg:height="0.357cm" svg:x="2.505cm" svg:y="9.546cm">
          <draw:text-box>
            <text:p text:style-name="P4"><text:span text:style-name="T4">16. </text:span></text:p>
          </draw:text-box>
        </draw:frame>
        <draw:path draw:style-name="gr11" draw:text-style-name="P12" draw:layer="layout" svg:width="7.2cm" svg:height="0.026cm" svg:x="5.451cm" svg:y="9.86cm" svg:viewBox="0 0 7201 27" svg:d="M4930 27h-1568v-27h1568zM5021 0h2180v27h-2180zM3271 27h-2838v-27h2838zM342 27h-342v-27h342z">
          <text:p/>
        </draw:path>
        <draw:path draw:style-name="gr11" draw:text-style-name="P12" draw:layer="layout" svg:width="7.412cm" svg:height="0.026cm" svg:x="3.033cm" svg:y="10.442cm" svg:viewBox="0 0 7413 27" svg:d="M7307 27h-2178v-27h2178zM7397 0h16v27h-16zM5037 27h-1567v-27h1567zM3379 27h-2839v-27h2839zM448 27h-334v-27h334zM24 27h-24v-27h24z">
          <text:p/>
        </draw:path>
        <draw:frame draw:style-name="gr10" draw:text-style-name="P11" draw:layer="layout" svg:width="9.09cm" svg:height="0.357cm" svg:x="3.563cm" svg:y="9.546cm">
          <draw:text-box>
            <text:p text:style-name="P4"><text:span text:style-name="T4"><text:s/>CF 2029C – https://codeforces.com/problemset/problem/2029/C</text:span></text:p>
          </draw:text-box>
        </draw:frame>
        <draw:frame draw:style-name="gr10" draw:text-style-name="P11" draw:layer="layout" svg:width="7.414cm" svg:height="0.357cm" svg:x="3.034cm" svg:y="10.128cm">
          <draw:text-box>
            <text:p text:style-name="P4"><text:span text:style-name="T4">(https://codeforces.com/problemset/problem/2029/C)</text:span></text:p>
          </draw:text-box>
        </draw:frame>
        <draw:path draw:style-name="gr7" draw:text-style-name="P8" draw:layer="layout" svg:width="0.333cm" svg:height="0.334cm" svg:x="3.145cm" svg:y="11.108cm" svg:viewBox="0 0 334 335" svg:d="M0 282v-228c0-8 1-14 4-21 2-6 6-12 11-17 6-5 12-9 18-12 7-2 13-4 20-4h228c7 0 14 2 20 4 7 3 12 7 17 12s9 11 12 17c3 7 4 13 4 21v228c0 7-1 14-4 20-3 7-7 12-12 17s-10 9-17 12c-6 2-13 4-20 4h-228c-7 0-13-2-20-4-6-3-12-7-18-12-5-5-9-10-11-17-3-6-4-13-4-20z">
          <text:p/>
        </draw:path>
        <draw:path draw:style-name="gr8" draw:text-style-name="P9" draw:layer="layout" svg:width="0.333cm" svg:height="0.334cm" svg:x="3.145cm" svg:y="11.108cm" svg:viewBox="0 0 334 335" svg:d="M0 282v-228c0-8 1-14 4-21 2-6 6-12 11-17 6-5 12-9 18-12 7-2 13-4 20-4h228c7 0 14 2 20 4 7 3 12 7 17 12s9 11 12 17c3 7 4 13 4 21v228c0 7-1 14-4 20-3 7-7 12-12 17s-10 9-17 12c-6 2-13 4-20 4h-228c-7 0-13-2-20-4-6-3-12-7-18-12-5-5-9-10-11-17-3-6-4-13-4-20z">
          <text:p/>
        </draw:path>
        <draw:path draw:style-name="gr9" draw:text-style-name="P10" draw:layer="layout" svg:width="0.318cm" svg:height="0.318cm" svg:x="3.152cm" svg:y="11.116cm" svg:viewBox="0 0 319 319" svg:d="M0 266v-213c0-7 2-13 4-20 3-6 7-12 12-17s11-9 17-12c7-2 13-4 20-4h213c7 0 14 2 20 4 7 3 12 7 17 12s9 11 12 17c3 7 4 13 4 20v213c0 7-1 14-4 20-3 7-7 12-12 17s-10 9-17 12c-6 3-13 4-20 4h-213c-7 0-13-1-20-4-6-3-12-7-17-12s-9-10-12-17c-2-6-4-13-4-20z">
          <text:p/>
        </draw:path>
        <draw:frame draw:style-name="gr10" draw:text-style-name="P11" draw:layer="layout" svg:width="0.532cm" svg:height="0.357cm" svg:x="2.505cm" svg:y="11.16cm">
          <draw:text-box>
            <text:p text:style-name="P4"><text:span text:style-name="T4">17. </text:span></text:p>
          </draw:text-box>
        </draw:frame>
        <draw:path draw:style-name="gr11" draw:text-style-name="P12" draw:layer="layout" svg:width="7.2cm" svg:height="0.026cm" svg:x="5.451cm" svg:y="11.474cm" svg:viewBox="0 0 7201 27" svg:d="M4930 27h-1568v-27h1568zM5021 0h2180v27h-2180zM3271 27h-2838v-27h2838zM342 27h-342v-27h342z">
          <text:p/>
        </draw:path>
        <draw:path draw:style-name="gr11" draw:text-style-name="P12" draw:layer="layout" svg:width="7.412cm" svg:height="0.026cm" svg:x="3.033cm" svg:y="12.056cm" svg:viewBox="0 0 7413 27" svg:d="M7307 27h-2178v-27h2178zM7397 0h16v27h-16zM5037 27h-1567v-27h1567zM3379 27h-2839v-27h2839zM448 27h-334v-27h334zM24 27h-24v-27h24z">
          <text:p/>
        </draw:path>
        <draw:frame draw:style-name="gr10" draw:text-style-name="P11" draw:layer="layout" svg:width="9.09cm" svg:height="0.357cm" svg:x="3.563cm" svg:y="11.16cm">
          <draw:text-box>
            <text:p text:style-name="P4"><text:span text:style-name="T4"><text:s/>CF 2028C – https://codeforces.com/problemset/problem/2028/C</text:span></text:p>
          </draw:text-box>
        </draw:frame>
        <draw:frame draw:style-name="gr10" draw:text-style-name="P11" draw:layer="layout" svg:width="7.414cm" svg:height="0.357cm" svg:x="3.034cm" svg:y="11.742cm">
          <draw:text-box>
            <text:p text:style-name="P4"><text:span text:style-name="T4">(https://codeforces.com/problemset/problem/2028/C)</text:span></text:p>
          </draw:text-box>
        </draw:frame>
        <draw:path draw:style-name="gr7" draw:text-style-name="P8" draw:layer="layout" svg:width="0.333cm" svg:height="0.333cm" svg:x="3.145cm" svg:y="12.696cm" svg:viewBox="0 0 334 334" svg:d="M0 281v-228c0-7 1-14 4-20 2-7 6-13 11-18 6-5 12-8 18-11 7-3 13-4 20-4h228c7 0 14 1 20 4 7 3 12 6 17 11s9 11 12 18c3 6 4 13 4 20v228c0 7-1 14-4 21-3 6-7 12-12 17s-10 9-17 11c-6 3-13 4-20 4h-228c-7 0-13-1-20-4-6-2-12-6-18-11-5-5-9-11-11-17-3-7-4-14-4-21z">
          <text:p/>
        </draw:path>
        <draw:path draw:style-name="gr8" draw:text-style-name="P9" draw:layer="layout" svg:width="0.333cm" svg:height="0.333cm" svg:x="3.145cm" svg:y="12.696cm" svg:viewBox="0 0 334 334" svg:d="M0 281v-228c0-7 1-14 4-20 2-7 6-13 11-18 6-5 12-8 18-11 7-3 13-4 20-4h228c7 0 14 1 20 4 7 3 12 6 17 11s9 11 12 18c3 6 4 13 4 20v228c0 7-1 14-4 21-3 6-7 12-12 17s-10 9-17 11c-6 3-13 4-20 4h-228c-7 0-13-1-20-4-6-2-12-6-18-11-5-5-9-11-11-17-3-7-4-14-4-21z">
          <text:p/>
        </draw:path>
        <draw:path draw:style-name="gr9" draw:text-style-name="P10" draw:layer="layout" svg:width="0.318cm" svg:height="0.317cm" svg:x="3.152cm" svg:y="12.704cm" svg:viewBox="0 0 319 318" svg:d="M0 265v-212c0-7 2-14 4-20 3-7 7-13 12-18s11-8 17-11c7-3 13-4 20-4h213c7 0 14 1 20 4 7 3 12 6 17 11s9 11 12 18c3 6 4 13 4 20v212c0 7-1 14-4 21-3 6-7 12-12 17s-10 9-17 11c-6 3-13 4-20 4h-213c-7 0-13-1-20-4-6-2-12-6-17-11s-9-11-12-17c-2-7-4-14-4-21z">
          <text:p/>
        </draw:path>
        <draw:frame draw:style-name="gr10" draw:text-style-name="P11" draw:layer="layout" svg:width="0.532cm" svg:height="0.357cm" svg:x="2.505cm" svg:y="12.748cm">
          <draw:text-box>
            <text:p text:style-name="P4"><text:span text:style-name="T4">18. </text:span></text:p>
          </draw:text-box>
        </draw:frame>
        <draw:path draw:style-name="gr11" draw:text-style-name="P12" draw:layer="layout" svg:width="7.2cm" svg:height="0.027cm" svg:x="5.451cm" svg:y="13.061cm" svg:viewBox="0 0 7201 28" svg:d="M4930 28h-1568v-28h1568zM5021 0h2180v28h-2180zM3271 28h-2838v-28h2838zM342 28h-342v-28h342z">
          <text:p/>
        </draw:path>
        <draw:path draw:style-name="gr11" draw:text-style-name="P12" draw:layer="layout" svg:width="7.412cm" svg:height="0.027cm" svg:x="3.033cm" svg:y="13.643cm" svg:viewBox="0 0 7413 28" svg:d="M7307 28h-2178v-28h2178zM7397 0h16v28h-16zM5037 28h-1567v-28h1567zM3379 28h-2839v-28h2839zM448 28h-334v-28h334zM24 28h-24v-28h24z">
          <text:p/>
        </draw:path>
        <draw:frame draw:style-name="gr10" draw:text-style-name="P11" draw:layer="layout" svg:width="9.09cm" svg:height="0.357cm" svg:x="3.563cm" svg:y="12.748cm">
          <draw:text-box>
            <text:p text:style-name="P4"><text:span text:style-name="T4"><text:s/>CF 2027C – https://codeforces.com/problemset/problem/2027/C</text:span></text:p>
          </draw:text-box>
        </draw:frame>
        <draw:frame draw:style-name="gr10" draw:text-style-name="P11" draw:layer="layout" svg:width="7.414cm" svg:height="0.357cm" svg:x="3.034cm" svg:y="13.33cm">
          <draw:text-box>
            <text:p text:style-name="P4"><text:span text:style-name="T4">(https://codeforces.com/problemset/problem/2027/C)</text:span></text:p>
          </draw:text-box>
        </draw:frame>
        <draw:path draw:style-name="gr7" draw:text-style-name="P8" draw:layer="layout" svg:width="0.333cm" svg:height="0.333cm" svg:x="3.145cm" svg:y="14.31cm" svg:viewBox="0 0 334 334" svg:d="M0 281v-228c0-7 1-14 4-20 2-7 6-13 11-18 6-5 12-8 18-11 7-3 13-4 20-4h228c7 0 14 1 20 4 7 3 12 6 17 11s9 11 12 18c3 6 4 13 4 20v228c0 7-1 14-4 21-3 6-7 12-12 17s-10 9-17 11c-6 3-13 4-20 4h-228c-7 0-13-1-20-4-6-2-12-6-18-11-5-5-9-11-11-17-3-7-4-14-4-21z">
          <text:p/>
        </draw:path>
        <draw:path draw:style-name="gr8" draw:text-style-name="P9" draw:layer="layout" svg:width="0.333cm" svg:height="0.333cm" svg:x="3.145cm" svg:y="14.31cm" svg:viewBox="0 0 334 334" svg:d="M0 281v-228c0-7 1-14 4-20 2-7 6-13 11-18 6-5 12-8 18-11 7-3 13-4 20-4h228c7 0 14 1 20 4 7 3 12 6 17 11s9 11 12 18c3 6 4 13 4 20v228c0 7-1 14-4 21-3 6-7 12-12 17s-10 9-17 11c-6 3-13 4-20 4h-228c-7 0-13-1-20-4-6-2-12-6-18-11-5-5-9-11-11-17-3-7-4-14-4-21z">
          <text:p/>
        </draw:path>
        <draw:path draw:style-name="gr9" draw:text-style-name="P10" draw:layer="layout" svg:width="0.318cm" svg:height="0.317cm" svg:x="3.152cm" svg:y="14.318cm" svg:viewBox="0 0 319 318" svg:d="M0 265v-212c0-7 2-14 4-20 3-7 7-13 12-18s11-8 17-11c7-3 13-4 20-4h213c7 0 14 1 20 4 7 3 12 6 17 11s9 11 12 18c3 6 4 13 4 20v212c0 7-1 14-4 21-3 6-7 12-12 17s-10 9-17 11c-6 3-13 4-20 4h-213c-7 0-13-1-20-4-6-2-12-6-17-11s-9-11-12-17c-2-7-4-14-4-21z">
          <text:p/>
        </draw:path>
        <draw:frame draw:style-name="gr10" draw:text-style-name="P11" draw:layer="layout" svg:width="0.532cm" svg:height="0.357cm" svg:x="2.505cm" svg:y="14.362cm">
          <draw:text-box>
            <text:p text:style-name="P4"><text:span text:style-name="T4">19. </text:span></text:p>
          </draw:text-box>
        </draw:frame>
        <draw:path draw:style-name="gr11" draw:text-style-name="P12" draw:layer="layout" svg:width="7.183cm" svg:height="0.027cm" svg:x="5.433cm" svg:y="14.675cm" svg:viewBox="0 0 7184 28" svg:d="M4931 28h-1568v-28h1568zM5022 0h2162v28h-2162zM3272 28h-2838v-28h2838zM342 28h-342v-28h342z">
          <text:p/>
        </draw:path>
        <draw:path draw:style-name="gr11" draw:text-style-name="P12" draw:layer="layout" svg:width="7.394cm" svg:height="0.027cm" svg:x="3.033cm" svg:y="15.257cm" svg:viewBox="0 0 7395 28" svg:d="M7290 28h-2161v-28h2161zM7379 0h16v28h-16zM5037 28h-1567v-28h1567zM3379 28h-2839v-28h2839zM448 28h-334v-28h334zM24 28h-24v-28h24z">
          <text:p/>
        </draw:path>
        <draw:frame draw:style-name="gr10" draw:text-style-name="P11" draw:layer="layout" svg:width="9.055cm" svg:height="0.357cm" svg:x="3.563cm" svg:y="14.362cm">
          <draw:text-box>
            <text:p text:style-name="P4"><text:span text:style-name="T4"><text:s/>CF 2008E – https://codeforces.com/problemset/problem/2008/E</text:span></text:p>
          </draw:text-box>
        </draw:frame>
        <draw:frame draw:style-name="gr10" draw:text-style-name="P11" draw:layer="layout" svg:width="7.396cm" svg:height="0.357cm" svg:x="3.034cm" svg:y="14.944cm">
          <draw:text-box>
            <text:p text:style-name="P4"><text:span text:style-name="T4">(https://codeforces.com/problemset/problem/2008/E)</text:span></text:p>
          </draw:text-box>
        </draw:frame>
        <draw:path draw:style-name="gr7" draw:text-style-name="P8" draw:layer="layout" svg:width="0.333cm" svg:height="0.334cm" svg:x="3.145cm" svg:y="15.897cm" svg:viewBox="0 0 334 335" svg:d="M0 282v-229c0-7 1-13 4-20 2-6 6-12 11-17 6-5 12-9 18-12 7-2 13-4 20-4h228c7 0 14 2 20 4 7 3 12 7 17 12s9 11 12 17c3 7 4 13 4 20v229c0 7-1 14-4 20-3 7-7 12-12 17s-10 9-17 12c-6 2-13 4-20 4h-228c-7 0-13-2-20-4-6-3-12-7-18-12-5-5-9-10-11-17-3-6-4-13-4-20z">
          <text:p/>
        </draw:path>
        <draw:path draw:style-name="gr8" draw:text-style-name="P9" draw:layer="layout" svg:width="0.333cm" svg:height="0.334cm" svg:x="3.145cm" svg:y="15.897cm" svg:viewBox="0 0 334 335" svg:d="M0 282v-229c0-7 1-13 4-20 2-6 6-12 11-17 6-5 12-9 18-12 7-2 13-4 20-4h228c7 0 14 2 20 4 7 3 12 7 17 12s9 11 12 17c3 7 4 13 4 20v229c0 7-1 14-4 20-3 7-7 12-12 17s-10 9-17 12c-6 2-13 4-20 4h-228c-7 0-13-2-20-4-6-3-12-7-18-12-5-5-9-10-11-17-3-6-4-13-4-20z">
          <text:p/>
        </draw:path>
        <draw:path draw:style-name="gr9" draw:text-style-name="P10" draw:layer="layout" svg:width="0.318cm" svg:height="0.318cm" svg:x="3.152cm" svg:y="15.905cm" svg:viewBox="0 0 319 319" svg:d="M0 266v-213c0-7 2-13 4-20 3-6 7-12 12-17s11-9 17-12c7-2 13-4 20-4h213c7 0 14 2 20 4 7 3 12 7 17 12s9 11 12 17c3 7 4 13 4 20v213c0 7-1 14-4 20-3 7-7 12-12 17s-10 9-17 12c-6 3-13 4-20 4h-213c-7 0-13-1-20-4-6-3-12-7-17-12s-9-10-12-17c-2-6-4-13-4-20z">
          <text:p/>
        </draw:path>
        <draw:frame draw:style-name="gr10" draw:text-style-name="P11" draw:layer="layout" svg:width="0.532cm" svg:height="0.357cm" svg:x="2.505cm" svg:y="15.949cm">
          <draw:text-box>
            <text:p text:style-name="P4"><text:span text:style-name="T4">20. </text:span></text:p>
          </draw:text-box>
        </draw:frame>
        <draw:path draw:style-name="gr11" draw:text-style-name="P12" draw:layer="layout" svg:width="7.2cm" svg:height="0.026cm" svg:x="5.451cm" svg:y="16.263cm" svg:viewBox="0 0 7201 27" svg:d="M4930 27h-1568v-27h1568zM5021 0h2180v27h-2180zM3271 27h-2838v-27h2838zM342 27h-342v-27h342z">
          <text:p/>
        </draw:path>
        <draw:path draw:style-name="gr11" draw:text-style-name="P12" draw:layer="layout" svg:width="7.412cm" svg:height="0.026cm" svg:x="3.033cm" svg:y="16.845cm" svg:viewBox="0 0 7413 27" svg:d="M7307 27h-2178v-27h2178zM7397 0h16v27h-16zM5037 27h-1567v-27h1567zM3379 27h-2839v-27h2839zM448 27h-334v-27h334zM24 27h-24v-27h24z">
          <text:p/>
        </draw:path>
        <draw:frame draw:style-name="gr10" draw:text-style-name="P11" draw:layer="layout" svg:width="9.09cm" svg:height="0.357cm" svg:x="3.563cm" svg:y="15.949cm">
          <draw:text-box>
            <text:p text:style-name="P4"><text:span text:style-name="T4"><text:s/>CF 2008D – https://codeforces.com/problemset/problem/2008/D</text:span></text:p>
          </draw:text-box>
        </draw:frame>
        <draw:frame draw:style-name="gr10" draw:text-style-name="P11" draw:layer="layout" svg:width="7.414cm" svg:height="0.357cm" svg:x="3.034cm" svg:y="16.531cm">
          <draw:text-box>
            <text:p text:style-name="P4"><text:span text:style-name="T4">(https://codeforces.com/problemset/problem/2008/D)</text:span></text:p>
          </draw:text-box>
        </draw:frame>
        <draw:path draw:style-name="gr7" draw:text-style-name="P8" draw:layer="layout" svg:width="0.333cm" svg:height="0.334cm" svg:x="3.145cm" svg:y="17.511cm" svg:viewBox="0 0 334 335" svg:d="M0 281v-228c0-7 1-13 4-20 2-6 6-12 11-17 6-5 12-9 18-12 7-2 13-4 20-4h228c7 0 14 2 20 4 7 3 12 7 17 12s9 11 12 17c3 7 4 13 4 20v228c0 7-1 14-4 20-3 8-7 13-12 18s-10 9-17 12c-6 2-13 4-20 4h-228c-7 0-13-2-20-4-6-3-12-7-18-12-5-5-9-10-11-18-3-6-4-13-4-20z">
          <text:p/>
        </draw:path>
        <draw:path draw:style-name="gr8" draw:text-style-name="P9" draw:layer="layout" svg:width="0.333cm" svg:height="0.334cm" svg:x="3.145cm" svg:y="17.511cm" svg:viewBox="0 0 334 335" svg:d="M0 281v-228c0-7 1-13 4-20 2-6 6-12 11-17 6-5 12-9 18-12 7-2 13-4 20-4h228c7 0 14 2 20 4 7 3 12 7 17 12s9 11 12 17c3 7 4 13 4 20v228c0 7-1 14-4 20-3 8-7 13-12 18s-10 9-17 12c-6 2-13 4-20 4h-228c-7 0-13-2-20-4-6-3-12-7-18-12-5-5-9-10-11-18-3-6-4-13-4-20z">
          <text:p/>
        </draw:path>
        <draw:path draw:style-name="gr9" draw:text-style-name="P10" draw:layer="layout" svg:width="0.318cm" svg:height="0.318cm" svg:x="3.152cm" svg:y="17.519cm" svg:viewBox="0 0 319 319" svg:d="M0 266v-213c0-7 2-14 4-20 3-7 7-12 12-17s11-9 17-12c7-2 13-4 20-4h213c7 0 14 2 20 4 7 3 12 7 17 12s9 10 12 17c3 6 4 13 4 20v213c0 7-1 14-4 20-3 7-7 12-12 17s-10 9-17 12c-6 2-13 4-20 4h-213c-7 0-13-2-20-4-6-3-12-7-17-12s-9-10-12-17c-2-6-4-13-4-20z">
          <text:p/>
        </draw:path>
        <draw:frame draw:style-name="gr10" draw:text-style-name="P11" draw:layer="layout" svg:width="0.532cm" svg:height="0.357cm" svg:x="2.505cm" svg:y="17.563cm">
          <draw:text-box>
            <text:p text:style-name="P4"><text:span text:style-name="T4">21. </text:span></text:p>
          </draw:text-box>
        </draw:frame>
        <draw:path draw:style-name="gr11" draw:text-style-name="P12" draw:layer="layout" svg:width="7.183cm" svg:height="0.026cm" svg:x="5.433cm" svg:y="17.877cm" svg:viewBox="0 0 7184 27" svg:d="M4931 27h-1568v-27h1568zM5022 0h2162v27h-2162zM3272 27h-2838v-27h2838zM342 27h-342v-27h342z">
          <text:p/>
        </draw:path>
        <draw:path draw:style-name="gr11" draw:text-style-name="P12" draw:layer="layout" svg:width="7.394cm" svg:height="0.026cm" svg:x="3.033cm" svg:y="18.459cm" svg:viewBox="0 0 7395 27" svg:d="M7290 27h-2161v-27h2161zM7379 0h16v27h-16zM5037 27h-1567v-27h1567zM3379 27h-2839v-27h2839zM448 27h-334v-27h334zM24 27h-24v-27h24z">
          <text:p/>
        </draw:path>
        <draw:frame draw:style-name="gr10" draw:text-style-name="P11" draw:layer="layout" svg:width="9.055cm" svg:height="0.357cm" svg:x="3.563cm" svg:y="17.563cm">
          <draw:text-box>
            <text:p text:style-name="P4"><text:span text:style-name="T4"><text:s/>CF 1999E – https://codeforces.com/problemset/problem/1999/E</text:span></text:p>
          </draw:text-box>
        </draw:frame>
        <draw:frame draw:style-name="gr10" draw:text-style-name="P11" draw:layer="layout" svg:width="7.396cm" svg:height="0.357cm" svg:x="3.034cm" svg:y="18.145cm">
          <draw:text-box>
            <text:p text:style-name="P4"><text:span text:style-name="T4">(https://codeforces.com/problemset/problem/1999/E)</text:span></text:p>
          </draw:text-box>
        </draw:frame>
        <draw:path draw:style-name="gr7" draw:text-style-name="P8" draw:layer="layout" svg:width="0.333cm" svg:height="0.334cm" svg:x="3.145cm" svg:y="19.125cm" svg:viewBox="0 0 334 335" svg:d="M0 282v-228c0-7 1-14 4-20 2-6 6-13 11-18 6-5 12-9 18-12 7-2 13-4 20-4h228c7 0 14 2 20 4 7 3 12 7 17 12s9 12 12 18 4 13 4 20v228c0 7-1 14-4 20-3 7-7 12-12 17s-10 9-17 12c-6 2-13 4-20 4h-228c-7 0-13-2-20-4-6-3-12-7-18-12-5-5-9-10-11-17-3-6-4-13-4-20z">
          <text:p/>
        </draw:path>
        <draw:path draw:style-name="gr8" draw:text-style-name="P9" draw:layer="layout" svg:width="0.333cm" svg:height="0.334cm" svg:x="3.145cm" svg:y="19.125cm" svg:viewBox="0 0 334 335" svg:d="M0 282v-228c0-7 1-14 4-20 2-6 6-13 11-18 6-5 12-9 18-12 7-2 13-4 20-4h228c7 0 14 2 20 4 7 3 12 7 17 12s9 12 12 18 4 13 4 20v228c0 7-1 14-4 20-3 7-7 12-12 17s-10 9-17 12c-6 2-13 4-20 4h-228c-7 0-13-2-20-4-6-3-12-7-18-12-5-5-9-10-11-17-3-6-4-13-4-20z">
          <text:p/>
        </draw:path>
        <draw:path draw:style-name="gr9" draw:text-style-name="P10" draw:layer="layout" svg:width="0.318cm" svg:height="0.318cm" svg:x="3.152cm" svg:y="19.133cm" svg:viewBox="0 0 319 319" svg:d="M0 266v-212c0-7 2-15 4-21 3-7 7-12 12-17s11-9 17-12c7-2 13-4 20-4h213c7 0 14 2 20 4 7 3 12 7 17 12s9 10 12 17c3 6 4 14 4 21v212c0 7-1 14-4 20-3 7-7 12-12 17s-10 9-17 12c-6 2-13 4-20 4h-213c-7 0-13-2-20-4-6-3-12-7-17-12s-9-10-12-17c-2-6-4-13-4-20z">
          <text:p/>
        </draw:path>
        <draw:frame draw:style-name="gr10" draw:text-style-name="P11" draw:layer="layout" svg:width="0.532cm" svg:height="0.357cm" svg:x="2.505cm" svg:y="19.177cm">
          <draw:text-box>
            <text:p text:style-name="P4"><text:span text:style-name="T4">22. </text:span></text:p>
          </draw:text-box>
        </draw:frame>
        <draw:path draw:style-name="gr11" draw:text-style-name="P12" draw:layer="layout" svg:width="7.2cm" svg:height="0.027cm" svg:x="5.451cm" svg:y="19.49cm" svg:viewBox="0 0 7201 28" svg:d="M4930 28h-1568v-28h1568zM5021 0h2180v28h-2180zM3271 28h-2838v-28h2838zM342 28h-342v-28h342z">
          <text:p/>
        </draw:path>
        <draw:path draw:style-name="gr11" draw:text-style-name="P12" draw:layer="layout" svg:width="7.412cm" svg:height="0.026cm" svg:x="3.033cm" svg:y="20.073cm" svg:viewBox="0 0 7413 27" svg:d="M7307 27h-2178v-27h2178zM7397 0h16v27h-16zM5037 27h-1567v-27h1567zM3379 27h-2839v-27h2839zM448 27h-334v-27h334zM24 27h-24v-27h24z">
          <text:p/>
        </draw:path>
        <draw:frame draw:style-name="gr10" draw:text-style-name="P11" draw:layer="layout" svg:width="9.09cm" svg:height="0.357cm" svg:x="3.563cm" svg:y="19.177cm">
          <draw:text-box>
            <text:p text:style-name="P4"><text:span text:style-name="T4"><text:s/>CF 1997D – https://codeforces.com/problemset/problem/1997/D</text:span></text:p>
          </draw:text-box>
        </draw:frame>
        <draw:frame draw:style-name="gr10" draw:text-style-name="P11" draw:layer="layout" svg:width="7.414cm" svg:height="0.357cm" svg:x="3.034cm" svg:y="19.759cm">
          <draw:text-box>
            <text:p text:style-name="P4"><text:span text:style-name="T4">(https://codeforces.com/problemset/problem/1997/D)</text:span></text:p>
          </draw:text-box>
        </draw:frame>
        <draw:path draw:style-name="gr7" draw:text-style-name="P8" draw:layer="layout" svg:width="0.333cm" svg:height="0.333cm" svg:x="3.145cm" svg:y="20.713cm" svg:viewBox="0 0 334 334" svg:d="M0 281v-228c0-7 1-14 4-21 2-6 6-12 11-17 6-5 12-8 18-11 7-3 13-4 20-4h228c7 0 14 1 20 4 7 3 12 6 17 11s9 11 12 17c3 7 4 14 4 21v228c0 7-1 14-4 21-3 6-7 12-12 17s-10 8-17 11c-6 3-13 4-20 4h-228c-7 0-13-1-20-4-6-3-12-6-18-11-5-5-9-11-11-17-3-7-4-14-4-21z">
          <text:p/>
        </draw:path>
        <draw:path draw:style-name="gr8" draw:text-style-name="P9" draw:layer="layout" svg:width="0.333cm" svg:height="0.333cm" svg:x="3.145cm" svg:y="20.713cm" svg:viewBox="0 0 334 334" svg:d="M0 281v-228c0-7 1-14 4-21 2-6 6-12 11-17 6-5 12-8 18-11 7-3 13-4 20-4h228c7 0 14 1 20 4 7 3 12 6 17 11s9 11 12 17c3 7 4 14 4 21v228c0 7-1 14-4 21-3 6-7 12-12 17s-10 8-17 11c-6 3-13 4-20 4h-228c-7 0-13-1-20-4-6-3-12-6-18-11-5-5-9-11-11-17-3-7-4-14-4-21z">
          <text:p/>
        </draw:path>
        <draw:path draw:style-name="gr9" draw:text-style-name="P10" draw:layer="layout" svg:width="0.318cm" svg:height="0.317cm" svg:x="3.152cm" svg:y="20.721cm" svg:viewBox="0 0 319 318" svg:d="M0 265v-211c0-7 2-15 4-22 3-6 7-12 12-17s11-9 17-11c7-3 13-4 20-4h213c7 0 14 1 20 4 7 2 12 6 17 11s9 11 12 17c3 7 4 15 4 22v211c0 7-1 14-4 21-3 6-7 12-12 17s-10 9-17 11c-6 3-13 4-20 4h-213c-7 0-13-1-20-4-6-2-12-6-17-11s-9-11-12-17c-2-7-4-14-4-21z">
          <text:p/>
        </draw:path>
        <draw:frame draw:style-name="gr10" draw:text-style-name="P11" draw:layer="layout" svg:width="0.532cm" svg:height="0.357cm" svg:x="2.505cm" svg:y="20.765cm">
          <draw:text-box>
            <text:p text:style-name="P4"><text:span text:style-name="T4">23. </text:span></text:p>
          </draw:text-box>
        </draw:frame>
        <draw:path draw:style-name="gr11" draw:text-style-name="P12" draw:layer="layout" svg:width="7.2cm" svg:height="0.026cm" svg:x="5.451cm" svg:y="21.078cm" svg:viewBox="0 0 7201 27" svg:d="M4930 27h-1568v-27h1568zM5021 0h2180v27h-2180zM3271 27h-2838v-27h2838zM342 27h-342v-27h342z">
          <text:p/>
        </draw:path>
        <draw:path draw:style-name="gr11" draw:text-style-name="P12" draw:layer="layout" svg:width="7.412cm" svg:height="0.027cm" svg:x="3.033cm" svg:y="21.66cm" svg:viewBox="0 0 7413 28" svg:d="M7307 28h-2178v-28h2178zM7397 0h16v28h-16zM5037 28h-1567v-28h1567zM3379 28h-2839v-28h2839zM448 28h-334v-28h334zM24 28h-24v-28h24z">
          <text:p/>
        </draw:path>
        <draw:frame draw:style-name="gr10" draw:text-style-name="P11" draw:layer="layout" svg:width="9.09cm" svg:height="0.357cm" svg:x="3.563cm" svg:y="20.765cm">
          <draw:text-box>
            <text:p text:style-name="P4"><text:span text:style-name="T4"><text:s/>CF 1994C – https://codeforces.com/problemset/problem/1994/C</text:span></text:p>
          </draw:text-box>
        </draw:frame>
        <draw:frame draw:style-name="gr10" draw:text-style-name="P11" draw:layer="layout" svg:width="7.414cm" svg:height="0.357cm" svg:x="3.034cm" svg:y="21.347cm">
          <draw:text-box>
            <text:p text:style-name="P4"><text:span text:style-name="T4">(https://codeforces.com/problemset/problem/1994/C)</text:span></text:p>
          </draw:text-box>
        </draw:frame>
        <draw:path draw:style-name="gr7" draw:text-style-name="P8" draw:layer="layout" svg:width="0.333cm" svg:height="0.333cm" svg:x="3.145cm" svg:y="22.327cm" svg:viewBox="0 0 334 334" svg:d="M0 281v-228c0-7 1-14 4-21 2-6 6-12 11-17 6-5 12-8 18-11 7-3 13-4 20-4h228c7 0 14 1 20 4 7 3 12 6 17 11s9 11 12 17c3 7 4 14 4 21v228c0 7-1 14-4 20-3 7-7 13-12 18s-10 8-17 11c-6 3-13 4-20 4h-228c-7 0-13-1-20-4-6-3-12-6-18-11-5-5-9-11-11-18-3-6-4-13-4-20z">
          <text:p/>
        </draw:path>
        <draw:path draw:style-name="gr8" draw:text-style-name="P9" draw:layer="layout" svg:width="0.333cm" svg:height="0.333cm" svg:x="3.145cm" svg:y="22.327cm" svg:viewBox="0 0 334 334" svg:d="M0 281v-228c0-7 1-14 4-21 2-6 6-12 11-17 6-5 12-8 18-11 7-3 13-4 20-4h228c7 0 14 1 20 4 7 3 12 6 17 11s9 11 12 17c3 7 4 14 4 21v228c0 7-1 14-4 20-3 7-7 13-12 18s-10 8-17 11c-6 3-13 4-20 4h-228c-7 0-13-1-20-4-6-3-12-6-18-11-5-5-9-11-11-18-3-6-4-13-4-20z">
          <text:p/>
        </draw:path>
        <draw:path draw:style-name="gr9" draw:text-style-name="P10" draw:layer="layout" svg:width="0.318cm" svg:height="0.317cm" svg:x="3.152cm" svg:y="22.335cm" svg:viewBox="0 0 319 318" svg:d="M0 265v-211c0-7 2-14 4-21 3-6 7-12 12-17 5-6 11-10 17-12 7-3 13-4 20-4h213c7 0 14 1 20 4 7 2 12 6 17 12 5 5 9 11 12 17 3 7 4 14 4 21v211c0 7-1 14-4 21-3 6-7 12-12 17s-10 9-17 11c-6 3-13 4-20 4h-213c-7 0-13-1-20-4-6-2-12-6-17-11s-9-11-12-17c-2-7-4-14-4-21z">
          <text:p/>
        </draw:path>
        <draw:frame draw:style-name="gr10" draw:text-style-name="P11" draw:layer="layout" svg:width="0.532cm" svg:height="0.357cm" svg:x="2.505cm" svg:y="22.379cm">
          <draw:text-box>
            <text:p text:style-name="P4"><text:span text:style-name="T4">24. </text:span></text:p>
          </draw:text-box>
        </draw:frame>
        <draw:path draw:style-name="gr11" draw:text-style-name="P12" draw:layer="layout" svg:width="7.2cm" svg:height="0.026cm" svg:x="5.451cm" svg:y="22.692cm" svg:viewBox="0 0 7201 27" svg:d="M4930 27h-1568v-27h1568zM5021 0h2180v27h-2180zM3271 27h-2838v-27h2838zM342 27h-342v-27h342z">
          <text:p/>
        </draw:path>
        <draw:path draw:style-name="gr11" draw:text-style-name="P12" draw:layer="layout" svg:width="7.412cm" svg:height="0.026cm" svg:x="3.033cm" svg:y="23.274cm" svg:viewBox="0 0 7413 27" svg:d="M7307 27h-2178v-27h2178zM7397 0h16v27h-16zM5037 27h-1567v-27h1567zM3379 27h-2839v-27h2839zM448 27h-334v-27h334zM24 27h-24v-27h24z">
          <text:p/>
        </draw:path>
        <draw:frame draw:style-name="gr10" draw:text-style-name="P11" draw:layer="layout" svg:width="9.09cm" svg:height="0.357cm" svg:x="3.563cm" svg:y="22.379cm">
          <draw:text-box>
            <text:p text:style-name="P4"><text:span text:style-name="T4"><text:s/>CF 1992D – https://codeforces.com/problemset/problem/1992/D</text:span></text:p>
          </draw:text-box>
        </draw:frame>
        <draw:frame draw:style-name="gr10" draw:text-style-name="P11" draw:layer="layout" svg:width="7.414cm" svg:height="0.357cm" svg:x="3.034cm" svg:y="22.961cm">
          <draw:text-box>
            <text:p text:style-name="P4"><text:span text:style-name="T4">(https://codeforces.com/problemset/problem/1992/D)</text:span></text:p>
          </draw:text-box>
        </draw:frame>
        <draw:path draw:style-name="gr7" draw:text-style-name="P8" draw:layer="layout" svg:width="0.333cm" svg:height="0.334cm" svg:x="3.145cm" svg:y="23.914cm" svg:viewBox="0 0 334 335" svg:d="M0 282v-229c0-7 1-14 4-20 2-7 6-12 11-17 6-5 12-9 18-12 7-2 13-4 20-4h228c7 0 14 2 20 4 7 3 12 7 17 12s9 10 12 17c3 6 4 13 4 20v229c0 7-1 14-4 20s-7 12-12 17-10 9-17 12c-6 2-13 4-20 4h-228c-7 0-13-2-20-4-6-3-12-7-18-12-5-5-9-11-11-17-3-6-4-13-4-20z">
          <text:p/>
        </draw:path>
        <draw:path draw:style-name="gr8" draw:text-style-name="P9" draw:layer="layout" svg:width="0.333cm" svg:height="0.334cm" svg:x="3.145cm" svg:y="23.914cm" svg:viewBox="0 0 334 335" svg:d="M0 282v-229c0-7 1-14 4-20 2-7 6-12 11-17 6-5 12-9 18-12 7-2 13-4 20-4h228c7 0 14 2 20 4 7 3 12 7 17 12s9 10 12 17c3 6 4 13 4 20v229c0 7-1 14-4 20s-7 12-12 17-10 9-17 12c-6 2-13 4-20 4h-228c-7 0-13-2-20-4-6-3-12-7-18-12-5-5-9-11-11-17-3-6-4-13-4-20z">
          <text:p/>
        </draw:path>
        <draw:path draw:style-name="gr9" draw:text-style-name="P10" draw:layer="layout" svg:width="0.318cm" svg:height="0.318cm" svg:x="3.152cm" svg:y="23.922cm" svg:viewBox="0 0 319 319" svg:d="M0 266v-212c0-7 2-14 4-20 3-7 7-12 12-17 5-6 11-10 17-13 7-2 13-4 20-4h213c7 0 14 2 20 4 7 3 12 7 17 13 5 5 9 10 12 17 3 6 4 13 4 20v212c0 7-1 14-4 20-3 7-7 12-12 17s-10 9-17 12c-6 2-13 4-20 4h-213c-7 0-13-2-20-4-6-3-12-7-17-12s-9-10-12-17c-2-6-4-13-4-20z">
          <text:p/>
        </draw:path>
        <draw:frame draw:style-name="gr10" draw:text-style-name="P11" draw:layer="layout" svg:width="0.532cm" svg:height="0.357cm" svg:x="2.505cm" svg:y="23.966cm">
          <draw:text-box>
            <text:p text:style-name="P4"><text:span text:style-name="T4">25. </text:span></text:p>
          </draw:text-box>
        </draw:frame>
        <draw:path draw:style-name="gr11" draw:text-style-name="P12" draw:layer="layout" svg:width="7.2cm" svg:height="0.027cm" svg:x="5.451cm" svg:y="24.279cm" svg:viewBox="0 0 7201 28" svg:d="M4930 28h-1568v-28h1568zM5021 0h2180v28h-2180zM3271 28h-2838v-28h2838zM342 28h-342v-28h342z">
          <text:p/>
        </draw:path>
        <draw:path draw:style-name="gr11" draw:text-style-name="P12" draw:layer="layout" svg:width="7.412cm" svg:height="0.026cm" svg:x="3.033cm" svg:y="24.862cm" svg:viewBox="0 0 7413 27" svg:d="M7307 27h-2178v-27h2178zM7397 0h16v27h-16zM5037 27h-1567v-27h1567zM3379 27h-2839v-27h2839zM448 27h-334v-27h334zM24 27h-24v-27h24z">
          <text:p/>
        </draw:path>
        <draw:frame draw:style-name="gr10" draw:text-style-name="P11" draw:layer="layout" svg:width="9.09cm" svg:height="0.357cm" svg:x="3.563cm" svg:y="23.966cm">
          <draw:text-box>
            <text:p text:style-name="P4"><text:span text:style-name="T4"><text:s/>CF 1987C – https://codeforces.com/problemset/problem/1987/C</text:span></text:p>
          </draw:text-box>
        </draw:frame>
        <draw:frame draw:style-name="gr10" draw:text-style-name="P11" draw:layer="layout" svg:width="7.414cm" svg:height="0.357cm" svg:x="3.034cm" svg:y="24.548cm">
          <draw:text-box>
            <text:p text:style-name="P4"><text:span text:style-name="T4">(https://codeforces.com/problemset/problem/1987/C)</text:span></text:p>
          </draw:text-box>
        </draw:frame>
        <draw:path draw:style-name="gr7" draw:text-style-name="P8" draw:layer="layout" svg:width="0.333cm" svg:height="0.334cm" svg:x="3.145cm" svg:y="25.528cm" svg:viewBox="0 0 334 335" svg:d="M0 282v-229c0-7 1-14 4-20 2-7 6-12 11-17 6-5 12-9 18-12 7-2 13-4 20-4h228c7 0 14 2 20 4 7 3 12 7 17 12s9 10 12 17c3 6 4 13 4 20v229c0 7-1 13-4 20-3 6-7 12-12 17s-10 9-17 12c-6 2-13 4-20 4h-228c-7 0-13-2-20-4-6-3-12-7-18-12-5-5-9-11-11-17-3-7-4-13-4-20z">
          <text:p/>
        </draw:path>
        <draw:path draw:style-name="gr8" draw:text-style-name="P9" draw:layer="layout" svg:width="0.333cm" svg:height="0.334cm" svg:x="3.145cm" svg:y="25.528cm" svg:viewBox="0 0 334 335" svg:d="M0 282v-229c0-7 1-14 4-20 2-7 6-12 11-17 6-5 12-9 18-12 7-2 13-4 20-4h228c7 0 14 2 20 4 7 3 12 7 17 12s9 10 12 17c3 6 4 13 4 20v229c0 7-1 13-4 20-3 6-7 12-12 17s-10 9-17 12c-6 2-13 4-20 4h-228c-7 0-13-2-20-4-6-3-12-7-18-12-5-5-9-11-11-17-3-7-4-13-4-20z">
          <text:p/>
        </draw:path>
        <draw:path draw:style-name="gr9" draw:text-style-name="P10" draw:layer="layout" svg:width="0.318cm" svg:height="0.318cm" svg:x="3.152cm" svg:y="25.536cm" svg:viewBox="0 0 319 319" svg:d="M0 265v-212c0-7 2-14 4-20 3-7 7-12 12-17s11-9 17-12c7-2 13-4 20-4h213c7 0 14 2 20 4 7 3 12 7 17 12s9 10 12 17c3 6 4 13 4 20v212c0 7-1 14-4 20-3 7-7 12-12 18-5 5-10 9-17 12-6 2-13 4-20 4h-213c-7 0-13-2-20-4-6-3-12-7-17-12-5-6-9-11-12-18-2-6-4-13-4-20z">
          <text:p/>
        </draw:path>
        <draw:frame draw:style-name="gr10" draw:text-style-name="P11" draw:layer="layout" svg:width="0.532cm" svg:height="0.357cm" svg:x="2.505cm" svg:y="25.58cm">
          <draw:text-box>
            <text:p text:style-name="P4"><text:span text:style-name="T4">26. </text:span></text:p>
          </draw:text-box>
        </draw:frame>
        <draw:path draw:style-name="gr11" draw:text-style-name="P12" draw:layer="layout" svg:width="7.377cm" svg:height="0.027cm" svg:x="5.627cm" svg:y="25.893cm" svg:viewBox="0 0 7378 28" svg:d="M4930 28h-1567v-28h1567zM5022 0h2356v28h-2356zM3272 28h-2838v-28h2838zM342 28h-342v-28h342z">
          <text:p/>
        </draw:path>
        <draw:path draw:style-name="gr11" draw:text-style-name="P12" draw:layer="layout" svg:width="7.589cm" svg:height="0.027cm" svg:x="3.033cm" svg:y="26.475cm" svg:viewBox="0 0 7590 28" svg:d="M7484 28h-2355v-28h2355zM7573 0h17v28h-17zM5037 28h-1567v-28h1567zM3379 28h-2839v-28h2839zM448 28h-334v-28h334zM24 28h-24v-28h24z">
          <text:p/>
        </draw:path>
        <draw:frame draw:style-name="gr10" draw:text-style-name="P11" draw:layer="layout" svg:width="9.444cm" svg:height="0.357cm" svg:x="3.563cm" svg:y="25.58cm">
          <draw:text-box>
            <text:p text:style-name="P4"><text:span text:style-name="T4"><text:s/>CF 1984C1 – https://codeforces.com/problemset/problem/1984/C1</text:span></text:p>
          </draw:text-box>
        </draw:frame>
        <draw:frame draw:style-name="gr10" draw:text-style-name="P11" draw:layer="layout" svg:width="7.59cm" svg:height="0.357cm" svg:x="3.034cm" svg:y="26.162cm">
          <draw:text-box>
            <text:p text:style-name="P4"><text:span text:style-name="T4">(https://codeforces.com/problemset/problem/1984/C1)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17.039cm" svg:height="23.257cm" svg:x="1.975cm" svg:y="1.975cm" svg:viewBox="0 0 17040 23258" draw:points="0,0 17040,0 17040,23258 0,23258">
          <text:p/>
        </draw:polygon>
        <draw:frame draw:style-name="gr5" draw:text-style-name="P6" draw:layer="layout" svg:width="10.13cm" svg:height="1.005cm" svg:x="5.77cm" svg:y="2.116cm">
          <draw:text-box>
            <text:p text:style-name="P4"><text:span text:style-name="T2"><text:s/>Level 4: Elite Challenges</text:span></text:p>
          </draw:text-box>
        </draw:frame>
        <draw:path draw:style-name="gr7" draw:text-style-name="P8" draw:layer="layout" svg:width="0.333cm" svg:height="0.334cm" svg:x="3.145cm" svg:y="3.647cm" svg:viewBox="0 0 334 335" svg:d="M0 282v-229c0-7 1-14 4-20 2-7 6-12 11-17 6-5 12-9 18-12 7-2 13-4 20-4h228c7 0 14 2 20 4 7 3 12 7 17 12s9 10 12 17c3 6 4 13 4 20v229c0 7-1 13-4 20-3 6-7 12-12 17s-10 9-17 12c-6 2-13 4-20 4h-228c-7 0-13-2-20-4-6-3-12-7-18-12-5-5-9-11-11-17-3-7-4-13-4-20z">
          <text:p/>
        </draw:path>
        <draw:path draw:style-name="gr8" draw:text-style-name="P9" draw:layer="layout" svg:width="0.333cm" svg:height="0.334cm" svg:x="3.145cm" svg:y="3.647cm" svg:viewBox="0 0 334 335" svg:d="M0 282v-229c0-7 1-14 4-20 2-7 6-12 11-17 6-5 12-9 18-12 7-2 13-4 20-4h228c7 0 14 2 20 4 7 3 12 7 17 12s9 10 12 17c3 6 4 13 4 20v229c0 7-1 13-4 20-3 6-7 12-12 17s-10 9-17 12c-6 2-13 4-20 4h-228c-7 0-13-2-20-4-6-3-12-7-18-12-5-5-9-11-11-17-3-7-4-13-4-20z">
          <text:p/>
        </draw:path>
        <draw:path draw:style-name="gr9" draw:text-style-name="P10" draw:layer="layout" svg:width="0.318cm" svg:height="0.318cm" svg:x="3.152cm" svg:y="3.655cm" svg:viewBox="0 0 319 319" svg:d="M0 265v-212c0-7 2-14 4-20 3-7 7-12 12-17s11-9 17-12c7-3 13-4 20-4h213c7 0 14 1 20 4 7 3 12 7 17 12s9 10 12 17c3 6 4 13 4 20v212c0 7-1 13-4 20-3 6-7 12-12 17s-10 10-17 13c-6 2-13 4-20 4h-213c-7 0-13-2-20-4-6-3-12-8-17-13s-9-11-12-17c-2-7-4-13-4-20z">
          <text:p/>
        </draw:path>
        <draw:frame draw:style-name="gr10" draw:text-style-name="P11" draw:layer="layout" svg:width="0.355cm" svg:height="0.357cm" svg:x="2.69cm" svg:y="3.699cm">
          <draw:text-box>
            <text:p text:style-name="P4"><text:span text:style-name="T4">1. </text:span></text:p>
          </draw:text-box>
        </draw:frame>
        <draw:path draw:style-name="gr11" draw:text-style-name="P12" draw:layer="layout" svg:width="5.665cm" svg:height="0.027cm" svg:x="8.539cm" svg:y="4.012cm" svg:viewBox="0 0 5666 28" svg:d="M5125 28h-1179v-28h1179zM5216 0h450v28h-450zM3854 28h-1620v-28h1620zM2040 28h-1607v-28h1607zM342 28h-342v-28h342z">
          <text:p/>
        </draw:path>
        <draw:path draw:style-name="gr11" draw:text-style-name="P12" draw:layer="layout" svg:width="5.877cm" svg:height="0.027cm" svg:x="3.033cm" svg:y="4.594cm" svg:viewBox="0 0 5878 28" svg:d="M5772 28h-449v-28h449zM5862 0h16v28h-16zM5231 28h-1179v-28h1179zM3960 28h-1620v-28h1620zM2147 28h-1607v-28h1607zM448 28h-334v-28h334zM24 28h-24v-28h24z">
          <text:p/>
        </draw:path>
        <draw:frame draw:style-name="gr10" draw:text-style-name="P11" draw:layer="layout" svg:width="10.661cm" svg:height="0.357cm" svg:x="3.563cm" svg:y="3.699cm">
          <draw:text-box>
            <text:p text:style-name="P4"><text:span text:style-name="T4"><text:s/>AtCoder dp_h – TSP with Bitmask https://atcoder.jp/contests/dp/tasks/dp_h</text:span></text:p>
          </draw:text-box>
        </draw:frame>
        <draw:frame draw:style-name="gr10" draw:text-style-name="P11" draw:layer="layout" svg:width="5.897cm" svg:height="0.357cm" svg:x="3.034cm" svg:y="4.281cm">
          <draw:text-box>
            <text:p text:style-name="P4"><text:span text:style-name="T4">(https://atcoder.jp/contests/dp/tasks/dp_h)</text:span></text:p>
          </draw:text-box>
        </draw:frame>
        <draw:path draw:style-name="gr7" draw:text-style-name="P8" draw:layer="layout" svg:width="0.333cm" svg:height="0.333cm" svg:x="3.145cm" svg:y="4.838cm" svg:viewBox="0 0 334 334" svg:d="M0 280v-227c0-7 1-14 4-20 2-7 6-13 11-18 6-5 12-8 18-11 7-3 13-4 20-4h228c7 0 14 1 20 4 7 3 12 6 17 11s9 11 12 17c3 7 4 14 4 21v227c0 7-1 14-4 21-3 6-7 12-12 17s-10 9-17 12c-6 3-13 4-20 4h-228c-7 0-13-1-20-4-6-3-12-7-18-12-5-5-9-11-11-17-3-7-4-14-4-21z">
          <text:p/>
        </draw:path>
        <draw:path draw:style-name="gr8" draw:text-style-name="P9" draw:layer="layout" svg:width="0.333cm" svg:height="0.333cm" svg:x="3.145cm" svg:y="4.838cm" svg:viewBox="0 0 334 334" svg:d="M0 280v-227c0-7 1-14 4-20 2-7 6-13 11-18 6-5 12-8 18-11 7-3 13-4 20-4h228c7 0 14 1 20 4 7 3 12 6 17 11s9 11 12 17c3 7 4 14 4 21v227c0 7-1 14-4 21-3 6-7 12-12 17s-10 9-17 12c-6 3-13 4-20 4h-228c-7 0-13-1-20-4-6-3-12-7-18-12-5-5-9-11-11-17-3-7-4-14-4-21z">
          <text:p/>
        </draw:path>
        <draw:path draw:style-name="gr9" draw:text-style-name="P10" draw:layer="layout" svg:width="0.318cm" svg:height="0.317cm" svg:x="3.152cm" svg:y="4.846cm" svg:viewBox="0 0 319 318" svg:d="M0 265v-212c0-7 2-14 4-21 3-6 7-12 12-17s11-9 17-11c7-3 13-4 20-4h213c7 0 14 1 20 4 7 2 12 6 17 11s9 11 12 17c3 7 4 14 4 21v212c0 7-1 14-4 21-3 6-7 12-12 17s-10 9-17 11c-6 3-13 4-20 4h-213c-7 0-13-1-20-4-6-2-12-6-17-11s-9-11-12-17c-2-7-4-14-4-21z">
          <text:p/>
        </draw:path>
        <draw:frame draw:style-name="gr10" draw:text-style-name="P11" draw:layer="layout" svg:width="0.355cm" svg:height="0.357cm" svg:x="2.69cm" svg:y="4.89cm">
          <draw:text-box>
            <text:p text:style-name="P4"><text:span text:style-name="T4">2. </text:span></text:p>
          </draw:text-box>
        </draw:frame>
        <draw:path draw:style-name="gr11" draw:text-style-name="P12" draw:layer="layout" svg:width="5.665cm" svg:height="0.026cm" svg:x="10.374cm" svg:y="5.203cm" svg:viewBox="0 0 5666 27" svg:d="M5126 27h-1179v-27h1179zM5217 0h449v27h-449zM3855 27h-1621v-27h1621zM2040 27h-1606v-27h1606zM342 27h-342v-27h342z">
          <text:p/>
        </draw:path>
        <draw:path draw:style-name="gr11" draw:text-style-name="P12" draw:layer="layout" svg:width="5.877cm" svg:height="0.027cm" svg:x="3.033cm" svg:y="5.785cm" svg:viewBox="0 0 5878 28" svg:d="M5772 28h-449v-28h449zM5862 0h16v28h-16zM5231 28h-1179v-28h1179zM3960 28h-1620v-28h1620zM2147 28h-1607v-28h1607zM448 28h-334v-28h334zM24 28h-24v-28h24z">
          <text:p/>
        </draw:path>
        <draw:frame draw:style-name="gr10" draw:text-style-name="P11" draw:layer="layout" svg:width="12.497cm" svg:height="0.357cm" svg:x="3.563cm" svg:y="4.89cm">
          <draw:text-box>
            <text:p text:style-name="P4"><text:span text:style-name="T4"><text:s/>AtCoder dp_o – Assignment Problem (bitmask) https://atcoder.jp/contests/dp/tasks/dp_o</text:span></text:p>
          </draw:text-box>
        </draw:frame>
        <draw:frame draw:style-name="gr10" draw:text-style-name="P11" draw:layer="layout" svg:width="5.897cm" svg:height="0.357cm" svg:x="3.034cm" svg:y="5.472cm">
          <draw:text-box>
            <text:p text:style-name="P4"><text:span text:style-name="T4">(https://atcoder.jp/contests/dp/tasks/dp_o)</text:span></text:p>
          </draw:text-box>
        </draw:frame>
        <draw:path draw:style-name="gr7" draw:text-style-name="P8" draw:layer="layout" svg:width="0.333cm" svg:height="0.334cm" svg:x="3.145cm" svg:y="6.028cm" svg:viewBox="0 0 334 335" svg:d="M0 282v-229c0-7 1-13 4-20 2-6 6-12 11-17 6-5 12-9 18-12 7-2 13-4 20-4h228c7 0 14 2 20 4 7 3 12 7 17 12s9 11 12 17c3 7 4 13 4 20v229c0 7-1 14-4 20-3 7-7 12-12 17s-10 9-17 12c-6 2-13 4-20 4h-228c-7 0-13-2-20-4-6-3-12-7-18-12-5-5-9-10-11-17-3-6-4-13-4-20z">
          <text:p/>
        </draw:path>
        <draw:path draw:style-name="gr8" draw:text-style-name="P9" draw:layer="layout" svg:width="0.333cm" svg:height="0.334cm" svg:x="3.145cm" svg:y="6.028cm" svg:viewBox="0 0 334 335" svg:d="M0 282v-229c0-7 1-13 4-20 2-6 6-12 11-17 6-5 12-9 18-12 7-2 13-4 20-4h228c7 0 14 2 20 4 7 3 12 7 17 12s9 11 12 17c3 7 4 13 4 20v229c0 7-1 14-4 20-3 7-7 12-12 17s-10 9-17 12c-6 2-13 4-20 4h-228c-7 0-13-2-20-4-6-3-12-7-18-12-5-5-9-10-11-17-3-6-4-13-4-20z">
          <text:p/>
        </draw:path>
        <draw:path draw:style-name="gr9" draw:text-style-name="P10" draw:layer="layout" svg:width="0.318cm" svg:height="0.318cm" svg:x="3.152cm" svg:y="6.036cm" svg:viewBox="0 0 319 319" svg:d="M0 266v-213c0-7 2-13 4-20 3-6 7-12 12-17s11-9 17-12c7-2 13-4 20-4h213c7 0 14 2 20 4 7 3 12 7 17 12s9 11 12 17c3 7 4 13 4 20v213c0 7-1 14-4 20-3 7-7 12-12 17s-10 9-17 12c-6 3-13 4-20 4h-213c-7 0-13-1-20-4-6-3-12-7-17-12s-9-10-12-17c-2-6-4-13-4-20z">
          <text:p/>
        </draw:path>
        <draw:frame draw:style-name="gr10" draw:text-style-name="P11" draw:layer="layout" svg:width="0.355cm" svg:height="0.357cm" svg:x="2.69cm" svg:y="6.08cm">
          <draw:text-box>
            <text:p text:style-name="P4"><text:span text:style-name="T4">3. </text:span></text:p>
          </draw:text-box>
        </draw:frame>
        <draw:frame draw:style-name="gr10" draw:text-style-name="P11" draw:layer="layout" svg:width="8.949cm" svg:height="0.357cm" svg:x="3.563cm" svg:y="6.08cm">
          <draw:text-box>
            <text:p text:style-name="P4"><text:span text:style-name="T4"><text:s/>Sprague–Grundy / Grundy Numbers (theory &amp; small examples)</text:span></text:p>
          </draw:text-box>
        </draw:frame>
        <draw:frame draw:style-name="gr6" draw:text-style-name="P7" draw:layer="layout" svg:width="5.26cm" svg:height="0.712cm" svg:x="7.87cm" svg:y="7.09cm">
          <draw:text-box>
            <text:p text:style-name="P4"><text:span text:style-name="T3">CF Practice – Elite</text:span></text:p>
          </draw:text-box>
        </draw:frame>
        <draw:path draw:style-name="gr7" draw:text-style-name="P8" draw:layer="layout" svg:width="0.333cm" svg:height="0.333cm" svg:x="3.145cm" svg:y="8.304cm" svg:viewBox="0 0 334 334" svg:d="M0 281v-228c0-7 1-14 4-20 2-7 6-13 11-18 6-5 12-8 18-11 7-3 13-4 20-4h228c7 0 14 1 20 4 7 3 12 6 17 11s9 11 12 18c3 6 4 13 4 20v228c0 7-1 14-4 21-3 6-7 12-12 17s-10 9-17 11c-6 3-13 4-20 4h-228c-7 0-13-1-20-4-6-2-12-6-18-11-5-5-9-11-11-17-3-7-4-14-4-21z">
          <text:p/>
        </draw:path>
        <draw:path draw:style-name="gr8" draw:text-style-name="P9" draw:layer="layout" svg:width="0.333cm" svg:height="0.333cm" svg:x="3.145cm" svg:y="8.304cm" svg:viewBox="0 0 334 334" svg:d="M0 281v-228c0-7 1-14 4-20 2-7 6-13 11-18 6-5 12-8 18-11 7-3 13-4 20-4h228c7 0 14 1 20 4 7 3 12 6 17 11s9 11 12 18c3 6 4 13 4 20v228c0 7-1 14-4 21-3 6-7 12-12 17s-10 9-17 11c-6 3-13 4-20 4h-228c-7 0-13-1-20-4-6-2-12-6-18-11-5-5-9-11-11-17-3-7-4-14-4-21z">
          <text:p/>
        </draw:path>
        <draw:path draw:style-name="gr9" draw:text-style-name="P10" draw:layer="layout" svg:width="0.318cm" svg:height="0.317cm" svg:x="3.152cm" svg:y="8.312cm" svg:viewBox="0 0 319 318" svg:d="M0 265v-212c0-7 2-14 4-21 3-6 7-12 12-17s11-8 17-11c7-3 13-4 20-4h213c7 0 14 1 20 4 7 3 12 6 17 11s9 11 12 17c3 7 4 14 4 21v212c0 7-1 14-4 21-3 6-7 12-12 17s-10 9-17 11c-6 3-13 4-20 4h-213c-7 0-13-1-20-4-6-2-12-6-17-11s-9-11-12-17c-2-7-4-14-4-21z">
          <text:p/>
        </draw:path>
        <draw:frame draw:style-name="gr10" draw:text-style-name="P11" draw:layer="layout" svg:width="0.355cm" svg:height="0.357cm" svg:x="2.69cm" svg:y="8.356cm">
          <draw:text-box>
            <text:p text:style-name="P4"><text:span text:style-name="T4">4. </text:span></text:p>
          </draw:text-box>
        </draw:frame>
        <draw:polygon draw:style-name="gr11" draw:text-style-name="P12" draw:layer="layout" svg:width="2.47cm" svg:height="0.026cm" svg:x="5.433cm" svg:y="8.669cm" svg:viewBox="0 0 2471 27" draw:points="0,0 2471,0 2471,27 0,27">
          <text:p/>
        </draw:polygon>
        <draw:path draw:style-name="gr11" draw:text-style-name="P12" draw:layer="layout" svg:width="7.483cm" svg:height="0.026cm" svg:x="7.903cm" svg:y="8.669cm" svg:viewBox="0 0 7484 27" svg:d="M7378 27h-2161v-27h2161zM7468 0h16v27h-16zM5126 27h-1568v-27h1568zM3467 27h-2839v-27h2839zM536 27h-334v-27h334zM112 27h-112v-27h112z">
          <text:p/>
        </draw:path>
        <draw:frame draw:style-name="gr10" draw:text-style-name="P11" draw:layer="layout" svg:width="11.825cm" svg:height="0.357cm" svg:x="3.563cm" svg:y="8.356cm">
          <draw:text-box>
            <text:p text:style-name="P4"><text:span text:style-name="T4"><text:s/>CF 1400E – Clear the Multiset (https://codeforces.com/problemset/problem/1400/E)</text:span></text:p>
          </draw:text-box>
        </draw:frame>
        <draw:path draw:style-name="gr7" draw:text-style-name="P8" draw:layer="layout" svg:width="0.333cm" svg:height="0.334cm" svg:x="3.145cm" svg:y="8.912cm" svg:viewBox="0 0 334 335" svg:d="M0 282v-229c0-7 1-13 4-20 2-6 6-12 11-17 6-5 12-9 18-12 7-2 13-4 20-4h228c7 0 14 2 20 4 7 3 12 7 17 12s9 11 12 17c3 7 4 13 4 20v229c0 7-1 14-4 20-3 7-7 12-12 17s-10 9-17 12c-6 2-13 4-20 4h-228c-7 0-13-2-20-4-6-3-12-7-18-12-5-5-9-10-11-17-3-6-4-13-4-20z">
          <text:p/>
        </draw:path>
        <draw:path draw:style-name="gr8" draw:text-style-name="P9" draw:layer="layout" svg:width="0.333cm" svg:height="0.334cm" svg:x="3.145cm" svg:y="8.912cm" svg:viewBox="0 0 334 335" svg:d="M0 282v-229c0-7 1-13 4-20 2-6 6-12 11-17 6-5 12-9 18-12 7-2 13-4 20-4h228c7 0 14 2 20 4 7 3 12 7 17 12s9 11 12 17c3 7 4 13 4 20v229c0 7-1 14-4 20-3 7-7 12-12 17s-10 9-17 12c-6 2-13 4-20 4h-228c-7 0-13-2-20-4-6-3-12-7-18-12-5-5-9-10-11-17-3-6-4-13-4-20z">
          <text:p/>
        </draw:path>
        <draw:path draw:style-name="gr9" draw:text-style-name="P10" draw:layer="layout" svg:width="0.318cm" svg:height="0.318cm" svg:x="3.152cm" svg:y="8.92cm" svg:viewBox="0 0 319 319" svg:d="M0 266v-213c0-7 2-14 4-20 3-6 7-12 12-17s11-9 17-12c7-2 13-4 20-4h213c7 0 14 2 20 4 7 3 12 7 17 12s9 11 12 17 4 13 4 20v213c0 7-1 14-4 20-3 7-7 12-12 17s-10 9-17 12c-6 3-13 4-20 4h-213c-7 0-13-1-20-4-6-3-12-7-17-12s-9-10-12-17c-2-6-4-13-4-20z">
          <text:p/>
        </draw:path>
        <draw:frame draw:style-name="gr10" draw:text-style-name="P11" draw:layer="layout" svg:width="0.355cm" svg:height="0.357cm" svg:x="2.69cm" svg:y="8.964cm">
          <draw:text-box>
            <text:p text:style-name="P4"><text:span text:style-name="T4">5. </text:span></text:p>
          </draw:text-box>
        </draw:frame>
        <draw:polygon draw:style-name="gr11" draw:text-style-name="P12" draw:layer="layout" svg:width="2.029cm" svg:height="0.026cm" svg:x="5.415cm" svg:y="9.278cm" svg:viewBox="0 0 2030 27" draw:points="0,0 2030,0 2030,27 0,27">
          <text:p/>
        </draw:polygon>
        <draw:path draw:style-name="gr11" draw:text-style-name="P12" draw:layer="layout" svg:width="7.465cm" svg:height="0.026cm" svg:x="7.444cm" svg:y="9.278cm" svg:viewBox="0 0 7466 27" svg:d="M7360 27h-2143v-27h2143zM7450 0h16v27h-16zM5126 27h-1569v-27h1569zM3466 27h-2838v-27h2838zM537 27h-335v-27h335zM113 27h-113v-27h113z">
          <text:p/>
        </draw:path>
        <draw:frame draw:style-name="gr10" draw:text-style-name="P11" draw:layer="layout" svg:width="11.348cm" svg:height="0.357cm" svg:x="3.563cm" svg:y="8.964cm">
          <draw:text-box>
            <text:p text:style-name="P4"><text:span text:style-name="T4"><text:s/>CF 1499F – Diameter Cuts (https://codeforces.com/problemset/problem/1499/F)</text:span></text:p>
          </draw:text-box>
        </draw:frame>
        <draw:path draw:style-name="gr7" draw:text-style-name="P8" draw:layer="layout" svg:width="0.333cm" svg:height="0.333cm" svg:x="3.145cm" svg:y="9.521cm" svg:viewBox="0 0 334 334" svg:d="M0 280v-227c0-7 1-14 4-20 2-7 6-13 11-18 6-4 12-8 18-11 7-3 13-4 20-4h228c7 0 14 1 20 4 7 3 12 7 17 11 5 5 9 11 12 18 3 6 4 13 4 20v227c0 7-1 14-4 21s-7 13-12 18-10 9-17 11c-6 3-13 4-20 4h-228c-7 0-13-1-20-4-6-2-12-6-18-11-5-5-9-11-11-18-3-7-4-14-4-21z">
          <text:p/>
        </draw:path>
        <draw:path draw:style-name="gr8" draw:text-style-name="P9" draw:layer="layout" svg:width="0.333cm" svg:height="0.333cm" svg:x="3.145cm" svg:y="9.521cm" svg:viewBox="0 0 334 334" svg:d="M0 280v-227c0-7 1-14 4-20 2-7 6-13 11-18 6-4 12-8 18-11 7-3 13-4 20-4h228c7 0 14 1 20 4 7 3 12 7 17 11 5 5 9 11 12 18 3 6 4 13 4 20v227c0 7-1 14-4 21s-7 13-12 18-10 9-17 11c-6 3-13 4-20 4h-228c-7 0-13-1-20-4-6-2-12-6-18-11-5-5-9-11-11-18-3-7-4-14-4-21z">
          <text:p/>
        </draw:path>
        <draw:path draw:style-name="gr9" draw:text-style-name="P10" draw:layer="layout" svg:width="0.318cm" svg:height="0.317cm" svg:x="3.152cm" svg:y="9.529cm" svg:viewBox="0 0 319 318" svg:d="M0 265v-212c0-7 2-14 4-20 3-7 7-13 12-18s11-8 17-11c7-3 13-4 20-4h213c7 0 14 1 20 4 7 3 12 6 17 11s9 11 12 18c3 6 4 13 4 20v212c0 8-1 14-4 21-3 6-7 12-12 17s-10 9-17 11c-6 3-13 4-20 4h-213c-7 0-13-1-20-4-6-2-12-6-17-11s-9-11-12-17c-2-7-4-13-4-21z">
          <text:p/>
        </draw:path>
        <draw:frame draw:style-name="gr10" draw:text-style-name="P11" draw:layer="layout" svg:width="0.355cm" svg:height="0.357cm" svg:x="2.69cm" svg:y="9.573cm">
          <draw:text-box>
            <text:p text:style-name="P4"><text:span text:style-name="T4">6. </text:span></text:p>
          </draw:text-box>
        </draw:frame>
        <draw:path draw:style-name="gr11" draw:text-style-name="P12" draw:layer="layout" svg:width="7.2cm" svg:height="0.027cm" svg:x="5.451cm" svg:y="9.886cm" svg:viewBox="0 0 7201 28" svg:d="M4930 28h-1568v-28h1568zM5021 0h2180v28h-2180zM3271 28h-2838v-28h2838zM342 28h-342v-28h342z">
          <text:p/>
        </draw:path>
        <draw:path draw:style-name="gr11" draw:text-style-name="P12" draw:layer="layout" svg:width="7.412cm" svg:height="0.027cm" svg:x="3.033cm" svg:y="10.468cm" svg:viewBox="0 0 7413 28" svg:d="M7307 28h-2178v-28h2178zM7397 0h16v28h-16zM5037 28h-1567v-28h1567zM3379 28h-2839v-28h2839zM448 28h-334v-28h334zM24 28h-24v-28h24z">
          <text:p/>
        </draw:path>
        <draw:frame draw:style-name="gr10" draw:text-style-name="P11" draw:layer="layout" svg:width="9.09cm" svg:height="0.357cm" svg:x="3.563cm" svg:y="9.573cm">
          <draw:text-box>
            <text:p text:style-name="P4"><text:span text:style-name="T4"><text:s/>CF 2036D – https://codeforces.com/problemset/problem/2036/D</text:span></text:p>
          </draw:text-box>
        </draw:frame>
        <draw:frame draw:style-name="gr10" draw:text-style-name="P11" draw:layer="layout" svg:width="7.414cm" svg:height="0.357cm" svg:x="3.034cm" svg:y="10.155cm">
          <draw:text-box>
            <text:p text:style-name="P4"><text:span text:style-name="T4">(https://codeforces.com/problemset/problem/2036/D)</text:span></text:p>
          </draw:text-box>
        </draw:frame>
        <draw:path draw:style-name="gr7" draw:text-style-name="P8" draw:layer="layout" svg:width="0.333cm" svg:height="0.333cm" svg:x="3.145cm" svg:y="10.712cm" svg:viewBox="0 0 334 334" svg:d="M0 281v-228c0-8 1-14 4-21 2-6 6-12 11-17 6-5 12-9 18-11 7-3 13-4 20-4h228c7 0 14 1 20 4 7 2 12 6 17 11s9 11 12 17c3 7 4 13 4 21v228c0 7-1 14-4 20-3 7-7 12-12 17s-10 9-17 12c-6 3-13 4-20 4h-228c-7 0-13-1-20-4-6-3-12-7-18-12-5-5-9-10-11-17-3-6-4-13-4-20z">
          <text:p/>
        </draw:path>
        <draw:path draw:style-name="gr8" draw:text-style-name="P9" draw:layer="layout" svg:width="0.333cm" svg:height="0.333cm" svg:x="3.145cm" svg:y="10.712cm" svg:viewBox="0 0 334 334" svg:d="M0 281v-228c0-8 1-14 4-21 2-6 6-12 11-17 6-5 12-9 18-11 7-3 13-4 20-4h228c7 0 14 1 20 4 7 2 12 6 17 11s9 11 12 17c3 7 4 13 4 21v228c0 7-1 14-4 20-3 7-7 12-12 17s-10 9-17 12c-6 3-13 4-20 4h-228c-7 0-13-1-20-4-6-3-12-7-18-12-5-5-9-10-11-17-3-6-4-13-4-20z">
          <text:p/>
        </draw:path>
        <draw:path draw:style-name="gr9" draw:text-style-name="P10" draw:layer="layout" svg:width="0.318cm" svg:height="0.317cm" svg:x="3.152cm" svg:y="10.72cm" svg:viewBox="0 0 319 318" svg:d="M0 265v-213c0-7 2-13 4-20 3-6 7-12 12-17s11-9 17-11c7-3 13-4 20-4h213c7 0 14 1 20 4 7 2 12 6 17 11s9 11 12 17c3 7 4 13 4 20v213c0 7-1 14-4 20-3 7-7 13-12 18-5 4-10 8-17 11-6 3-13 4-20 4h-213c-7 0-13-1-20-4-6-3-12-7-17-11-5-5-9-11-12-18-2-6-4-13-4-20z">
          <text:p/>
        </draw:path>
        <draw:frame draw:style-name="gr10" draw:text-style-name="P11" draw:layer="layout" svg:width="0.355cm" svg:height="0.357cm" svg:x="2.69cm" svg:y="10.763cm">
          <draw:text-box>
            <text:p text:style-name="P4"><text:span text:style-name="T4">7. </text:span></text:p>
          </draw:text-box>
        </draw:frame>
        <draw:path draw:style-name="gr11" draw:text-style-name="P12" draw:layer="layout" svg:width="7.2cm" svg:height="0.026cm" svg:x="5.451cm" svg:y="11.077cm" svg:viewBox="0 0 7201 27" svg:d="M4930 27h-1568v-27h1568zM5021 0h2180v27h-2180zM3271 27h-2838v-27h2838zM342 27h-342v-27h342z">
          <text:p/>
        </draw:path>
        <draw:path draw:style-name="gr11" draw:text-style-name="P12" draw:layer="layout" svg:width="7.412cm" svg:height="0.026cm" svg:x="3.033cm" svg:y="11.659cm" svg:viewBox="0 0 7413 27" svg:d="M7307 27h-2178v-27h2178zM7397 0h16v27h-16zM5037 27h-1567v-27h1567zM3379 27h-2839v-27h2839zM448 27h-334v-27h334zM24 27h-24v-27h24z">
          <text:p/>
        </draw:path>
        <draw:frame draw:style-name="gr10" draw:text-style-name="P11" draw:layer="layout" svg:width="9.09cm" svg:height="0.357cm" svg:x="3.563cm" svg:y="10.763cm">
          <draw:text-box>
            <text:p text:style-name="P4"><text:span text:style-name="T4"><text:s/>CF 2036C – https://codeforces.com/problemset/problem/2036/C</text:span></text:p>
          </draw:text-box>
        </draw:frame>
        <draw:frame draw:style-name="gr10" draw:text-style-name="P11" draw:layer="layout" svg:width="7.414cm" svg:height="0.357cm" svg:x="3.034cm" svg:y="11.346cm">
          <draw:text-box>
            <text:p text:style-name="P4"><text:span text:style-name="T4">(https://codeforces.com/problemset/problem/2036/C)</text:span></text:p>
          </draw:text-box>
        </draw:frame>
        <draw:path draw:style-name="gr7" draw:text-style-name="P8" draw:layer="layout" svg:width="0.333cm" svg:height="0.334cm" svg:x="3.145cm" svg:y="11.902cm" svg:viewBox="0 0 334 335" svg:d="M0 282v-229c0-7 1-14 4-20 2-7 6-12 11-17 6-5 12-9 18-12 7-2 13-4 20-4h228c7 0 14 2 20 4 7 3 12 7 17 12s9 10 12 17c3 6 4 13 4 20v229c0 7-1 13-4 20-3 6-7 12-12 17s-10 9-17 12c-6 2-13 4-20 4h-228c-7 0-13-2-20-4-6-3-12-7-18-12-5-5-9-11-11-17-3-7-4-13-4-20z">
          <text:p/>
        </draw:path>
        <draw:path draw:style-name="gr8" draw:text-style-name="P9" draw:layer="layout" svg:width="0.333cm" svg:height="0.334cm" svg:x="3.145cm" svg:y="11.902cm" svg:viewBox="0 0 334 335" svg:d="M0 282v-229c0-7 1-14 4-20 2-7 6-12 11-17 6-5 12-9 18-12 7-2 13-4 20-4h228c7 0 14 2 20 4 7 3 12 7 17 12s9 10 12 17c3 6 4 13 4 20v229c0 7-1 13-4 20-3 6-7 12-12 17s-10 9-17 12c-6 2-13 4-20 4h-228c-7 0-13-2-20-4-6-3-12-7-18-12-5-5-9-11-11-17-3-7-4-13-4-20z">
          <text:p/>
        </draw:path>
        <draw:path draw:style-name="gr9" draw:text-style-name="P10" draw:layer="layout" svg:width="0.318cm" svg:height="0.318cm" svg:x="3.152cm" svg:y="11.91cm" svg:viewBox="0 0 319 319" svg:d="M0 265v-212c0-7 2-14 4-20 3-7 7-12 12-17s11-9 17-12c7-2 13-4 20-4h213c7 0 14 2 20 4 7 3 12 7 17 12s9 10 12 17c3 6 4 13 4 20v212c0 7-1 13-4 20-3 6-7 13-12 18s-10 9-17 12c-6 2-13 4-20 4h-213c-7 0-13-2-20-4-6-3-12-7-17-12s-9-12-12-18c-2-7-4-13-4-20z">
          <text:p/>
        </draw:path>
        <draw:frame draw:style-name="gr10" draw:text-style-name="P11" draw:layer="layout" svg:width="0.355cm" svg:height="0.357cm" svg:x="2.69cm" svg:y="11.954cm">
          <draw:text-box>
            <text:p text:style-name="P4"><text:span text:style-name="T4">8. </text:span></text:p>
          </draw:text-box>
        </draw:frame>
        <draw:path draw:style-name="gr11" draw:text-style-name="P12" draw:layer="layout" svg:width="7.183cm" svg:height="0.027cm" svg:x="5.433cm" svg:y="12.267cm" svg:viewBox="0 0 7184 28" svg:d="M4931 28h-1568v-28h1568zM5022 0h2162v28h-2162zM3272 28h-2838v-28h2838zM342 28h-342v-28h342z">
          <text:p/>
        </draw:path>
        <draw:path draw:style-name="gr11" draw:text-style-name="P12" draw:layer="layout" svg:width="7.394cm" svg:height="0.027cm" svg:x="3.033cm" svg:y="12.849cm" svg:viewBox="0 0 7395 28" svg:d="M7290 28h-2161v-28h2161zM7379 0h16v28h-16zM5037 28h-1567v-28h1567zM3379 28h-2839v-28h2839zM448 28h-334v-28h334zM24 28h-24v-28h24z">
          <text:p/>
        </draw:path>
        <draw:frame draw:style-name="gr10" draw:text-style-name="P11" draw:layer="layout" svg:width="9.055cm" svg:height="0.357cm" svg:x="3.563cm" svg:y="11.954cm">
          <draw:text-box>
            <text:p text:style-name="P4"><text:span text:style-name="T4"><text:s/>CF 2034B – https://codeforces.com/problemset/problem/2034/B</text:span></text:p>
          </draw:text-box>
        </draw:frame>
        <draw:frame draw:style-name="gr10" draw:text-style-name="P11" draw:layer="layout" svg:width="7.396cm" svg:height="0.357cm" svg:x="3.034cm" svg:y="12.536cm">
          <draw:text-box>
            <text:p text:style-name="P4"><text:span text:style-name="T4">(https://codeforces.com/problemset/problem/2034/B)</text:span></text:p>
          </draw:text-box>
        </draw:frame>
        <draw:path draw:style-name="gr7" draw:text-style-name="P8" draw:layer="layout" svg:width="0.333cm" svg:height="0.333cm" svg:x="3.145cm" svg:y="13.093cm" svg:viewBox="0 0 334 334" svg:d="M0 281v-228c0-7 1-14 4-21 2-6 6-12 11-17 6-5 12-8 18-11 7-3 13-4 20-4h228c7 0 14 1 20 4 7 3 12 6 17 11s9 11 12 18c3 6 4 13 4 20v228c0 7-1 14-4 21-3 6-7 12-12 17s-10 8-17 11c-6 3-13 4-20 4h-228c-7 0-13-1-20-4-6-3-12-6-18-11-5-5-9-11-11-17-3-7-4-14-4-21z">
          <text:p/>
        </draw:path>
        <draw:path draw:style-name="gr8" draw:text-style-name="P9" draw:layer="layout" svg:width="0.333cm" svg:height="0.333cm" svg:x="3.145cm" svg:y="13.093cm" svg:viewBox="0 0 334 334" svg:d="M0 281v-228c0-7 1-14 4-21 2-6 6-12 11-17 6-5 12-8 18-11 7-3 13-4 20-4h228c7 0 14 1 20 4 7 3 12 6 17 11s9 11 12 18c3 6 4 13 4 20v228c0 7-1 14-4 21-3 6-7 12-12 17s-10 8-17 11c-6 3-13 4-20 4h-228c-7 0-13-1-20-4-6-3-12-6-18-11-5-5-9-11-11-17-3-7-4-14-4-21z">
          <text:p/>
        </draw:path>
        <draw:path draw:style-name="gr9" draw:text-style-name="P10" draw:layer="layout" svg:width="0.318cm" svg:height="0.317cm" svg:x="3.152cm" svg:y="13.101cm" svg:viewBox="0 0 319 318" svg:d="M0 265v-212c0-7 2-14 4-21 3-6 7-12 12-17s11-9 17-11c7-3 13-4 20-4h213c7 0 14 1 20 4 7 2 12 6 17 11s9 11 12 17c3 7 4 14 4 21v212c0 7-1 14-4 21-3 6-7 12-12 17s-10 9-17 11c-6 3-13 4-20 4h-213c-7 0-13-1-20-4-6-2-12-6-17-11s-9-11-12-17c-2-7-4-14-4-21z">
          <text:p/>
        </draw:path>
        <draw:frame draw:style-name="gr10" draw:text-style-name="P11" draw:layer="layout" svg:width="0.355cm" svg:height="0.357cm" svg:x="2.69cm" svg:y="13.145cm">
          <draw:text-box>
            <text:p text:style-name="P4"><text:span text:style-name="T4">9. </text:span></text:p>
          </draw:text-box>
        </draw:frame>
        <draw:path draw:style-name="gr11" draw:text-style-name="P12" draw:layer="layout" svg:width="7.2cm" svg:height="0.026cm" svg:x="5.451cm" svg:y="13.458cm" svg:viewBox="0 0 7201 27" svg:d="M4930 27h-1568v-27h1568zM5021 0h2180v27h-2180zM3271 27h-2838v-27h2838zM342 27h-342v-27h342z">
          <text:p/>
        </draw:path>
        <draw:path draw:style-name="gr11" draw:text-style-name="P12" draw:layer="layout" svg:width="7.412cm" svg:height="0.027cm" svg:x="3.033cm" svg:y="14.04cm" svg:viewBox="0 0 7413 28" svg:d="M7307 28h-2178v-28h2178zM7397 0h16v28h-16zM5037 28h-1567v-28h1567zM3379 28h-2839v-28h2839zM448 28h-334v-28h334zM24 28h-24v-28h24z">
          <text:p/>
        </draw:path>
        <draw:frame draw:style-name="gr10" draw:text-style-name="P11" draw:layer="layout" svg:width="9.09cm" svg:height="0.357cm" svg:x="3.563cm" svg:y="13.145cm">
          <draw:text-box>
            <text:p text:style-name="P4"><text:span text:style-name="T4"><text:s/>CF 2026C – https://codeforces.com/problemset/problem/2026/C</text:span></text:p>
          </draw:text-box>
        </draw:frame>
        <draw:frame draw:style-name="gr10" draw:text-style-name="P11" draw:layer="layout" svg:width="7.414cm" svg:height="0.357cm" svg:x="3.034cm" svg:y="13.727cm">
          <draw:text-box>
            <text:p text:style-name="P4"><text:span text:style-name="T4">(https://codeforces.com/problemset/problem/2026/C)</text:span></text:p>
          </draw:text-box>
        </draw:frame>
        <draw:path draw:style-name="gr7" draw:text-style-name="P8" draw:layer="layout" svg:width="0.333cm" svg:height="0.334cm" svg:x="3.145cm" svg:y="14.283cm" svg:viewBox="0 0 334 335" svg:d="M0 282v-229c0-7 1-13 4-20 2-6 6-12 11-17 6-5 12-9 18-12 7-2 13-4 20-4h228c7 0 14 2 20 4 7 3 12 7 17 12s9 11 12 17c3 7 4 13 4 20v229c0 7-1 14-4 20-3 7-7 12-12 17s-10 9-17 12c-6 2-13 4-20 4h-228c-7 0-13-2-20-4-6-3-12-7-18-12-5-5-9-10-11-17-3-6-4-13-4-20z">
          <text:p/>
        </draw:path>
        <draw:path draw:style-name="gr8" draw:text-style-name="P9" draw:layer="layout" svg:width="0.333cm" svg:height="0.334cm" svg:x="3.145cm" svg:y="14.283cm" svg:viewBox="0 0 334 335" svg:d="M0 282v-229c0-7 1-13 4-20 2-6 6-12 11-17 6-5 12-9 18-12 7-2 13-4 20-4h228c7 0 14 2 20 4 7 3 12 7 17 12s9 11 12 17c3 7 4 13 4 20v229c0 7-1 14-4 20-3 7-7 12-12 17s-10 9-17 12c-6 2-13 4-20 4h-228c-7 0-13-2-20-4-6-3-12-7-18-12-5-5-9-10-11-17-3-6-4-13-4-20z">
          <text:p/>
        </draw:path>
        <draw:path draw:style-name="gr9" draw:text-style-name="P10" draw:layer="layout" svg:width="0.318cm" svg:height="0.318cm" svg:x="3.152cm" svg:y="14.291cm" svg:viewBox="0 0 319 319" svg:d="M0 266v-213c0-7 2-13 4-20 3-6 7-12 12-17s11-9 17-12c7-2 13-4 20-4h213c7 0 14 2 20 4 7 3 12 7 17 12s9 11 12 17c3 7 4 13 4 20v213c0 7-1 14-4 20-3 7-7 12-12 17s-10 9-17 12c-6 3-13 4-20 4h-213c-7 0-13-1-20-4-6-3-12-7-17-12s-9-10-12-17c-2-6-4-13-4-20z">
          <text:p/>
        </draw:path>
        <draw:frame draw:style-name="gr10" draw:text-style-name="P11" draw:layer="layout" svg:width="0.532cm" svg:height="0.357cm" svg:x="2.505cm" svg:y="14.335cm">
          <draw:text-box>
            <text:p text:style-name="P4"><text:span text:style-name="T4">10. </text:span></text:p>
          </draw:text-box>
        </draw:frame>
        <draw:path draw:style-name="gr11" draw:text-style-name="P12" draw:layer="layout" svg:width="7.2cm" svg:height="0.026cm" svg:x="5.451cm" svg:y="14.649cm" svg:viewBox="0 0 7201 27" svg:d="M4930 27h-1568v-27h1568zM5021 0h2180v27h-2180zM3271 27h-2838v-27h2838zM342 27h-342v-27h342z">
          <text:p/>
        </draw:path>
        <draw:path draw:style-name="gr11" draw:text-style-name="P12" draw:layer="layout" svg:width="7.412cm" svg:height="0.026cm" svg:x="3.033cm" svg:y="15.231cm" svg:viewBox="0 0 7413 27" svg:d="M7307 27h-2178v-27h2178zM7397 0h16v27h-16zM5037 27h-1567v-27h1567zM3379 27h-2839v-27h2839zM448 27h-334v-27h334zM24 27h-24v-27h24z">
          <text:p/>
        </draw:path>
        <draw:frame draw:style-name="gr10" draw:text-style-name="P11" draw:layer="layout" svg:width="9.09cm" svg:height="0.357cm" svg:x="3.563cm" svg:y="14.335cm">
          <draw:text-box>
            <text:p text:style-name="P4"><text:span text:style-name="T4"><text:s/>CF 2025C – https://codeforces.com/problemset/problem/2025/C</text:span></text:p>
          </draw:text-box>
        </draw:frame>
        <draw:frame draw:style-name="gr10" draw:text-style-name="P11" draw:layer="layout" svg:width="7.414cm" svg:height="0.357cm" svg:x="3.034cm" svg:y="14.917cm">
          <draw:text-box>
            <text:p text:style-name="P4"><text:span text:style-name="T4">(https://codeforces.com/problemset/problem/2025/C)</text:span></text:p>
          </draw:text-box>
        </draw:frame>
        <draw:path draw:style-name="gr7" draw:text-style-name="P8" draw:layer="layout" svg:width="0.333cm" svg:height="0.333cm" svg:x="3.145cm" svg:y="15.474cm" svg:viewBox="0 0 334 334" svg:d="M0 282v-228c0-7 1-14 4-20 2-7 6-12 11-17 6-5 12-10 18-13 7-3 13-4 20-4h228c7 0 14 1 20 4 7 3 12 8 17 13s9 10 12 17c3 6 4 13 4 20v228c0 7-1 13-4 20-3 6-7 12-12 17s-10 9-17 11c-6 3-13 4-20 4h-228c-7 0-13-1-20-4-6-2-12-6-18-11-5-5-9-11-11-17-3-7-4-13-4-20z">
          <text:p/>
        </draw:path>
        <draw:path draw:style-name="gr8" draw:text-style-name="P9" draw:layer="layout" svg:width="0.333cm" svg:height="0.333cm" svg:x="3.145cm" svg:y="15.474cm" svg:viewBox="0 0 334 334" svg:d="M0 282v-228c0-7 1-14 4-20 2-7 6-12 11-17 6-5 12-10 18-13 7-3 13-4 20-4h228c7 0 14 1 20 4 7 3 12 8 17 13s9 10 12 17c3 6 4 13 4 20v228c0 7-1 13-4 20-3 6-7 12-12 17s-10 9-17 11c-6 3-13 4-20 4h-228c-7 0-13-1-20-4-6-2-12-6-18-11-5-5-9-11-11-17-3-7-4-13-4-20z">
          <text:p/>
        </draw:path>
        <draw:path draw:style-name="gr9" draw:text-style-name="P10" draw:layer="layout" svg:width="0.318cm" svg:height="0.318cm" svg:x="3.152cm" svg:y="15.482cm" svg:viewBox="0 0 319 319" svg:d="M0 266v-213c0-7 2-14 4-20 3-7 7-13 12-17 5-5 11-9 17-12 7-3 13-4 20-4h213c7 0 14 1 20 4 7 3 12 7 17 12 5 4 9 10 12 17 3 6 4 13 4 20v213c0 7-1 13-4 20-3 6-7 12-12 17s-10 9-17 12c-6 2-13 4-20 4h-213c-7 0-13-2-20-4-6-3-12-7-17-12s-9-11-12-17c-2-7-4-13-4-20z">
          <text:p/>
        </draw:path>
        <draw:frame draw:style-name="gr10" draw:text-style-name="P11" draw:layer="layout" svg:width="0.532cm" svg:height="0.357cm" svg:x="2.531cm" svg:y="15.526cm">
          <draw:text-box>
            <text:p text:style-name="P4"><text:span text:style-name="T4">11. </text:span></text:p>
          </draw:text-box>
        </draw:frame>
        <draw:path draw:style-name="gr11" draw:text-style-name="P12" draw:layer="layout" svg:width="7.2cm" svg:height="0.027cm" svg:x="5.451cm" svg:y="15.839cm" svg:viewBox="0 0 7201 28" svg:d="M4930 28h-1568v-28h1568zM5021 0h2180v28h-2180zM3271 28h-2838v-28h2838zM342 28h-342v-28h342z">
          <text:p/>
        </draw:path>
        <draw:path draw:style-name="gr11" draw:text-style-name="P12" draw:layer="layout" svg:width="7.412cm" svg:height="0.027cm" svg:x="3.033cm" svg:y="16.421cm" svg:viewBox="0 0 7413 28" svg:d="M7307 28h-2178v-28h2178zM7397 0h16v28h-16zM5037 28h-1567v-28h1567zM3379 28h-2839v-28h2839zM448 28h-334v-28h334zM24 28h-24v-28h24z">
          <text:p/>
        </draw:path>
        <draw:frame draw:style-name="gr10" draw:text-style-name="P11" draw:layer="layout" svg:width="9.09cm" svg:height="0.357cm" svg:x="3.563cm" svg:y="15.526cm">
          <draw:text-box>
            <text:p text:style-name="P4"><text:span text:style-name="T4"><text:s/>CF 2020C – https://codeforces.com/problemset/problem/2020/C</text:span></text:p>
          </draw:text-box>
        </draw:frame>
        <draw:frame draw:style-name="gr10" draw:text-style-name="P11" draw:layer="layout" svg:width="7.414cm" svg:height="0.357cm" svg:x="3.034cm" svg:y="16.108cm">
          <draw:text-box>
            <text:p text:style-name="P4"><text:span text:style-name="T4">(https://codeforces.com/problemset/problem/2020/C)</text:span></text:p>
          </draw:text-box>
        </draw:frame>
        <draw:path draw:style-name="gr7" draw:text-style-name="P8" draw:layer="layout" svg:width="0.333cm" svg:height="0.333cm" svg:x="3.145cm" svg:y="16.665cm" svg:viewBox="0 0 334 334" svg:d="M0 281v-228c0-7 1-14 4-21 2-6 6-12 11-17 6-5 12-9 18-11 7-3 13-4 20-4h228c7 0 14 1 20 4 7 2 12 6 17 11s9 11 12 17c3 7 4 14 4 21v228c0 7-1 14-4 20-3 7-7 13-12 18s-10 8-17 11c-6 3-13 4-20 4h-228c-7 0-13-1-20-4-6-3-12-6-18-11-5-5-9-11-11-18-3-6-4-13-4-20z">
          <text:p/>
        </draw:path>
        <draw:path draw:style-name="gr8" draw:text-style-name="P9" draw:layer="layout" svg:width="0.333cm" svg:height="0.333cm" svg:x="3.145cm" svg:y="16.665cm" svg:viewBox="0 0 334 334" svg:d="M0 281v-228c0-7 1-14 4-21 2-6 6-12 11-17 6-5 12-9 18-11 7-3 13-4 20-4h228c7 0 14 1 20 4 7 2 12 6 17 11s9 11 12 17c3 7 4 14 4 21v228c0 7-1 14-4 20-3 7-7 13-12 18s-10 8-17 11c-6 3-13 4-20 4h-228c-7 0-13-1-20-4-6-3-12-6-18-11-5-5-9-11-11-18-3-6-4-13-4-20z">
          <text:p/>
        </draw:path>
        <draw:path draw:style-name="gr9" draw:text-style-name="P10" draw:layer="layout" svg:width="0.318cm" svg:height="0.317cm" svg:x="3.152cm" svg:y="16.673cm" svg:viewBox="0 0 319 318" svg:d="M0 264v-211c0-7 2-14 4-21 3-6 7-12 12-17s11-9 17-11c7-3 13-4 20-4h213c7 0 14 1 20 4 7 2 12 6 17 11s9 11 12 17c3 7 4 14 4 21v211c0 7-1 14-4 20-3 8-7 14-12 19s-10 8-17 11c-6 3-13 4-20 4h-213c-7 0-13-1-20-4-6-3-12-6-17-11s-9-11-12-19c-2-6-4-13-4-20z">
          <text:p/>
        </draw:path>
        <draw:frame draw:style-name="gr10" draw:text-style-name="P11" draw:layer="layout" svg:width="0.532cm" svg:height="0.357cm" svg:x="2.505cm" svg:y="16.717cm">
          <draw:text-box>
            <text:p text:style-name="P4"><text:span text:style-name="T4">12. </text:span></text:p>
          </draw:text-box>
        </draw:frame>
        <draw:path draw:style-name="gr11" draw:text-style-name="P12" draw:layer="layout" svg:width="7.183cm" svg:height="0.026cm" svg:x="5.433cm" svg:y="17.03cm" svg:viewBox="0 0 7184 27" svg:d="M4931 27h-1568v-27h1568zM5022 0h2162v27h-2162zM3272 27h-2838v-27h2838zM342 27h-342v-27h342z">
          <text:p/>
        </draw:path>
        <draw:path draw:style-name="gr11" draw:text-style-name="P12" draw:layer="layout" svg:width="7.394cm" svg:height="0.026cm" svg:x="3.033cm" svg:y="17.612cm" svg:viewBox="0 0 7395 27" svg:d="M7290 27h-2161v-27h2161zM7379 0h16v27h-16zM5037 27h-1567v-27h1567zM3379 27h-2839v-27h2839zM448 27h-334v-27h334zM24 27h-24v-27h24z">
          <text:p/>
        </draw:path>
        <draw:frame draw:style-name="gr10" draw:text-style-name="P11" draw:layer="layout" svg:width="9.055cm" svg:height="0.357cm" svg:x="3.563cm" svg:y="16.717cm">
          <draw:text-box>
            <text:p text:style-name="P4"><text:span text:style-name="T4"><text:s/>CF 2019B – https://codeforces.com/problemset/problem/2019/B</text:span></text:p>
          </draw:text-box>
        </draw:frame>
        <draw:frame draw:style-name="gr10" draw:text-style-name="P11" draw:layer="layout" svg:width="7.396cm" svg:height="0.357cm" svg:x="3.034cm" svg:y="17.299cm">
          <draw:text-box>
            <text:p text:style-name="P4"><text:span text:style-name="T4">(https://codeforces.com/problemset/problem/2019/B)</text:span></text:p>
          </draw:text-box>
        </draw:frame>
        <draw:path draw:style-name="gr7" draw:text-style-name="P8" draw:layer="layout" svg:width="0.333cm" svg:height="0.334cm" svg:x="3.145cm" svg:y="17.855cm" svg:viewBox="0 0 334 335" svg:d="M0 281v-228c0-7 1-14 4-20 2-6 6-12 11-17 6-5 12-9 18-12 7-2 13-4 20-4h228c7 0 14 2 20 4 7 3 12 7 17 12s9 11 12 17 4 13 4 20v228c0 7-1 15-4 21-3 7-7 12-12 17s-10 9-17 12c-6 2-13 4-20 4h-228c-7 0-13-2-20-4-6-3-12-7-18-12-5-5-9-10-11-17-3-6-4-14-4-21z">
          <text:p/>
        </draw:path>
        <draw:path draw:style-name="gr8" draw:text-style-name="P9" draw:layer="layout" svg:width="0.333cm" svg:height="0.334cm" svg:x="3.145cm" svg:y="17.855cm" svg:viewBox="0 0 334 335" svg:d="M0 281v-228c0-7 1-14 4-20 2-6 6-12 11-17 6-5 12-9 18-12 7-2 13-4 20-4h228c7 0 14 2 20 4 7 3 12 7 17 12s9 11 12 17 4 13 4 20v228c0 7-1 15-4 21-3 7-7 12-12 17s-10 9-17 12c-6 2-13 4-20 4h-228c-7 0-13-2-20-4-6-3-12-7-18-12-5-5-9-10-11-17-3-6-4-14-4-21z">
          <text:p/>
        </draw:path>
        <draw:path draw:style-name="gr9" draw:text-style-name="P10" draw:layer="layout" svg:width="0.318cm" svg:height="0.318cm" svg:x="3.152cm" svg:y="17.863cm" svg:viewBox="0 0 319 319" svg:d="M0 266v-212c0-8 2-15 4-21 3-7 7-12 12-17s11-9 17-12c7-2 13-4 20-4h213c7 0 14 2 20 4 7 3 12 7 17 12s9 10 12 17c3 6 4 13 4 21v212c0 7-1 14-4 20-3 7-7 12-12 17s-10 9-17 12c-6 2-13 4-20 4h-213c-7 0-13-2-20-4-6-3-12-7-17-12s-9-10-12-17c-2-6-4-13-4-20z">
          <text:p/>
        </draw:path>
        <draw:frame draw:style-name="gr10" draw:text-style-name="P11" draw:layer="layout" svg:width="0.532cm" svg:height="0.357cm" svg:x="2.505cm" svg:y="17.907cm">
          <draw:text-box>
            <text:p text:style-name="P4"><text:span text:style-name="T4">13. </text:span></text:p>
          </draw:text-box>
        </draw:frame>
        <draw:path draw:style-name="gr11" draw:text-style-name="P12" draw:layer="layout" svg:width="7.2cm" svg:height="0.027cm" svg:x="5.451cm" svg:y="18.22cm" svg:viewBox="0 0 7201 28" svg:d="M4930 28h-1568v-28h1568zM5021 0h2180v28h-2180zM3271 28h-2838v-28h2838zM342 28h-342v-28h342z">
          <text:p/>
        </draw:path>
        <draw:path draw:style-name="gr11" draw:text-style-name="P12" draw:layer="layout" svg:width="7.412cm" svg:height="0.026cm" svg:x="3.033cm" svg:y="18.803cm" svg:viewBox="0 0 7413 27" svg:d="M7307 27h-2178v-27h2178zM7397 0h16v27h-16zM5037 27h-1567v-27h1567zM3379 27h-2839v-27h2839zM448 27h-334v-27h334zM24 27h-24v-27h24z">
          <text:p/>
        </draw:path>
        <draw:frame draw:style-name="gr10" draw:text-style-name="P11" draw:layer="layout" svg:width="9.09cm" svg:height="0.357cm" svg:x="3.563cm" svg:y="17.907cm">
          <draw:text-box>
            <text:p text:style-name="P4"><text:span text:style-name="T4"><text:s/>CF 1999D – https://codeforces.com/problemset/problem/1999/D</text:span></text:p>
          </draw:text-box>
        </draw:frame>
        <draw:frame draw:style-name="gr10" draw:text-style-name="P11" draw:layer="layout" svg:width="7.414cm" svg:height="0.357cm" svg:x="3.034cm" svg:y="18.489cm">
          <draw:text-box>
            <text:p text:style-name="P4"><text:span text:style-name="T4">(https://codeforces.com/problemset/problem/1999/D)</text:span></text:p>
          </draw:text-box>
        </draw:frame>
        <draw:path draw:style-name="gr7" draw:text-style-name="P8" draw:layer="layout" svg:width="0.333cm" svg:height="0.333cm" svg:x="3.145cm" svg:y="19.046cm" svg:viewBox="0 0 334 334" svg:d="M0 281v-228c0-7 1-14 4-20 2-7 6-13 11-18 6-4 12-8 18-11 7-3 13-4 20-4h228c7 0 14 1 20 4 7 3 12 7 17 11 5 5 9 11 12 18 3 6 4 13 4 20v228c0 7-1 14-4 21-3 6-7 12-12 17s-10 9-17 11c-6 3-13 4-20 4h-228c-7 0-13-1-20-4-6-2-12-6-18-11-5-5-9-11-11-17-3-7-4-14-4-21z">
          <text:p/>
        </draw:path>
        <draw:path draw:style-name="gr8" draw:text-style-name="P9" draw:layer="layout" svg:width="0.333cm" svg:height="0.333cm" svg:x="3.145cm" svg:y="19.046cm" svg:viewBox="0 0 334 334" svg:d="M0 281v-228c0-7 1-14 4-20 2-7 6-13 11-18 6-4 12-8 18-11 7-3 13-4 20-4h228c7 0 14 1 20 4 7 3 12 7 17 11 5 5 9 11 12 18 3 6 4 13 4 20v228c0 7-1 14-4 21-3 6-7 12-12 17s-10 9-17 11c-6 3-13 4-20 4h-228c-7 0-13-1-20-4-6-2-12-6-18-11-5-5-9-11-11-17-3-7-4-14-4-21z">
          <text:p/>
        </draw:path>
        <draw:path draw:style-name="gr9" draw:text-style-name="P10" draw:layer="layout" svg:width="0.318cm" svg:height="0.317cm" svg:x="3.152cm" svg:y="19.054cm" svg:viewBox="0 0 319 318" svg:d="M0 265v-212c0-7 2-14 4-20 3-7 7-13 12-18s11-8 17-11c7-3 13-4 20-4h213c7 0 14 1 20 4 7 3 12 6 17 11s9 11 12 18c3 6 4 13 4 20v212c0 8-1 14-4 21-3 6-7 12-12 17s-10 9-17 11c-6 3-13 4-20 4h-213c-7 0-13-1-20-4-6-2-12-6-17-11s-9-11-12-17c-2-7-4-13-4-21z">
          <text:p/>
        </draw:path>
        <draw:frame draw:style-name="gr10" draw:text-style-name="P11" draw:layer="layout" svg:width="0.532cm" svg:height="0.357cm" svg:x="2.505cm" svg:y="19.098cm">
          <draw:text-box>
            <text:p text:style-name="P4"><text:span text:style-name="T4">14. </text:span></text:p>
          </draw:text-box>
        </draw:frame>
        <draw:path draw:style-name="gr11" draw:text-style-name="P12" draw:layer="layout" svg:width="7.2cm" svg:height="0.027cm" svg:x="5.451cm" svg:y="19.411cm" svg:viewBox="0 0 7201 28" svg:d="M4930 28h-1568v-28h1568zM5021 0h2180v28h-2180zM3271 28h-2838v-28h2838zM342 28h-342v-28h342z">
          <text:p/>
        </draw:path>
        <draw:path draw:style-name="gr11" draw:text-style-name="P12" draw:layer="layout" svg:width="7.412cm" svg:height="0.027cm" svg:x="3.033cm" svg:y="19.993cm" svg:viewBox="0 0 7413 28" svg:d="M7307 28h-2178v-28h2178zM7397 0h16v28h-16zM5037 28h-1567v-28h1567zM3379 28h-2839v-28h2839zM448 28h-334v-28h334zM24 28h-24v-28h24z">
          <text:p/>
        </draw:path>
        <draw:frame draw:style-name="gr10" draw:text-style-name="P11" draw:layer="layout" svg:width="9.09cm" svg:height="0.357cm" svg:x="3.563cm" svg:y="19.098cm">
          <draw:text-box>
            <text:p text:style-name="P4"><text:span text:style-name="T4"><text:s/>CF 1993C – https://codeforces.com/problemset/problem/1993/C</text:span></text:p>
          </draw:text-box>
        </draw:frame>
        <draw:frame draw:style-name="gr10" draw:text-style-name="P11" draw:layer="layout" svg:width="7.414cm" svg:height="0.357cm" svg:x="3.034cm" svg:y="19.68cm">
          <draw:text-box>
            <text:p text:style-name="P4"><text:span text:style-name="T4">(https://codeforces.com/problemset/problem/1993/C)</text:span></text:p>
          </draw:text-box>
        </draw:frame>
        <draw:path draw:style-name="gr7" draw:text-style-name="P8" draw:layer="layout" svg:width="0.333cm" svg:height="0.333cm" svg:x="3.145cm" svg:y="20.237cm" svg:viewBox="0 0 334 334" svg:d="M0 281v-228c0-8 1-14 4-21 2-6 6-12 11-17 6-5 12-9 18-11 7-3 13-4 20-4h228c7 0 14 1 20 4 7 2 12 6 17 11s9 11 12 17c3 7 4 13 4 21v228c0 7-1 14-4 20-3 7-7 12-12 17s-10 9-17 12c-6 3-13 4-20 4h-228c-7 0-13-1-20-4-6-3-12-7-18-12-5-5-9-10-11-17-3-6-4-13-4-20z">
          <text:p/>
        </draw:path>
        <draw:path draw:style-name="gr8" draw:text-style-name="P9" draw:layer="layout" svg:width="0.333cm" svg:height="0.333cm" svg:x="3.145cm" svg:y="20.237cm" svg:viewBox="0 0 334 334" svg:d="M0 281v-228c0-8 1-14 4-21 2-6 6-12 11-17 6-5 12-9 18-11 7-3 13-4 20-4h228c7 0 14 1 20 4 7 2 12 6 17 11s9 11 12 17c3 7 4 13 4 21v228c0 7-1 14-4 20-3 7-7 12-12 17s-10 9-17 12c-6 3-13 4-20 4h-228c-7 0-13-1-20-4-6-3-12-7-18-12-5-5-9-10-11-17-3-6-4-13-4-20z">
          <text:p/>
        </draw:path>
        <draw:path draw:style-name="gr9" draw:text-style-name="P10" draw:layer="layout" svg:width="0.318cm" svg:height="0.317cm" svg:x="3.152cm" svg:y="20.245cm" svg:viewBox="0 0 319 318" svg:d="M0 265v-213c0-7 2-13 4-20 3-6 7-12 12-17s11-9 17-11c7-3 13-4 20-4h213c7 0 14 1 20 4 7 2 12 6 17 11s9 11 12 17c3 7 4 13 4 20v213c0 7-1 14-4 20-3 7-7 13-12 18-5 4-10 8-17 11-6 3-13 4-20 4h-213c-7 0-13-1-20-4-6-3-12-7-17-11-5-5-9-11-12-18-2-6-4-13-4-20z">
          <text:p/>
        </draw:path>
        <draw:frame draw:style-name="gr10" draw:text-style-name="P11" draw:layer="layout" svg:width="0.532cm" svg:height="0.357cm" svg:x="2.505cm" svg:y="20.288cm">
          <draw:text-box>
            <text:p text:style-name="P4"><text:span text:style-name="T4">15. </text:span></text:p>
          </draw:text-box>
        </draw:frame>
        <draw:path draw:style-name="gr11" draw:text-style-name="P12" draw:layer="layout" svg:width="7.183cm" svg:height="0.026cm" svg:x="5.433cm" svg:y="20.602cm" svg:viewBox="0 0 7184 27" svg:d="M4931 27h-1568v-27h1568zM5022 0h2162v27h-2162zM3272 27h-2838v-27h2838zM342 27h-342v-27h342z">
          <text:p/>
        </draw:path>
        <draw:path draw:style-name="gr11" draw:text-style-name="P12" draw:layer="layout" svg:width="7.394cm" svg:height="0.026cm" svg:x="3.033cm" svg:y="21.184cm" svg:viewBox="0 0 7395 27" svg:d="M7290 27h-2161v-27h2161zM7379 0h16v27h-16zM5037 27h-1567v-27h1567zM3379 27h-2839v-27h2839zM448 27h-334v-27h334zM24 27h-24v-27h24z">
          <text:p/>
        </draw:path>
        <draw:frame draw:style-name="gr10" draw:text-style-name="P11" draw:layer="layout" svg:width="9.055cm" svg:height="0.357cm" svg:x="3.563cm" svg:y="20.288cm">
          <draw:text-box>
            <text:p text:style-name="P4"><text:span text:style-name="T4"><text:s/>CF 1984B – https://codeforces.com/problemset/problem/1984/B</text:span></text:p>
          </draw:text-box>
        </draw:frame>
        <draw:frame draw:style-name="gr10" draw:text-style-name="P11" draw:layer="layout" svg:width="7.396cm" svg:height="0.357cm" svg:x="3.034cm" svg:y="20.871cm">
          <draw:text-box>
            <text:p text:style-name="P4"><text:span text:style-name="T4">(https://codeforces.com/problemset/problem/1984/B)</text:span></text:p>
          </draw:text-box>
        </draw:frame>
        <draw:path draw:style-name="gr7" draw:text-style-name="P8" draw:layer="layout" svg:width="0.333cm" svg:height="0.334cm" svg:x="3.145cm" svg:y="21.427cm" svg:viewBox="0 0 334 335" svg:d="M0 282v-228c0-8 1-15 4-21 2-7 6-12 11-17 6-5 12-9 18-12 7-2 13-4 20-4h228c7 0 14 2 20 4 7 3 12 7 17 12s9 10 12 17c3 6 4 13 4 21v228c0 7-1 13-4 20-3 6-7 12-12 17s-10 9-17 12c-6 2-13 4-20 4h-228c-7 0-13-2-20-4-6-3-12-7-18-12-5-5-9-11-11-17-3-7-4-13-4-20z">
          <text:p/>
        </draw:path>
        <draw:path draw:style-name="gr8" draw:text-style-name="P9" draw:layer="layout" svg:width="0.333cm" svg:height="0.334cm" svg:x="3.145cm" svg:y="21.427cm" svg:viewBox="0 0 334 335" svg:d="M0 282v-228c0-8 1-15 4-21 2-7 6-12 11-17 6-5 12-9 18-12 7-2 13-4 20-4h228c7 0 14 2 20 4 7 3 12 7 17 12s9 10 12 17c3 6 4 13 4 21v228c0 7-1 13-4 20-3 6-7 12-12 17s-10 9-17 12c-6 2-13 4-20 4h-228c-7 0-13-2-20-4-6-3-12-7-18-12-5-5-9-11-11-17-3-7-4-13-4-20z">
          <text:p/>
        </draw:path>
        <draw:path draw:style-name="gr9" draw:text-style-name="P10" draw:layer="layout" svg:width="0.318cm" svg:height="0.318cm" svg:x="3.152cm" svg:y="21.435cm" svg:viewBox="0 0 319 319" svg:d="M0 265v-212c0-7 2-14 4-20 3-7 7-12 12-17s11-9 17-12c7-3 13-4 20-4h213c7 0 14 1 20 4 7 3 12 7 17 12s9 10 12 17c3 6 4 13 4 20v212c0 7-1 13-4 21-3 6-7 12-12 17s-10 9-17 12c-6 2-13 4-20 4h-213c-7 0-13-2-20-4-6-3-12-7-17-12s-9-11-12-17c-2-8-4-14-4-21z">
          <text:p/>
        </draw:path>
        <draw:frame draw:style-name="gr10" draw:text-style-name="P11" draw:layer="layout" svg:width="0.532cm" svg:height="0.357cm" svg:x="2.505cm" svg:y="21.479cm">
          <draw:text-box>
            <text:p text:style-name="P4"><text:span text:style-name="T4">16. </text:span></text:p>
          </draw:text-box>
        </draw:frame>
        <draw:path draw:style-name="gr11" draw:text-style-name="P12" draw:layer="layout" svg:width="7.183cm" svg:height="0.027cm" svg:x="5.433cm" svg:y="21.792cm" svg:viewBox="0 0 7184 28" svg:d="M4931 28h-1568v-28h1568zM5022 0h2162v28h-2162zM3272 28h-2838v-28h2838zM342 28h-342v-28h342z">
          <text:p/>
        </draw:path>
        <draw:path draw:style-name="gr11" draw:text-style-name="P12" draw:layer="layout" svg:width="7.394cm" svg:height="0.027cm" svg:x="3.033cm" svg:y="22.374cm" svg:viewBox="0 0 7395 28" svg:d="M7290 28h-2161v-28h2161zM7379 0h16v28h-16zM5037 28h-1567v-28h1567zM3379 28h-2839v-28h2839zM448 28h-334v-28h334zM24 28h-24v-28h24z">
          <text:p/>
        </draw:path>
        <draw:frame draw:style-name="gr10" draw:text-style-name="P11" draw:layer="layout" svg:width="9.055cm" svg:height="0.357cm" svg:x="3.563cm" svg:y="21.479cm">
          <draw:text-box>
            <text:p text:style-name="P4"><text:span text:style-name="T4"><text:s/>CF 1983B – https://codeforces.com/problemset/problem/1983/B</text:span></text:p>
          </draw:text-box>
        </draw:frame>
        <draw:frame draw:style-name="gr10" draw:text-style-name="P11" draw:layer="layout" svg:width="7.396cm" svg:height="0.357cm" svg:x="3.034cm" svg:y="22.061cm">
          <draw:text-box>
            <text:p text:style-name="P4"><text:span text:style-name="T4">(https://codeforces.com/problemset/problem/1983/B)</text:span></text:p>
          </draw:text-box>
        </draw:frame>
        <draw:path draw:style-name="gr7" draw:text-style-name="P8" draw:layer="layout" svg:width="0.333cm" svg:height="0.333cm" svg:x="3.145cm" svg:y="22.618cm" svg:viewBox="0 0 334 334" svg:d="M0 281v-228c0-7 1-14 4-21 2-6 6-12 11-17 6-5 12-8 18-11 7-3 13-4 20-4h228c7 0 14 1 20 4 7 3 12 6 17 11s9 11 12 17c3 7 4 14 4 21v228c0 7-1 14-4 21-3 6-7 12-12 17s-10 8-17 11c-6 3-13 4-20 4h-228c-7 0-13-1-20-4-6-3-12-6-18-11-5-5-9-11-11-17-3-7-4-14-4-21z">
          <text:p/>
        </draw:path>
        <draw:path draw:style-name="gr8" draw:text-style-name="P9" draw:layer="layout" svg:width="0.333cm" svg:height="0.333cm" svg:x="3.145cm" svg:y="22.618cm" svg:viewBox="0 0 334 334" svg:d="M0 281v-228c0-7 1-14 4-21 2-6 6-12 11-17 6-5 12-8 18-11 7-3 13-4 20-4h228c7 0 14 1 20 4 7 3 12 6 17 11s9 11 12 17c3 7 4 14 4 21v228c0 7-1 14-4 21-3 6-7 12-12 17s-10 8-17 11c-6 3-13 4-20 4h-228c-7 0-13-1-20-4-6-3-12-6-18-11-5-5-9-11-11-17-3-7-4-14-4-21z">
          <text:p/>
        </draw:path>
        <draw:path draw:style-name="gr9" draw:text-style-name="P10" draw:layer="layout" svg:width="0.318cm" svg:height="0.317cm" svg:x="3.152cm" svg:y="22.626cm" svg:viewBox="0 0 319 318" svg:d="M0 265v-211c0-7 2-15 4-22 3-6 7-12 12-17s11-9 17-11c7-3 13-4 20-4h213c7 0 14 1 20 4 7 2 12 6 17 11s9 11 12 17c3 7 4 15 4 22v211c0 7-1 14-4 21-3 6-7 12-12 17s-10 9-17 11c-6 3-13 4-20 4h-213c-7 0-13-1-20-4-6-2-12-6-17-11s-9-11-12-17c-2-7-4-14-4-21z">
          <text:p/>
        </draw:path>
        <draw:frame draw:style-name="gr10" draw:text-style-name="P11" draw:layer="layout" svg:width="0.532cm" svg:height="0.357cm" svg:x="2.505cm" svg:y="22.67cm">
          <draw:text-box>
            <text:p text:style-name="P4"><text:span text:style-name="T4">17. </text:span></text:p>
          </draw:text-box>
        </draw:frame>
        <draw:path draw:style-name="gr11" draw:text-style-name="P12" draw:layer="layout" svg:width="7.2cm" svg:height="0.026cm" svg:x="5.451cm" svg:y="22.983cm" svg:viewBox="0 0 7201 27" svg:d="M4930 27h-1568v-27h1568zM5021 0h2180v27h-2180zM3271 27h-2838v-27h2838zM342 27h-342v-27h342z">
          <text:p/>
        </draw:path>
        <draw:path draw:style-name="gr11" draw:text-style-name="P12" draw:layer="layout" svg:width="7.412cm" svg:height="0.027cm" svg:x="3.033cm" svg:y="23.565cm" svg:viewBox="0 0 7413 28" svg:d="M7307 28h-2178v-28h2178zM7397 0h16v28h-16zM5037 28h-1567v-28h1567zM3379 28h-2839v-28h2839zM448 28h-334v-28h334zM24 28h-24v-28h24z">
          <text:p/>
        </draw:path>
        <draw:frame draw:style-name="gr10" draw:text-style-name="P11" draw:layer="layout" svg:width="9.09cm" svg:height="0.357cm" svg:x="3.563cm" svg:y="22.67cm">
          <draw:text-box>
            <text:p text:style-name="P4"><text:span text:style-name="T4"><text:s/>CF 1980D – https://codeforces.com/problemset/problem/1980/D</text:span></text:p>
          </draw:text-box>
        </draw:frame>
        <draw:frame draw:style-name="gr10" draw:text-style-name="P11" draw:layer="layout" svg:width="7.414cm" svg:height="0.357cm" svg:x="3.034cm" svg:y="23.252cm">
          <draw:text-box>
            <text:p text:style-name="P4"><text:span text:style-name="T4">(https://codeforces.com/problemset/problem/1980/D)</text:span></text:p>
          </draw:text-box>
        </draw:frame>
        <draw:path draw:style-name="gr7" draw:text-style-name="P8" draw:layer="layout" svg:width="0.333cm" svg:height="0.334cm" svg:x="3.145cm" svg:y="23.808cm" svg:viewBox="0 0 334 335" svg:d="M0 282v-228c0-7 1-13 4-20 2-6 6-12 11-17 6-5 12-9 18-12 7-2 13-5 20-5h228c7 0 14 3 20 5 7 3 12 7 17 12s9 11 12 17c3 7 4 13 4 20v228c0 7-1 14-4 20-3 7-7 12-12 17s-10 9-17 12c-6 2-13 4-20 4h-228c-7 0-13-2-20-4-6-3-12-7-18-12-5-5-9-10-11-17-3-6-4-13-4-20z">
          <text:p/>
        </draw:path>
        <draw:path draw:style-name="gr8" draw:text-style-name="P9" draw:layer="layout" svg:width="0.333cm" svg:height="0.334cm" svg:x="3.145cm" svg:y="23.808cm" svg:viewBox="0 0 334 335" svg:d="M0 282v-228c0-7 1-13 4-20 2-6 6-12 11-17 6-5 12-9 18-12 7-2 13-5 20-5h228c7 0 14 3 20 5 7 3 12 7 17 12s9 11 12 17c3 7 4 13 4 20v228c0 7-1 14-4 20-3 7-7 12-12 17s-10 9-17 12c-6 2-13 4-20 4h-228c-7 0-13-2-20-4-6-3-12-7-18-12-5-5-9-10-11-17-3-6-4-13-4-20z">
          <text:p/>
        </draw:path>
        <draw:path draw:style-name="gr9" draw:text-style-name="P10" draw:layer="layout" svg:width="0.318cm" svg:height="0.318cm" svg:x="3.152cm" svg:y="23.816cm" svg:viewBox="0 0 319 319" svg:d="M0 266v-213c0-7 2-13 4-20 3-6 7-12 12-17s11-9 17-12c7-2 13-4 20-4h213c7 0 14 2 20 4 7 3 12 7 17 12s9 11 12 17c3 7 4 13 4 20v213c0 7-1 14-4 20-3 7-7 12-12 17s-10 9-17 12c-6 3-13 4-20 4h-213c-7 0-13-1-20-4-6-3-12-7-17-12s-9-10-12-17c-2-6-4-13-4-20z">
          <text:p/>
        </draw:path>
        <draw:frame draw:style-name="gr10" draw:text-style-name="P11" draw:layer="layout" svg:width="0.532cm" svg:height="0.357cm" svg:x="2.505cm" svg:y="23.86cm">
          <draw:text-box>
            <text:p text:style-name="P4"><text:span text:style-name="T4">18. </text:span></text:p>
          </draw:text-box>
        </draw:frame>
        <draw:path draw:style-name="gr11" draw:text-style-name="P12" draw:layer="layout" svg:width="7.2cm" svg:height="0.026cm" svg:x="5.451cm" svg:y="24.174cm" svg:viewBox="0 0 7201 27" svg:d="M4930 27h-1568v-27h1568zM5021 0h2180v27h-2180zM3271 27h-2838v-27h2838zM342 27h-342v-27h342z">
          <text:p/>
        </draw:path>
        <draw:path draw:style-name="gr11" draw:text-style-name="P12" draw:layer="layout" svg:width="7.412cm" svg:height="0.026cm" svg:x="3.033cm" svg:y="24.756cm" svg:viewBox="0 0 7413 27" svg:d="M7307 27h-2178v-27h2178zM7397 0h16v27h-16zM5037 27h-1567v-27h1567zM3379 27h-2839v-27h2839zM448 27h-334v-27h334zM24 27h-24v-27h24z">
          <text:p/>
        </draw:path>
        <draw:frame draw:style-name="gr10" draw:text-style-name="P11" draw:layer="layout" svg:width="9.09cm" svg:height="0.357cm" svg:x="3.563cm" svg:y="23.86cm">
          <draw:text-box>
            <text:p text:style-name="P4"><text:span text:style-name="T4"><text:s/>CF 1978C – https://codeforces.com/problemset/problem/1978/C</text:span></text:p>
          </draw:text-box>
        </draw:frame>
        <draw:frame draw:style-name="gr10" draw:text-style-name="P11" draw:layer="layout" svg:width="7.414cm" svg:height="0.357cm" svg:x="3.034cm" svg:y="24.442cm">
          <draw:text-box>
            <text:p text:style-name="P4"><text:span text:style-name="T4">(https://codeforces.com/problemset/problem/1978/C)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DejaVu Sans" svg:font-family="'DejaVu Sans'" style:font-family-generic="system" style:font-pitch="variable"/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9cm" fo:margin-bottom="1cm" fo:margin-left="1.9cm" fo:margin-right="1cm" fo:page-width="20.988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5-25T00:49:32.068356229</dc:date>
    <meta:editing-duration>PT4M39S</meta:editing-duration>
    <meta:editing-cycles>1</meta:editing-cycles>
    <meta:document-statistic meta:object-count="706"/>
    <meta:generator>LibreOffice/25.2.2.2$Linux_X86_64 LibreOffice_project/520$Build-2</meta:generator>
  </office:meta>
</office:document-meta>
</file>